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2"/>
    <style:style style:name="ce16" style:family="table-cell" style:parent-style-name="Default" style:data-style-name="N2">
      <style:table-cell-properties fo:background-color="#999999"/>
    </style:style>
    <style:style style:name="ce17" style:family="table-cell" style:parent-style-name="Default" style:data-style-name="N0"/>
    <style:style style:name="ce18" style:family="table-cell" style:parent-style-name="Default" style:data-style-name="N1"/>
    <style:style style:name="T2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 Regular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default-cell-style-name="ce8"/>
        <table:table-column table:style-name="co2" table:number-columns-repeated="20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867" calcext:value-type="float">
            <text:p>867</text:p>
          </table:table-cell>
          <table:table-cell office:value-type="float" office:value="841" calcext:value-type="float">
            <text:p>841</text:p>
          </table:table-cell>
          <table:table-cell office:value-type="float" office:value="864" calcext:value-type="float">
            <text:p>864</text:p>
          </table:table-cell>
          <table:table-cell office:value-type="float" office:value="843" calcext:value-type="float">
            <text:p>843</text:p>
          </table:table-cell>
          <table:table-cell office:value-type="float" office:value="817" calcext:value-type="float">
            <text:p>817</text:p>
          </table:table-cell>
          <table:table-cell office:value-type="float" office:value="868" calcext:value-type="float">
            <text:p>868</text:p>
          </table:table-cell>
          <table:table-cell office:value-type="float" office:value="861" calcext:value-type="float">
            <text:p>861</text:p>
          </table:table-cell>
          <table:table-cell office:value-type="float" office:value="867" calcext:value-type="float">
            <text:p>867</text:p>
          </table:table-cell>
          <table:table-cell office:value-type="float" office:value="865" calcext:value-type="float">
            <text:p>865</text:p>
          </table:table-cell>
          <table:table-cell office:value-type="float" office:value="845" calcext:value-type="float">
            <text:p>845</text:p>
          </table:table-cell>
          <table:table-cell office:value-type="float" office:value="816" calcext:value-type="float">
            <text:p>816</text:p>
          </table:table-cell>
          <table:table-cell office:value-type="float" office:value="839" calcext:value-type="float">
            <text:p>839</text:p>
          </table:table-cell>
          <table:table-cell office:value-type="float" office:value="875" calcext:value-type="float">
            <text:p>875</text:p>
          </table:table-cell>
          <table:table-cell office:value-type="float" office:value="842" calcext:value-type="float">
            <text:p>842</text:p>
          </table:table-cell>
          <table:table-cell office:value-type="float" office:value="814" calcext:value-type="float">
            <text:p>814</text:p>
          </table:table-cell>
          <table:table-cell office:value-type="float" office:value="862" calcext:value-type="float">
            <text:p>862</text:p>
          </table:table-cell>
          <table:table-cell office:value-type="float" office:value="851" calcext:value-type="float">
            <text:p>851</text:p>
          </table:table-cell>
          <table:table-cell office:value-type="float" office:value="849" calcext:value-type="float">
            <text:p>849</text:p>
          </table:table-cell>
          <table:table-cell office:value-type="float" office:value="870" calcext:value-type="float">
            <text:p>870</text:p>
          </table:table-cell>
          <table:table-cell office:value-type="float" office:value="862" calcext:value-type="float">
            <text:p>862</text:p>
          </table:table-cell>
          <table:table-cell table:formula="of:=IF(COUNT([.B2:.U2])=0;&quot;---&quot;;AVERAGE([.B2:.U2]))" office:value-type="float" office:value="850.9" calcext:value-type="float">
            <text:p>850.90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554" calcext:value-type="float">
            <text:p>554</text:p>
          </table:table-cell>
          <table:table-cell office:value-type="float" office:value="565" calcext:value-type="float">
            <text:p>565</text:p>
          </table:table-cell>
          <table:table-cell office:value-type="float" office:value="612" calcext:value-type="float">
            <text:p>612</text:p>
          </table:table-cell>
          <table:table-cell office:value-type="float" office:value="553" calcext:value-type="float">
            <text:p>553</text:p>
          </table:table-cell>
          <table:table-cell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office:value-type="float" office:value="596" calcext:value-type="float">
            <text:p>596</text:p>
          </table:table-cell>
          <table:table-cell office:value-type="float" office:value="582" calcext:value-type="float">
            <text:p>582</text:p>
          </table:table-cell>
          <table:table-cell office:value-type="float" office:value="593" calcext:value-type="float">
            <text:p>593</text:p>
          </table:table-cell>
          <table:table-cell office:value-type="float" office:value="591" calcext:value-type="float">
            <text:p>591</text:p>
          </table:table-cell>
          <table:table-cell office:value-type="float" office:value="537" calcext:value-type="float">
            <text:p>537</text:p>
          </table:table-cell>
          <table:table-cell office:value-type="float" office:value="618" calcext:value-type="float">
            <text:p>618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589" calcext:value-type="float">
            <text:p>589</text:p>
          </table:table-cell>
          <table:table-cell office:value-type="float" office:value="624" calcext:value-type="float">
            <text:p>624</text:p>
          </table:table-cell>
          <table:table-cell office:value-type="float" office:value="607" calcext:value-type="float">
            <text:p>607</text:p>
          </table:table-cell>
          <table:table-cell office:value-type="float" office:value="543" calcext:value-type="float">
            <text:p>543</text:p>
          </table:table-cell>
          <table:table-cell office:value-type="float" office:value="609" calcext:value-type="float">
            <text:p>609</text:p>
          </table:table-cell>
          <table:table-cell office:value-type="float" office:value="602" calcext:value-type="float">
            <text:p>602</text:p>
          </table:table-cell>
          <table:table-cell table:formula="of:=IF(COUNT([.B3:.U3])=0;&quot;---&quot;;AVERAGE([.B3:.U3]))" office:value-type="float" office:value="584.55" calcext:value-type="float">
            <text:p>584.55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1709" calcext:value-type="float">
            <text:p>1709</text:p>
          </table:table-cell>
          <table:table-cell office:value-type="float" office:value="1724" calcext:value-type="float">
            <text:p>1724</text:p>
          </table:table-cell>
          <table:table-cell office:value-type="float" office:value="1719" calcext:value-type="float">
            <text:p>1719</text:p>
          </table:table-cell>
          <table:table-cell office:value-type="float" office:value="1722" calcext:value-type="float">
            <text:p>1722</text:p>
          </table:table-cell>
          <table:table-cell office:value-type="float" office:value="1690" calcext:value-type="float">
            <text:p>1690</text:p>
          </table:table-cell>
          <table:table-cell office:value-type="float" office:value="1714" calcext:value-type="float">
            <text:p>1714</text:p>
          </table:table-cell>
          <table:table-cell office:value-type="float" office:value="1730" calcext:value-type="float">
            <text:p>1730</text:p>
          </table:table-cell>
          <table:table-cell office:value-type="float" office:value="1737" calcext:value-type="float">
            <text:p>1737</text:p>
          </table:table-cell>
          <table:table-cell office:value-type="float" office:value="1687" calcext:value-type="float">
            <text:p>1687</text:p>
          </table:table-cell>
          <table:table-cell office:value-type="float" office:value="1715" calcext:value-type="float">
            <text:p>1715</text:p>
          </table:table-cell>
          <table:table-cell office:value-type="float" office:value="1674" calcext:value-type="float">
            <text:p>1674</text:p>
          </table:table-cell>
          <table:table-cell office:value-type="float" office:value="1687" calcext:value-type="float">
            <text:p>1687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748" calcext:value-type="float">
            <text:p>1748</text:p>
          </table:table-cell>
          <table:table-cell office:value-type="float" office:value="1735" calcext:value-type="float">
            <text:p>1735</text:p>
          </table:table-cell>
          <table:table-cell office:value-type="float" office:value="1701" calcext:value-type="float">
            <text:p>1701</text:p>
          </table:table-cell>
          <table:table-cell office:value-type="float" office:value="1659" calcext:value-type="float">
            <text:p>1659</text:p>
          </table:table-cell>
          <table:table-cell office:value-type="float" office:value="1739" calcext:value-type="float">
            <text:p>1739</text:p>
          </table:table-cell>
          <table:table-cell table:formula="of:=IF(COUNT([.B4:.U4])=0;&quot;---&quot;;AVERAGE([.B4:.U4]))" office:value-type="float" office:value="1714.6" calcext:value-type="float">
            <text:p>1714.60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968" calcext:value-type="float">
            <text:p>968</text:p>
          </table:table-cell>
          <table:table-cell office:value-type="float" office:value="960" calcext:value-type="float">
            <text:p>960</text:p>
          </table:table-cell>
          <table:table-cell office:value-type="float" office:value="939" calcext:value-type="float">
            <text:p>939</text:p>
          </table:table-cell>
          <table:table-cell office:value-type="float" office:value="936" calcext:value-type="float">
            <text:p>936</text:p>
          </table:table-cell>
          <table:table-cell office:value-type="float" office:value="939" calcext:value-type="float">
            <text:p>939</text:p>
          </table:table-cell>
          <table:table-cell office:value-type="float" office:value="1009" calcext:value-type="float">
            <text:p>1009</text:p>
          </table:table-cell>
          <table:table-cell office:value-type="float" office:value="961" calcext:value-type="float">
            <text:p>961</text:p>
          </table:table-cell>
          <table:table-cell office:value-type="float" office:value="985" calcext:value-type="float">
            <text:p>985</text:p>
          </table:table-cell>
          <table:table-cell office:value-type="float" office:value="975" calcext:value-type="float">
            <text:p>975</text:p>
          </table:table-cell>
          <table:table-cell office:value-type="float" office:value="937" calcext:value-type="float">
            <text:p>937</text:p>
          </table:table-cell>
          <table:table-cell office:value-type="float" office:value="967" calcext:value-type="float">
            <text:p>967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69" calcext:value-type="float">
            <text:p>969</text:p>
          </table:table-cell>
          <table:table-cell office:value-type="float" office:value="939" calcext:value-type="float">
            <text:p>939</text:p>
          </table:table-cell>
          <table:table-cell office:value-type="float" office:value="964" calcext:value-type="float">
            <text:p>964</text:p>
          </table:table-cell>
          <table:table-cell office:value-type="float" office:value="952" calcext:value-type="float">
            <text:p>952</text:p>
          </table:table-cell>
          <table:table-cell office:value-type="float" office:value="963" calcext:value-type="float">
            <text:p>963</text:p>
          </table:table-cell>
          <table:table-cell office:value-type="float" office:value="941" calcext:value-type="float">
            <text:p>941</text:p>
          </table:table-cell>
          <table:table-cell office:value-type="float" office:value="978" calcext:value-type="float">
            <text:p>978</text:p>
          </table:table-cell>
          <table:table-cell table:formula="of:=IF(COUNT([.B5:.U5])=0;&quot;---&quot;;AVERAGE([.B5:.U5]))" office:value-type="float" office:value="960.5" calcext:value-type="float">
            <text:p>960.50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978" calcext:value-type="float">
            <text:p>978</text:p>
          </table:table-cell>
          <table:table-cell office:value-type="float" office:value="971" calcext:value-type="float">
            <text:p>971</text:p>
          </table:table-cell>
          <table:table-cell office:value-type="float" office:value="929" calcext:value-type="float">
            <text:p>929</text:p>
          </table:table-cell>
          <table:table-cell office:value-type="float" office:value="971" calcext:value-type="float">
            <text:p>971</text:p>
          </table:table-cell>
          <table:table-cell office:value-type="float" office:value="953" calcext:value-type="float">
            <text:p>953</text:p>
          </table:table-cell>
          <table:table-cell office:value-type="float" office:value="947" calcext:value-type="float">
            <text:p>947</text:p>
          </table:table-cell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float" office:value="946" calcext:value-type="float">
            <text:p>946</text:p>
          </table:table-cell>
          <table:table-cell office:value-type="float" office:value="956" calcext:value-type="float">
            <text:p>956</text:p>
          </table:table-cell>
          <table:table-cell office:value-type="float" office:value="970" calcext:value-type="float">
            <text:p>970</text:p>
          </table:table-cell>
          <table:table-cell office:value-type="float" office:value="963" calcext:value-type="float">
            <text:p>963</text:p>
          </table:table-cell>
          <table:table-cell office:value-type="float" office:value="955" calcext:value-type="float">
            <text:p>955</text:p>
          </table:table-cell>
          <table:table-cell office:value-type="float" office:value="966" calcext:value-type="float">
            <text:p>966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981" calcext:value-type="float">
            <text:p>981</text:p>
          </table:table-cell>
          <table:table-cell office:value-type="float" office:value="961" calcext:value-type="float">
            <text:p>961</text:p>
          </table:table-cell>
          <table:table-cell table:formula="of:=IF(COUNT([.B6:.U6])=0;&quot;---&quot;;AVERAGE([.B6:.U6]))" office:value-type="float" office:value="963.45" calcext:value-type="float">
            <text:p>963.4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20047" calcext:value-type="float">
            <text:p>20047</text:p>
          </table:table-cell>
          <table:table-cell office:value-type="float" office:value="20096" calcext:value-type="float">
            <text:p>20096</text:p>
          </table:table-cell>
          <table:table-cell office:value-type="float" office:value="20059" calcext:value-type="float">
            <text:p>20059</text:p>
          </table:table-cell>
          <table:table-cell office:value-type="float" office:value="20204" calcext:value-type="float">
            <text:p>20204</text:p>
          </table:table-cell>
          <table:table-cell office:value-type="float" office:value="20083" calcext:value-type="float">
            <text:p>20083</text:p>
          </table:table-cell>
          <table:table-cell office:value-type="float" office:value="20371" calcext:value-type="float">
            <text:p>20371</text:p>
          </table:table-cell>
          <table:table-cell office:value-type="float" office:value="19982" calcext:value-type="float">
            <text:p>19982</text:p>
          </table:table-cell>
          <table:table-cell office:value-type="float" office:value="20241" calcext:value-type="float">
            <text:p>20241</text:p>
          </table:table-cell>
          <table:table-cell office:value-type="float" office:value="20084" calcext:value-type="float">
            <text:p>20084</text:p>
          </table:table-cell>
          <table:table-cell office:value-type="float" office:value="19912" calcext:value-type="float">
            <text:p>19912</text:p>
          </table:table-cell>
          <table:table-cell office:value-type="float" office:value="19817" calcext:value-type="float">
            <text:p>19817</text:p>
          </table:table-cell>
          <table:table-cell office:value-type="float" office:value="20247" calcext:value-type="float">
            <text:p>20247</text:p>
          </table:table-cell>
          <table:table-cell office:value-type="float" office:value="20292" calcext:value-type="float">
            <text:p>20292</text:p>
          </table:table-cell>
          <table:table-cell office:value-type="float" office:value="20464" calcext:value-type="float">
            <text:p>20464</text:p>
          </table:table-cell>
          <table:table-cell office:value-type="float" office:value="20028" calcext:value-type="float">
            <text:p>20028</text:p>
          </table:table-cell>
          <table:table-cell office:value-type="float" office:value="19831" calcext:value-type="float">
            <text:p>19831</text:p>
          </table:table-cell>
          <table:table-cell office:value-type="float" office:value="20211" calcext:value-type="float">
            <text:p>20211</text:p>
          </table:table-cell>
          <table:table-cell office:value-type="float" office:value="20103" calcext:value-type="float">
            <text:p>20103</text:p>
          </table:table-cell>
          <table:table-cell office:value-type="float" office:value="20223" calcext:value-type="float">
            <text:p>20223</text:p>
          </table:table-cell>
          <table:table-cell office:value-type="float" office:value="20335" calcext:value-type="float">
            <text:p>20335</text:p>
          </table:table-cell>
          <table:table-cell table:formula="of:=IF(COUNT([.B7:.U7])=0;&quot;---&quot;;AVERAGE([.B7:.U7]))" office:value-type="float" office:value="20131.5" calcext:value-type="float">
            <text:p>20131.50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19333" calcext:value-type="float">
            <text:p>19333</text:p>
          </table:table-cell>
          <table:table-cell office:value-type="float" office:value="18895" calcext:value-type="float">
            <text:p>18895</text:p>
          </table:table-cell>
          <table:table-cell office:value-type="float" office:value="19053" calcext:value-type="float">
            <text:p>19053</text:p>
          </table:table-cell>
          <table:table-cell office:value-type="float" office:value="19244" calcext:value-type="float">
            <text:p>19244</text:p>
          </table:table-cell>
          <table:table-cell office:value-type="float" office:value="19050" calcext:value-type="float">
            <text:p>19050</text:p>
          </table:table-cell>
          <table:table-cell office:value-type="float" office:value="19145" calcext:value-type="float">
            <text:p>19145</text:p>
          </table:table-cell>
          <table:table-cell office:value-type="float" office:value="19057" calcext:value-type="float">
            <text:p>19057</text:p>
          </table:table-cell>
          <table:table-cell office:value-type="float" office:value="19266" calcext:value-type="float">
            <text:p>19266</text:p>
          </table:table-cell>
          <table:table-cell office:value-type="float" office:value="18894" calcext:value-type="float">
            <text:p>18894</text:p>
          </table:table-cell>
          <table:table-cell office:value-type="float" office:value="19284" calcext:value-type="float">
            <text:p>19284</text:p>
          </table:table-cell>
          <table:table-cell office:value-type="float" office:value="19000" calcext:value-type="float">
            <text:p>19000</text:p>
          </table:table-cell>
          <table:table-cell office:value-type="float" office:value="19353" calcext:value-type="float">
            <text:p>19353</text:p>
          </table:table-cell>
          <table:table-cell office:value-type="float" office:value="19490" calcext:value-type="float">
            <text:p>19490</text:p>
          </table:table-cell>
          <table:table-cell office:value-type="float" office:value="19383" calcext:value-type="float">
            <text:p>19383</text:p>
          </table:table-cell>
          <table:table-cell office:value-type="float" office:value="19100" calcext:value-type="float">
            <text:p>19100</text:p>
          </table:table-cell>
          <table:table-cell office:value-type="float" office:value="19451" calcext:value-type="float">
            <text:p>19451</text:p>
          </table:table-cell>
          <table:table-cell office:value-type="float" office:value="18918" calcext:value-type="float">
            <text:p>18918</text:p>
          </table:table-cell>
          <table:table-cell office:value-type="float" office:value="19207" calcext:value-type="float">
            <text:p>19207</text:p>
          </table:table-cell>
          <table:table-cell office:value-type="float" office:value="19210" calcext:value-type="float">
            <text:p>19210</text:p>
          </table:table-cell>
          <table:table-cell office:value-type="float" office:value="18993" calcext:value-type="float">
            <text:p>18993</text:p>
          </table:table-cell>
          <table:table-cell table:formula="of:=IF(COUNT([.B8:.U8])=0;&quot;---&quot;;AVERAGE([.B8:.U8]))" office:value-type="float" office:value="19166.3" calcext:value-type="float">
            <text:p>19166.30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457" calcext:value-type="float">
            <text:p>457</text:p>
          </table:table-cell>
          <table:table-cell office:value-type="float" office:value="543" calcext:value-type="float">
            <text:p>543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office:value-type="float" office:value="509" calcext:value-type="float">
            <text:p>509</text:p>
          </table:table-cell>
          <table:table-cell office:value-type="float" office:value="544" calcext:value-type="float">
            <text:p>544</text:p>
          </table:table-cell>
          <table:table-cell office:value-type="float" office:value="533" calcext:value-type="float">
            <text:p>533</text:p>
          </table:table-cell>
          <table:table-cell office:value-type="float" office:value="484" calcext:value-type="float">
            <text:p>484</text:p>
          </table:table-cell>
          <table:table-cell office:value-type="float" office:value="514" calcext:value-type="float">
            <text:p>514</text:p>
          </table:table-cell>
          <table:table-cell office:value-type="float" office:value="476" calcext:value-type="float">
            <text:p>476</text:p>
          </table:table-cell>
          <table:table-cell office:value-type="float" office:value="502" calcext:value-type="float">
            <text:p>502</text:p>
          </table:table-cell>
          <table:table-cell office:value-type="float" office:value="527" calcext:value-type="float">
            <text:p>527</text:p>
          </table:table-cell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office:value-type="float" office:value="476" calcext:value-type="float">
            <text:p>476</text:p>
          </table:table-cell>
          <table:table-cell office:value-type="float" office:value="473" calcext:value-type="float">
            <text:p>473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503" calcext:value-type="float">
            <text:p>503</text:p>
          </table:table-cell>
          <table:table-cell office:value-type="float" office:value="538" calcext:value-type="float">
            <text:p>538</text:p>
          </table:table-cell>
          <table:table-cell table:formula="of:=IF(COUNT([.B9:.U9])=0;&quot;---&quot;;AVERAGE([.B9:.U9]))" office:value-type="float" office:value="514.7" calcext:value-type="float">
            <text:p>514.7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65026" calcext:value-type="float">
            <text:p>65026</text:p>
          </table:table-cell>
          <table:table-cell office:value-type="float" office:value="67602" calcext:value-type="float">
            <text:p>67602</text:p>
          </table:table-cell>
          <table:table-cell office:value-type="float" office:value="65405" calcext:value-type="float">
            <text:p>65405</text:p>
          </table:table-cell>
          <table:table-cell office:value-type="float" office:value="65262" calcext:value-type="float">
            <text:p>65262</text:p>
          </table:table-cell>
          <table:table-cell office:value-type="float" office:value="64766" calcext:value-type="float">
            <text:p>64766</text:p>
          </table:table-cell>
          <table:table-cell office:value-type="float" office:value="66167" calcext:value-type="float">
            <text:p>66167</text:p>
          </table:table-cell>
          <table:table-cell office:value-type="float" office:value="65174" calcext:value-type="float">
            <text:p>65174</text:p>
          </table:table-cell>
          <table:table-cell office:value-type="float" office:value="66284" calcext:value-type="float">
            <text:p>66284</text:p>
          </table:table-cell>
          <table:table-cell office:value-type="float" office:value="65377" calcext:value-type="float">
            <text:p>65377</text:p>
          </table:table-cell>
          <table:table-cell office:value-type="float" office:value="66389" calcext:value-type="float">
            <text:p>66389</text:p>
          </table:table-cell>
          <table:table-cell office:value-type="float" office:value="65922" calcext:value-type="float">
            <text:p>65922</text:p>
          </table:table-cell>
          <table:table-cell office:value-type="float" office:value="65760" calcext:value-type="float">
            <text:p>65760</text:p>
          </table:table-cell>
          <table:table-cell office:value-type="float" office:value="65779" calcext:value-type="float">
            <text:p>65779</text:p>
          </table:table-cell>
          <table:table-cell office:value-type="float" office:value="64591" calcext:value-type="float">
            <text:p>64591</text:p>
          </table:table-cell>
          <table:table-cell office:value-type="float" office:value="65648" calcext:value-type="float">
            <text:p>65648</text:p>
          </table:table-cell>
          <table:table-cell office:value-type="float" office:value="65462" calcext:value-type="float">
            <text:p>65462</text:p>
          </table:table-cell>
          <table:table-cell office:value-type="float" office:value="66561" calcext:value-type="float">
            <text:p>66561</text:p>
          </table:table-cell>
          <table:table-cell office:value-type="float" office:value="64970" calcext:value-type="float">
            <text:p>64970</text:p>
          </table:table-cell>
          <table:table-cell office:value-type="float" office:value="66091" calcext:value-type="float">
            <text:p>66091</text:p>
          </table:table-cell>
          <table:table-cell office:value-type="float" office:value="65240" calcext:value-type="float">
            <text:p>65240</text:p>
          </table:table-cell>
          <table:table-cell table:formula="of:=IF(COUNT([.B10:.U10])=0;&quot;---&quot;;AVERAGE([.B10:.U10]))" office:value-type="float" office:value="65673.8" calcext:value-type="float">
            <text:p>65673.8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762" calcext:value-type="float">
            <text:p>762</text:p>
          </table:table-cell>
          <table:table-cell office:value-type="float" office:value="775" calcext:value-type="float">
            <text:p>775</text:p>
          </table:table-cell>
          <table:table-cell office:value-type="float" office:value="790" calcext:value-type="float">
            <text:p>790</text:p>
          </table:table-cell>
          <table:table-cell office:value-type="float" office:value="818" calcext:value-type="float">
            <text:p>818</text:p>
          </table:table-cell>
          <table:table-cell office:value-type="float" office:value="792" calcext:value-type="float">
            <text:p>792</text:p>
          </table:table-cell>
          <table:table-cell office:value-type="float" office:value="762" calcext:value-type="float">
            <text:p>762</text:p>
          </table:table-cell>
          <table:table-cell office:value-type="float" office:value="737" calcext:value-type="float">
            <text:p>737</text:p>
          </table:table-cell>
          <table:table-cell office:value-type="float" office:value="760" calcext:value-type="float">
            <text:p>760</text:p>
          </table:table-cell>
          <table:table-cell office:value-type="float" office:value="763" calcext:value-type="float">
            <text:p>763</text:p>
          </table:table-cell>
          <table:table-cell office:value-type="float" office:value="777" calcext:value-type="float">
            <text:p>777</text:p>
          </table:table-cell>
          <table:table-cell office:value-type="float" office:value="752" calcext:value-type="float">
            <text:p>752</text:p>
          </table:table-cell>
          <table:table-cell office:value-type="float" office:value="786" calcext:value-type="float">
            <text:p>786</text:p>
          </table:table-cell>
          <table:table-cell office:value-type="float" office:value="783" calcext:value-type="float">
            <text:p>783</text:p>
          </table:table-cell>
          <table:table-cell office:value-type="float" office:value="778" calcext:value-type="float">
            <text:p>778</text:p>
          </table:table-cell>
          <table:table-cell office:value-type="float" office:value="792" calcext:value-type="float">
            <text:p>792</text:p>
          </table:table-cell>
          <table:table-cell office:value-type="float" office:value="770" calcext:value-type="float">
            <text:p>770</text:p>
          </table:table-cell>
          <table:table-cell office:value-type="float" office:value="793" calcext:value-type="float">
            <text:p>793</text:p>
          </table:table-cell>
          <table:table-cell office:value-type="float" office:value="749" calcext:value-type="float">
            <text:p>749</text:p>
          </table:table-cell>
          <table:table-cell office:value-type="float" office:value="756" calcext:value-type="float">
            <text:p>756</text:p>
          </table:table-cell>
          <table:table-cell office:value-type="float" office:value="802" calcext:value-type="float">
            <text:p>802</text:p>
          </table:table-cell>
          <table:table-cell table:formula="of:=IF(COUNT([.B11:.U11])=0;&quot;---&quot;;AVERAGE([.B11:.U11]))" office:value-type="float" office:value="774.85" calcext:value-type="float">
            <text:p>774.85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4547" calcext:value-type="float">
            <text:p>14547</text:p>
          </table:table-cell>
          <table:table-cell office:value-type="float" office:value="14673" calcext:value-type="float">
            <text:p>14673</text:p>
          </table:table-cell>
          <table:table-cell office:value-type="float" office:value="14650" calcext:value-type="float">
            <text:p>14650</text:p>
          </table:table-cell>
          <table:table-cell office:value-type="float" office:value="14693" calcext:value-type="float">
            <text:p>14693</text:p>
          </table:table-cell>
          <table:table-cell office:value-type="float" office:value="14676" calcext:value-type="float">
            <text:p>14676</text:p>
          </table:table-cell>
          <table:table-cell office:value-type="float" office:value="14541" calcext:value-type="float">
            <text:p>14541</text:p>
          </table:table-cell>
          <table:table-cell office:value-type="float" office:value="14673" calcext:value-type="float">
            <text:p>14673</text:p>
          </table:table-cell>
          <table:table-cell office:value-type="float" office:value="14707" calcext:value-type="float">
            <text:p>14707</text:p>
          </table:table-cell>
          <table:table-cell office:value-type="float" office:value="14624" calcext:value-type="float">
            <text:p>14624</text:p>
          </table:table-cell>
          <table:table-cell office:value-type="float" office:value="14630" calcext:value-type="float">
            <text:p>14630</text:p>
          </table:table-cell>
          <table:table-cell office:value-type="float" office:value="14687" calcext:value-type="float">
            <text:p>14687</text:p>
          </table:table-cell>
          <table:table-cell office:value-type="float" office:value="14571" calcext:value-type="float">
            <text:p>14571</text:p>
          </table:table-cell>
          <table:table-cell office:value-type="float" office:value="14670" calcext:value-type="float">
            <text:p>14670</text:p>
          </table:table-cell>
          <table:table-cell office:value-type="float" office:value="14594" calcext:value-type="float">
            <text:p>14594</text:p>
          </table:table-cell>
          <table:table-cell office:value-type="float" office:value="14641" calcext:value-type="float">
            <text:p>14641</text:p>
          </table:table-cell>
          <table:table-cell office:value-type="float" office:value="14704" calcext:value-type="float">
            <text:p>14704</text:p>
          </table:table-cell>
          <table:table-cell office:value-type="float" office:value="14655" calcext:value-type="float">
            <text:p>14655</text:p>
          </table:table-cell>
          <table:table-cell office:value-type="float" office:value="14535" calcext:value-type="float">
            <text:p>14535</text:p>
          </table:table-cell>
          <table:table-cell office:value-type="float" office:value="14717" calcext:value-type="float">
            <text:p>14717</text:p>
          </table:table-cell>
          <table:table-cell office:value-type="float" office:value="14655" calcext:value-type="float">
            <text:p>14655</text:p>
          </table:table-cell>
          <table:table-cell table:formula="of:=IF(COUNT([.B12:.U12])=0;&quot;---&quot;;AVERAGE([.B12:.U12]))" office:value-type="float" office:value="14642.15" calcext:value-type="float">
            <text:p>14642.15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928" calcext:value-type="float">
            <text:p>928</text:p>
          </table:table-cell>
          <table:table-cell office:value-type="float" office:value="918" calcext:value-type="float">
            <text:p>918</text:p>
          </table:table-cell>
          <table:table-cell office:value-type="float" office:value="877" calcext:value-type="float">
            <text:p>877</text:p>
          </table:table-cell>
          <table:table-cell office:value-type="float" office:value="922" calcext:value-type="float">
            <text:p>922</text:p>
          </table:table-cell>
          <table:table-cell office:value-type="float" office:value="905" calcext:value-type="float">
            <text:p>905</text:p>
          </table:table-cell>
          <table:table-cell office:value-type="float" office:value="925" calcext:value-type="float">
            <text:p>925</text:p>
          </table:table-cell>
          <table:table-cell office:value-type="float" office:value="935" calcext:value-type="float">
            <text:p>935</text:p>
          </table:table-cell>
          <table:table-cell office:value-type="float" office:value="875" calcext:value-type="float">
            <text:p>875</text:p>
          </table:table-cell>
          <table:table-cell office:value-type="float" office:value="923" calcext:value-type="float">
            <text:p>923</text:p>
          </table:table-cell>
          <table:table-cell office:value-type="float" office:value="912" calcext:value-type="float">
            <text:p>912</text:p>
          </table:table-cell>
          <table:table-cell office:value-type="float" office:value="892" calcext:value-type="float">
            <text:p>892</text:p>
          </table:table-cell>
          <table:table-cell office:value-type="float" office:value="917" calcext:value-type="float">
            <text:p>917</text:p>
          </table:table-cell>
          <table:table-cell office:value-type="float" office:value="931" calcext:value-type="float">
            <text:p>931</text:p>
          </table:table-cell>
          <table:table-cell office:value-type="float" office:value="895" calcext:value-type="float">
            <text:p>895</text:p>
          </table:table-cell>
          <table:table-cell office:value-type="float" office:value="911" calcext:value-type="float">
            <text:p>911</text:p>
          </table:table-cell>
          <table:table-cell office:value-type="float" office:value="916" calcext:value-type="float">
            <text:p>916</text:p>
          </table:table-cell>
          <table:table-cell office:value-type="float" office:value="933" calcext:value-type="float">
            <text:p>933</text:p>
          </table:table-cell>
          <table:table-cell office:value-type="float" office:value="875" calcext:value-type="float">
            <text:p>875</text:p>
          </table:table-cell>
          <table:table-cell office:value-type="float" office:value="914" calcext:value-type="float">
            <text:p>914</text:p>
          </table:table-cell>
          <table:table-cell office:value-type="float" office:value="921" calcext:value-type="float">
            <text:p>921</text:p>
          </table:table-cell>
          <table:table-cell table:formula="of:=IF(COUNT([.B13:.U13])=0;&quot;---&quot;;AVERAGE([.B13:.U13]))" office:value-type="float" office:value="911.25" calcext:value-type="float">
            <text:p>911.25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655" calcext:value-type="float">
            <text:p>1655</text:p>
          </table:table-cell>
          <table:table-cell office:value-type="float" office:value="1672" calcext:value-type="float">
            <text:p>1672</text:p>
          </table:table-cell>
          <table:table-cell office:value-type="float" office:value="1621" calcext:value-type="float">
            <text:p>1621</text:p>
          </table:table-cell>
          <table:table-cell office:value-type="float" office:value="1715" calcext:value-type="float">
            <text:p>1715</text:p>
          </table:table-cell>
          <table:table-cell office:value-type="float" office:value="1725" calcext:value-type="float">
            <text:p>1725</text:p>
          </table:table-cell>
          <table:table-cell office:value-type="float" office:value="1706" calcext:value-type="float">
            <text:p>1706</text:p>
          </table:table-cell>
          <table:table-cell office:value-type="float" office:value="1613" calcext:value-type="float">
            <text:p>1613</text:p>
          </table:table-cell>
          <table:table-cell office:value-type="float" office:value="1691" calcext:value-type="float">
            <text:p>1691</text:p>
          </table:table-cell>
          <table:table-cell office:value-type="float" office:value="1690" calcext:value-type="float">
            <text:p>1690</text:p>
          </table:table-cell>
          <table:table-cell office:value-type="float" office:value="1721" calcext:value-type="float">
            <text:p>1721</text:p>
          </table:table-cell>
          <table:table-cell office:value-type="float" office:value="1608" calcext:value-type="float">
            <text:p>1608</text:p>
          </table:table-cell>
          <table:table-cell office:value-type="float" office:value="1633" calcext:value-type="float">
            <text:p>1633</text:p>
          </table:table-cell>
          <table:table-cell office:value-type="float" office:value="1660" calcext:value-type="float">
            <text:p>1660</text:p>
          </table:table-cell>
          <table:table-cell office:value-type="float" office:value="1626" calcext:value-type="float">
            <text:p>1626</text:p>
          </table:table-cell>
          <table:table-cell office:value-type="float" office:value="1684" calcext:value-type="float">
            <text:p>1684</text:p>
          </table:table-cell>
          <table:table-cell office:value-type="float" office:value="1745" calcext:value-type="float">
            <text:p>1745</text:p>
          </table:table-cell>
          <table:table-cell office:value-type="float" office:value="1632" calcext:value-type="float">
            <text:p>1632</text:p>
          </table:table-cell>
          <table:table-cell office:value-type="float" office:value="1695" calcext:value-type="float">
            <text:p>1695</text:p>
          </table:table-cell>
          <table:table-cell office:value-type="float" office:value="1616" calcext:value-type="float">
            <text:p>1616</text:p>
          </table:table-cell>
          <table:table-cell office:value-type="float" office:value="1737" calcext:value-type="float">
            <text:p>1737</text:p>
          </table:table-cell>
          <table:table-cell table:formula="of:=IF(COUNT([.B14:.U14])=0;&quot;---&quot;;AVERAGE([.B14:.U14]))" office:value-type="float" office:value="1672.25" calcext:value-type="float">
            <text:p>1672.2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0" office:value-type="string" calcext:value-type="string">
            <text:p>---</text:p>
          </table:table-cell>
          <table:table-cell table:formula="of:=IF(COUNT([.B15:.U15])=0;&quot;---&quot;;AVERAGE([.B15:.U15]))" office:value-type="string" office:string-value="---" calcext:value-type="string">
            <text:p>---</text:p>
          </table:table-cell>
          <table:table-cell/>
        </table:table-row>
      </table:table>
      <table:table table:name="a10" table:style-name="ta1">
        <table:table-column table:style-name="co1" table:default-cell-style-name="ce8"/>
        <table:table-column table:style-name="co2" table:number-columns-repeated="20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648" calcext:value-type="float">
            <text:p>648</text:p>
          </table:table-cell>
          <table:table-cell office:value-type="float" office:value="645" calcext:value-type="float">
            <text:p>645</text:p>
          </table:table-cell>
          <table:table-cell office:value-type="float" office:value="619" calcext:value-type="float">
            <text:p>619</text:p>
          </table:table-cell>
          <table:table-cell office:value-type="float" office:value="583" calcext:value-type="float">
            <text:p>583</text:p>
          </table:table-cell>
          <table:table-cell office:value-type="float" office:value="641" calcext:value-type="float">
            <text:p>641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office:value-type="float" office:value="619" calcext:value-type="float">
            <text:p>619</text:p>
          </table:table-cell>
          <table:table-cell office:value-type="float" office:value="602" calcext:value-type="float">
            <text:p>602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645" calcext:value-type="float">
            <text:p>645</text:p>
          </table:table-cell>
          <table:table-cell office:value-type="float" office:value="618" calcext:value-type="float">
            <text:p>618</text:p>
          </table:table-cell>
          <table:table-cell office:value-type="float" office:value="629" calcext:value-type="float">
            <text:p>629</text:p>
          </table:table-cell>
          <table:table-cell office:value-type="float" office:value="609" calcext:value-type="float">
            <text:p>609</text:p>
          </table:table-cell>
          <table:table-cell office:value-type="float" office:value="620" calcext:value-type="float">
            <text:p>620</text:p>
          </table:table-cell>
          <table:table-cell office:value-type="float" office:value="598" calcext:value-type="float">
            <text:p>598</text:p>
          </table:table-cell>
          <table:table-cell office:value-type="float" office:value="639" calcext:value-type="float">
            <text:p>639</text:p>
          </table:table-cell>
          <table:table-cell office:value-type="float" office:value="629" calcext:value-type="float">
            <text:p>629</text:p>
          </table:table-cell>
          <table:table-cell table:formula="of:=IF(COUNT([.B2:.U2])=0;&quot;---&quot;;AVERAGE([.B2:.U2]))" office:value-type="float" office:value="622.4" calcext:value-type="float">
            <text:p>622.40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830" calcext:value-type="float">
            <text:p>830</text:p>
          </table:table-cell>
          <table:table-cell office:value-type="float" office:value="790" calcext:value-type="float">
            <text:p>790</text:p>
          </table:table-cell>
          <table:table-cell office:value-type="float" office:value="849" calcext:value-type="float">
            <text:p>849</text:p>
          </table:table-cell>
          <table:table-cell office:value-type="float" office:value="798" calcext:value-type="float">
            <text:p>798</text:p>
          </table:table-cell>
          <table:table-cell office:value-type="float" office:value="819" calcext:value-type="float">
            <text:p>819</text:p>
          </table:table-cell>
          <table:table-cell office:value-type="float" office:value="866" calcext:value-type="float">
            <text:p>866</text:p>
          </table:table-cell>
          <table:table-cell office:value-type="float" office:value="773" calcext:value-type="float">
            <text:p>773</text:p>
          </table:table-cell>
          <table:table-cell office:value-type="float" office:value="814" calcext:value-type="float">
            <text:p>814</text:p>
          </table:table-cell>
          <table:table-cell office:value-type="float" office:value="811" calcext:value-type="float">
            <text:p>811</text:p>
          </table:table-cell>
          <table:table-cell office:value-type="float" office:value="872" calcext:value-type="float">
            <text:p>872</text:p>
          </table:table-cell>
          <table:table-cell office:value-type="float" office:value="782" calcext:value-type="float">
            <text:p>782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office:value-type="float" office:value="804" calcext:value-type="float">
            <text:p>804</text:p>
          </table:table-cell>
          <table:table-cell office:value-type="float" office:value="856" calcext:value-type="float">
            <text:p>856</text:p>
          </table:table-cell>
          <table:table-cell office:value-type="float" office:value="811" calcext:value-type="float">
            <text:p>811</text:p>
          </table:table-cell>
          <table:table-cell office:value-type="float" office:value="795" calcext:value-type="float">
            <text:p>795</text:p>
          </table:table-cell>
          <table:table-cell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  <table:table-cell office:value-type="float" office:value="799" calcext:value-type="float">
            <text:p>799</text:p>
          </table:table-cell>
          <table:table-cell table:formula="of:=IF(COUNT([.B3:.U3])=0;&quot;---&quot;;AVERAGE([.B3:.U3]))" office:value-type="float" office:value="813.9" calcext:value-type="float">
            <text:p>813.90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float" office:value="2258" calcext:value-type="float">
            <text:p>2258</text:p>
          </table:table-cell>
          <table:table-cell office:value-type="float" office:value="2265" calcext:value-type="float">
            <text:p>2265</text:p>
          </table:table-cell>
          <table:table-cell office:value-type="float" office:value="2285" calcext:value-type="float">
            <text:p>2285</text:p>
          </table:table-cell>
          <table:table-cell office:value-type="float" office:value="2286" calcext:value-type="float">
            <text:p>2286</text:p>
          </table:table-cell>
          <table:table-cell office:value-type="float" office:value="2252" calcext:value-type="float">
            <text:p>2252</text:p>
          </table:table-cell>
          <table:table-cell office:value-type="float" office:value="2335" calcext:value-type="float">
            <text:p>2335</text:p>
          </table:table-cell>
          <table:table-cell office:value-type="float" office:value="2282" calcext:value-type="float">
            <text:p>2282</text:p>
          </table:table-cell>
          <table:table-cell office:value-type="float" office:value="2332" calcext:value-type="float">
            <text:p>2332</text:p>
          </table:table-cell>
          <table:table-cell office:value-type="float" office:value="2253" calcext:value-type="float">
            <text:p>2253</text:p>
          </table:table-cell>
          <table:table-cell office:value-type="float" office:value="2292" calcext:value-type="float">
            <text:p>2292</text:p>
          </table:table-cell>
          <table:table-cell office:value-type="float" office:value="2342" calcext:value-type="float">
            <text:p>2342</text:p>
          </table:table-cell>
          <table:table-cell office:value-type="float" office:value="2336" calcext:value-type="float">
            <text:p>2336</text:p>
          </table:table-cell>
          <table:table-cell office:value-type="float" office:value="2285" calcext:value-type="float">
            <text:p>2285</text:p>
          </table:table-cell>
          <table:table-cell office:value-type="float" office:value="2253" calcext:value-type="float">
            <text:p>2253</text:p>
          </table:table-cell>
          <table:table-cell office:value-type="float" office:value="2257" calcext:value-type="float">
            <text:p>2257</text:p>
          </table:table-cell>
          <table:table-cell office:value-type="float" office:value="2297" calcext:value-type="float">
            <text:p>2297</text:p>
          </table:table-cell>
          <table:table-cell office:value-type="float" office:value="2269" calcext:value-type="float">
            <text:p>2269</text:p>
          </table:table-cell>
          <table:table-cell office:value-type="float" office:value="2272" calcext:value-type="float">
            <text:p>2272</text:p>
          </table:table-cell>
          <table:table-cell table:formula="of:=IF(COUNT([.B4:.U4])=0;&quot;---&quot;;AVERAGE([.B4:.U4]))" office:value-type="float" office:value="2284.15" calcext:value-type="float">
            <text:p>2284.15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1017" calcext:value-type="float">
            <text:p>1017</text:p>
          </table:table-cell>
          <table:table-cell office:value-type="float" office:value="1001" calcext:value-type="float">
            <text:p>1001</text:p>
          </table:table-cell>
          <table:table-cell office:value-type="float" office:value="1043" calcext:value-type="float">
            <text:p>1043</text:p>
          </table:table-cell>
          <table:table-cell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office:value-type="float" office:value="1039" calcext:value-type="float">
            <text:p>1039</text:p>
          </table:table-cell>
          <table:table-cell office:value-type="float" office:value="1057" calcext:value-type="float">
            <text:p>1057</text:p>
          </table:table-cell>
          <table:table-cell office:value-type="float" office:value="998" calcext:value-type="float">
            <text:p>998</text:p>
          </table:table-cell>
          <table:table-cell office:value-type="float" office:value="1013" calcext:value-type="float">
            <text:p>1013</text:p>
          </table:table-cell>
          <table:table-cell office:value-type="float" office:value="1025" calcext:value-type="float">
            <text:p>1025</text:p>
          </table:table-cell>
          <table:table-cell office:value-type="float" office:value="1040" calcext:value-type="float">
            <text:p>1040</text:p>
          </table:table-cell>
          <table:table-cell office:value-type="float" office:value="1037" calcext:value-type="float">
            <text:p>1037</text:p>
          </table:table-cell>
          <table:table-cell office:value-type="float" office:value="1060" calcext:value-type="float">
            <text:p>1060</text:p>
          </table:table-cell>
          <table:table-cell office:value-type="float" office:value="1042" calcext:value-type="float">
            <text:p>1042</text:p>
          </table:table-cell>
          <table:table-cell office:value-type="float" office:value="1010" calcext:value-type="float">
            <text:p>1010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float" office:value="999" calcext:value-type="float">
            <text:p>999</text:p>
          </table:table-cell>
          <table:table-cell table:formula="of:=IF(COUNT([.B5:.U5])=0;&quot;---&quot;;AVERAGE([.B5:.U5]))" office:value-type="float" office:value="1024.9" calcext:value-type="float">
            <text:p>1024.90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1931" calcext:value-type="float">
            <text:p>1931</text:p>
          </table:table-cell>
          <table:table-cell office:value-type="float" office:value="1926" calcext:value-type="float">
            <text:p>1926</text:p>
          </table:table-cell>
          <table:table-cell office:value-type="float" office:value="1949" calcext:value-type="float">
            <text:p>1949</text:p>
          </table:table-cell>
          <table:table-cell office:value-type="float" office:value="1928" calcext:value-type="float">
            <text:p>1928</text:p>
          </table:table-cell>
          <table:table-cell office:value-type="float" office:value="1930" calcext:value-type="float">
            <text:p>1930</text:p>
          </table:table-cell>
          <table:table-cell office:value-type="float" office:value="1937" calcext:value-type="float">
            <text:p>1937</text:p>
          </table:table-cell>
          <table:table-cell office:value-type="float" office:value="1934" calcext:value-type="float">
            <text:p>1934</text:p>
          </table:table-cell>
          <table:table-cell office:value-type="float" office:value="1941" calcext:value-type="float">
            <text:p>1941</text:p>
          </table:table-cell>
          <table:table-cell office:value-type="float" office:value="1953" calcext:value-type="float">
            <text:p>1953</text:p>
          </table:table-cell>
          <table:table-cell office:value-type="float" office:value="1996" calcext:value-type="float">
            <text:p>1996</text:p>
          </table:table-cell>
          <table:table-cell office:value-type="float" office:value="1966" calcext:value-type="float">
            <text:p>1966</text:p>
          </table:table-cell>
          <table:table-cell office:value-type="float" office:value="1905" calcext:value-type="float">
            <text:p>1905</text:p>
          </table:table-cell>
          <table:table-cell office:value-type="float" office:value="1990" calcext:value-type="float">
            <text:p>1990</text:p>
          </table:table-cell>
          <table:table-cell office:value-type="float" office:value="1949" calcext:value-type="float">
            <text:p>1949</text:p>
          </table:table-cell>
          <table:table-cell office:value-type="float" office:value="1929" calcext:value-type="float">
            <text:p>1929</text:p>
          </table:table-cell>
          <table:table-cell office:value-type="float" office:value="1909" calcext:value-type="float">
            <text:p>1909</text:p>
          </table:table-cell>
          <table:table-cell office:value-type="float" office:value="1986" calcext:value-type="float">
            <text:p>1986</text:p>
          </table:table-cell>
          <table:table-cell office:value-type="float" office:value="1982" calcext:value-type="float">
            <text:p>1982</text:p>
          </table:table-cell>
          <table:table-cell office:value-type="float" office:value="1989" calcext:value-type="float">
            <text:p>1989</text:p>
          </table:table-cell>
          <table:table-cell office:value-type="float" office:value="1933" calcext:value-type="float">
            <text:p>1933</text:p>
          </table:table-cell>
          <table:table-cell table:formula="of:=IF(COUNT([.B6:.U6])=0;&quot;---&quot;;AVERAGE([.B6:.U6]))" office:value-type="float" office:value="1948.15" calcext:value-type="float">
            <text:p>1948.1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56574" calcext:value-type="float">
            <text:p>56574</text:p>
          </table:table-cell>
          <table:table-cell office:value-type="float" office:value="57566" calcext:value-type="float">
            <text:p>57566</text:p>
          </table:table-cell>
          <table:table-cell office:value-type="float" office:value="57714" calcext:value-type="float">
            <text:p>57714</text:p>
          </table:table-cell>
          <table:table-cell office:value-type="float" office:value="56931" calcext:value-type="float">
            <text:p>56931</text:p>
          </table:table-cell>
          <table:table-cell office:value-type="float" office:value="57384" calcext:value-type="float">
            <text:p>57384</text:p>
          </table:table-cell>
          <table:table-cell office:value-type="float" office:value="56480" calcext:value-type="float">
            <text:p>56480</text:p>
          </table:table-cell>
          <table:table-cell office:value-type="float" office:value="57664" calcext:value-type="float">
            <text:p>57664</text:p>
          </table:table-cell>
          <table:table-cell office:value-type="float" office:value="56841" calcext:value-type="float">
            <text:p>56841</text:p>
          </table:table-cell>
          <table:table-cell office:value-type="float" office:value="56714" calcext:value-type="float">
            <text:p>56714</text:p>
          </table:table-cell>
          <table:table-cell office:value-type="float" office:value="55611" calcext:value-type="float">
            <text:p>55611</text:p>
          </table:table-cell>
          <table:table-cell office:value-type="float" office:value="57173" calcext:value-type="float">
            <text:p>57173</text:p>
          </table:table-cell>
          <table:table-cell office:value-type="float" office:value="57452" calcext:value-type="float">
            <text:p>57452</text:p>
          </table:table-cell>
          <table:table-cell office:value-type="float" office:value="57166" calcext:value-type="float">
            <text:p>57166</text:p>
          </table:table-cell>
          <table:table-cell office:value-type="float" office:value="55725" calcext:value-type="float">
            <text:p>55725</text:p>
          </table:table-cell>
          <table:table-cell office:value-type="float" office:value="56888" calcext:value-type="float">
            <text:p>56888</text:p>
          </table:table-cell>
          <table:table-cell office:value-type="float" office:value="57298" calcext:value-type="float">
            <text:p>57298</text:p>
          </table:table-cell>
          <table:table-cell office:value-type="float" office:value="57179" calcext:value-type="float">
            <text:p>57179</text:p>
          </table:table-cell>
          <table:table-cell office:value-type="float" office:value="56282" calcext:value-type="float">
            <text:p>56282</text:p>
          </table:table-cell>
          <table:table-cell office:value-type="float" office:value="55764" calcext:value-type="float">
            <text:p>55764</text:p>
          </table:table-cell>
          <table:table-cell office:value-type="float" office:value="56165" calcext:value-type="float">
            <text:p>56165</text:p>
          </table:table-cell>
          <table:table-cell table:formula="of:=IF(COUNT([.B7:.U7])=0;&quot;---&quot;;AVERAGE([.B7:.U7]))" office:value-type="float" office:value="56828.55" calcext:value-type="float">
            <text:p>56828.55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55994" calcext:value-type="float">
            <text:p>55994</text:p>
          </table:table-cell>
          <table:table-cell office:value-type="float" office:value="56862" calcext:value-type="float">
            <text:p>56862</text:p>
          </table:table-cell>
          <table:table-cell office:value-type="float" office:value="55950" calcext:value-type="float">
            <text:p>55950</text:p>
          </table:table-cell>
          <table:table-cell office:value-type="float" office:value="55348" calcext:value-type="float">
            <text:p>55348</text:p>
          </table:table-cell>
          <table:table-cell office:value-type="float" office:value="55808" calcext:value-type="float">
            <text:p>55808</text:p>
          </table:table-cell>
          <table:table-cell office:value-type="float" office:value="55320" calcext:value-type="float">
            <text:p>55320</text:p>
          </table:table-cell>
          <table:table-cell office:value-type="float" office:value="56208" calcext:value-type="float">
            <text:p>56208</text:p>
          </table:table-cell>
          <table:table-cell office:value-type="float" office:value="55314" calcext:value-type="float">
            <text:p>55314</text:p>
          </table:table-cell>
          <table:table-cell office:value-type="float" office:value="57007" calcext:value-type="float">
            <text:p>57007</text:p>
          </table:table-cell>
          <table:table-cell office:value-type="float" office:value="55185" calcext:value-type="float">
            <text:p>55185</text:p>
          </table:table-cell>
          <table:table-cell office:value-type="float" office:value="55920" calcext:value-type="float">
            <text:p>55920</text:p>
          </table:table-cell>
          <table:table-cell office:value-type="float" office:value="56124" calcext:value-type="float">
            <text:p>56124</text:p>
          </table:table-cell>
          <table:table-cell office:value-type="float" office:value="56583" calcext:value-type="float">
            <text:p>56583</text:p>
          </table:table-cell>
          <table:table-cell office:value-type="float" office:value="55225" calcext:value-type="float">
            <text:p>55225</text:p>
          </table:table-cell>
          <table:table-cell office:value-type="float" office:value="55406" calcext:value-type="float">
            <text:p>55406</text:p>
          </table:table-cell>
          <table:table-cell office:value-type="float" office:value="55266" calcext:value-type="float">
            <text:p>55266</text:p>
          </table:table-cell>
          <table:table-cell office:value-type="float" office:value="56405" calcext:value-type="float">
            <text:p>56405</text:p>
          </table:table-cell>
          <table:table-cell office:value-type="float" office:value="56233" calcext:value-type="float">
            <text:p>56233</text:p>
          </table:table-cell>
          <table:table-cell office:value-type="float" office:value="55948" calcext:value-type="float">
            <text:p>55948</text:p>
          </table:table-cell>
          <table:table-cell office:value-type="float" office:value="55797" calcext:value-type="float">
            <text:p>55797</text:p>
          </table:table-cell>
          <table:table-cell table:formula="of:=IF(COUNT([.B8:.U8])=0;&quot;---&quot;;AVERAGE([.B8:.U8]))" office:value-type="float" office:value="55895.15" calcext:value-type="float">
            <text:p>55895.15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628" calcext:value-type="float">
            <text:p>628</text:p>
          </table:table-cell>
          <table:table-cell office:value-type="float" office:value="620" calcext:value-type="float">
            <text:p>620</text:p>
          </table:table-cell>
          <table:table-cell office:value-type="float" office:value="657" calcext:value-type="float">
            <text:p>657</text:p>
          </table:table-cell>
          <table:table-cell office:value-type="float" office:value="620" calcext:value-type="float">
            <text:p>620</text:p>
          </table:table-cell>
          <table:table-cell office:value-type="float" office:value="632" calcext:value-type="float">
            <text:p>632</text:p>
          </table:table-cell>
          <table:table-cell office:value-type="float" office:value="643" calcext:value-type="float">
            <text:p>643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653" calcext:value-type="float">
            <text:p>653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office:value-type="float" office:value="632" calcext:value-type="float">
            <text:p>632</text:p>
          </table:table-cell>
          <table:table-cell office:value-type="float" office:value="641" calcext:value-type="float">
            <text:p>641</text:p>
          </table:table-cell>
          <table:table-cell office:value-type="float" office:value="655" calcext:value-type="float">
            <text:p>655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645" calcext:value-type="float">
            <text:p>645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table:formula="of:=IF(COUNT([.B9:.U9])=0;&quot;---&quot;;AVERAGE([.B9:.U9]))" office:value-type="float" office:value="633.7" calcext:value-type="float">
            <text:p>633.7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table:number-columns-repeated="20" office:value-type="string" calcext:value-type="string">
            <text:p>---</text:p>
          </table:table-cell>
          <table:table-cell table:formula="of:=IF(COUNT([.B10:.U10])=0;&quot;---&quot;;AVERAGE([.B10:.U10]))" office:value-type="string" office:string-value="---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float" office:value="412" calcext:value-type="float">
            <text:p>412</text:p>
          </table:table-cell>
          <table:table-cell office:value-type="float" office:value="455" calcext:value-type="float">
            <text:p>455</text:p>
          </table:table-cell>
          <table:table-cell table:formula="of:=IF(COUNT([.B11:.U11])=0;&quot;---&quot;;AVERAGE([.B11:.U11]))" office:value-type="float" office:value="437.45" calcext:value-type="float">
            <text:p>437.45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65221" calcext:value-type="float">
            <text:p>65221</text:p>
          </table:table-cell>
          <table:table-cell office:value-type="float" office:value="66910" calcext:value-type="float">
            <text:p>66910</text:p>
          </table:table-cell>
          <table:table-cell office:value-type="float" office:value="66873" calcext:value-type="float">
            <text:p>66873</text:p>
          </table:table-cell>
          <table:table-cell office:value-type="float" office:value="72707" calcext:value-type="float">
            <text:p>72707</text:p>
          </table:table-cell>
          <table:table-cell office:value-type="float" office:value="68473" calcext:value-type="float">
            <text:p>68473</text:p>
          </table:table-cell>
          <table:table-cell office:value-type="float" office:value="73438" calcext:value-type="float">
            <text:p>73438</text:p>
          </table:table-cell>
          <table:table-cell office:value-type="float" office:value="64282" calcext:value-type="float">
            <text:p>64282</text:p>
          </table:table-cell>
          <table:table-cell office:value-type="float" office:value="74016" calcext:value-type="float">
            <text:p>74016</text:p>
          </table:table-cell>
          <table:table-cell office:value-type="float" office:value="71277" calcext:value-type="float">
            <text:p>71277</text:p>
          </table:table-cell>
          <table:table-cell office:value-type="float" office:value="67161" calcext:value-type="float">
            <text:p>67161</text:p>
          </table:table-cell>
          <table:table-cell office:value-type="float" office:value="78854" calcext:value-type="float">
            <text:p>78854</text:p>
          </table:table-cell>
          <table:table-cell office:value-type="float" office:value="63352" calcext:value-type="float">
            <text:p>63352</text:p>
          </table:table-cell>
          <table:table-cell office:value-type="float" office:value="70152" calcext:value-type="float">
            <text:p>70152</text:p>
          </table:table-cell>
          <table:table-cell office:value-type="float" office:value="64509" calcext:value-type="float">
            <text:p>64509</text:p>
          </table:table-cell>
          <table:table-cell office:value-type="float" office:value="73304" calcext:value-type="float">
            <text:p>73304</text:p>
          </table:table-cell>
          <table:table-cell office:value-type="float" office:value="65887" calcext:value-type="float">
            <text:p>65887</text:p>
          </table:table-cell>
          <table:table-cell office:value-type="float" office:value="68551" calcext:value-type="float">
            <text:p>68551</text:p>
          </table:table-cell>
          <table:table-cell office:value-type="float" office:value="73546" calcext:value-type="float">
            <text:p>73546</text:p>
          </table:table-cell>
          <table:table-cell office:value-type="float" office:value="72262" calcext:value-type="float">
            <text:p>72262</text:p>
          </table:table-cell>
          <table:table-cell office:value-type="float" office:value="67082" calcext:value-type="float">
            <text:p>67082</text:p>
          </table:table-cell>
          <table:table-cell table:formula="of:=IF(COUNT([.B12:.U12])=0;&quot;---&quot;;AVERAGE([.B12:.U12]))" office:value-type="float" office:value="69392.85" calcext:value-type="float">
            <text:p>69392.85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41" calcext:value-type="float">
            <text:p>1041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27" calcext:value-type="float">
            <text:p>1027</text:p>
          </table:table-cell>
          <table:table-cell office:value-type="float" office:value="1050" calcext:value-type="float">
            <text:p>1050</text:p>
          </table:table-cell>
          <table:table-cell office:value-type="float" office:value="1042" calcext:value-type="float">
            <text:p>1042</text:p>
          </table:table-cell>
          <table:table-cell office:value-type="float" office:value="1034" calcext:value-type="float">
            <text:p>1034</text:p>
          </table:table-cell>
          <table:table-cell office:value-type="float" office:value="1049" calcext:value-type="float">
            <text:p>1049</text:p>
          </table:table-cell>
          <table:table-cell office:value-type="float" office:value="1046" calcext:value-type="float">
            <text:p>1046</text:p>
          </table:table-cell>
          <table:table-cell office:value-type="float" office:value="1053" calcext:value-type="float">
            <text:p>1053</text:p>
          </table:table-cell>
          <table:table-cell office:value-type="float" office:value="1032" calcext:value-type="float">
            <text:p>1032</text:p>
          </table:table-cell>
          <table:table-cell office:value-type="float" office:value="1016" calcext:value-type="float">
            <text:p>1016</text:p>
          </table:table-cell>
          <table:table-cell office:value-type="float" office:value="1042" calcext:value-type="float">
            <text:p>1042</text:p>
          </table:table-cell>
          <table:table-cell office:value-type="float" office:value="1041" calcext:value-type="float">
            <text:p>1041</text:p>
          </table:table-cell>
          <table:table-cell office:value-type="float" office:value="1034" calcext:value-type="float">
            <text:p>1034</text:p>
          </table:table-cell>
          <table:table-cell office:value-type="float" office:value="1006" calcext:value-type="float">
            <text:p>1006</text:p>
          </table:table-cell>
          <table:table-cell office:value-type="float" office:value="1031" calcext:value-type="float">
            <text:p>1031</text:p>
          </table:table-cell>
          <table:table-cell office:value-type="float" office:value="1043" calcext:value-type="float">
            <text:p>1043</text:p>
          </table:table-cell>
          <table:table-cell table:formula="of:=IF(COUNT([.B13:.U13])=0;&quot;---&quot;;AVERAGE([.B13:.U13]))" office:value-type="float" office:value="1030.55" calcext:value-type="float">
            <text:p>1030.55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3459" calcext:value-type="float">
            <text:p>3459</text:p>
          </table:table-cell>
          <table:table-cell office:value-type="float" office:value="3331" calcext:value-type="float">
            <text:p>3331</text:p>
          </table:table-cell>
          <table:table-cell office:value-type="float" office:value="3560" calcext:value-type="float">
            <text:p>3560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16" calcext:value-type="float">
            <text:p>3516</text:p>
          </table:table-cell>
          <table:table-cell office:value-type="float" office:value="3393" calcext:value-type="float">
            <text:p>3393</text:p>
          </table:table-cell>
          <table:table-cell office:value-type="float" office:value="3427" calcext:value-type="float">
            <text:p>3427</text:p>
          </table:table-cell>
          <table:table-cell office:value-type="float" office:value="3422" calcext:value-type="float">
            <text:p>3422</text:p>
          </table:table-cell>
          <table:table-cell office:value-type="float" office:value="3426" calcext:value-type="float">
            <text:p>3426</text:p>
          </table:table-cell>
          <table:table-cell office:value-type="float" office:value="3583" calcext:value-type="float">
            <text:p>3583</text:p>
          </table:table-cell>
          <table:table-cell office:value-type="float" office:value="3400" calcext:value-type="float">
            <text:p>3400</text:p>
          </table:table-cell>
          <table:table-cell office:value-type="float" office:value="3489" calcext:value-type="float">
            <text:p>3489</text:p>
          </table:table-cell>
          <table:table-cell office:value-type="float" office:value="3492" calcext:value-type="float">
            <text:p>3492</text:p>
          </table:table-cell>
          <table:table-cell office:value-type="float" office:value="3609" calcext:value-type="float">
            <text:p>3609</text:p>
          </table:table-cell>
          <table:table-cell office:value-type="float" office:value="3498" calcext:value-type="float">
            <text:p>3498</text:p>
          </table:table-cell>
          <table:table-cell office:value-type="float" office:value="3406" calcext:value-type="float">
            <text:p>3406</text:p>
          </table:table-cell>
          <table:table-cell office:value-type="float" office:value="3626" calcext:value-type="float">
            <text:p>3626</text:p>
          </table:table-cell>
          <table:table-cell office:value-type="float" office:value="3321" calcext:value-type="float">
            <text:p>3321</text:p>
          </table:table-cell>
          <table:table-cell office:value-type="float" office:value="3408" calcext:value-type="float">
            <text:p>3408</text:p>
          </table:table-cell>
          <table:table-cell table:formula="of:=IF(COUNT([.B14:.U14])=0;&quot;---&quot;;AVERAGE([.B14:.U14]))" office:value-type="float" office:value="3465.75" calcext:value-type="float">
            <text:p>3465.7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1781" calcext:value-type="float">
            <text:p>1781</text:p>
          </table:table-cell>
          <table:table-cell office:value-type="float" office:value="1771" calcext:value-type="float">
            <text:p>1771</text:p>
          </table:table-cell>
          <table:table-cell office:value-type="float" office:value="1731" calcext:value-type="float">
            <text:p>1731</text:p>
          </table:table-cell>
          <table:table-cell office:value-type="float" office:value="1759" calcext:value-type="float">
            <text:p>1759</text:p>
          </table:table-cell>
          <table:table-cell office:value-type="float" office:value="1770" calcext:value-type="float">
            <text:p>1770</text:p>
          </table:table-cell>
          <table:table-cell office:value-type="float" office:value="1863" calcext:value-type="float">
            <text:p>1863</text:p>
          </table:table-cell>
          <table:table-cell office:value-type="float" office:value="1880" calcext:value-type="float">
            <text:p>1880</text:p>
          </table:table-cell>
          <table:table-cell office:value-type="float" office:value="1765" calcext:value-type="float">
            <text:p>1765</text:p>
          </table:table-cell>
          <table:table-cell office:value-type="float" office:value="1742" calcext:value-type="float">
            <text:p>1742</text:p>
          </table:table-cell>
          <table:table-cell office:value-type="float" office:value="1858" calcext:value-type="float">
            <text:p>1858</text:p>
          </table:table-cell>
          <table:table-cell office:value-type="float" office:value="1782" calcext:value-type="float">
            <text:p>1782</text:p>
          </table:table-cell>
          <table:table-cell office:value-type="float" office:value="1738" calcext:value-type="float">
            <text:p>1738</text:p>
          </table:table-cell>
          <table:table-cell office:value-type="float" office:value="1787" calcext:value-type="float">
            <text:p>1787</text:p>
          </table:table-cell>
          <table:table-cell office:value-type="float" office:value="1726" calcext:value-type="float">
            <text:p>1726</text:p>
          </table:table-cell>
          <table:table-cell office:value-type="float" office:value="1857" calcext:value-type="float">
            <text:p>1857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869" calcext:value-type="float">
            <text:p>1869</text:p>
          </table:table-cell>
          <table:table-cell office:value-type="float" office:value="1857" calcext:value-type="float">
            <text:p>1857</text:p>
          </table:table-cell>
          <table:table-cell office:value-type="float" office:value="1856" calcext:value-type="float">
            <text:p>1856</text:p>
          </table:table-cell>
          <table:table-cell table:formula="of:=IF(COUNT([.B15:.U15])=0;&quot;---&quot;;AVERAGE([.B15:.U15]))" office:value-type="float" office:value="1793.15" calcext:value-type="float">
            <text:p>1793.15</text:p>
          </table:table-cell>
          <table:table-cell/>
        </table:table-row>
      </table:table>
      <table:table table:name="quadro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515" calcext:value-type="float">
            <text:p>515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table:number-columns-repeated="2" table:style-name="Default" office:value-type="float" office:value="512" calcext:value-type="float">
            <text:p>512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17" calcext:value-type="float">
            <text:p>517</text:p>
          </table:table-cell>
          <table:table-cell table:style-name="Default" office:value-type="float" office:value="518" calcext:value-type="float">
            <text:p>518</text:p>
          </table:table-cell>
          <table:table-cell table:style-name="Default" office:value-type="float" office:value="511" calcext:value-type="float">
            <text:p>511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515" calcext:value-type="float">
            <text:p>515</text:p>
          </table:table-cell>
          <table:table-cell table:formula="of:=IF(COUNT([.B2:.U2])=0;&quot;---&quot;;AVERAGE([.B2:.U2]))" office:value-type="float" office:value="515.65" calcext:value-type="float">
            <text:p>515.65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style-name="Default" office:value-type="float" office:value="412" calcext:value-type="float">
            <text:p>412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416" calcext:value-type="float">
            <text:p>416</text:p>
          </table:table-cell>
          <table:table-cell table:number-columns-repeated="2" table:style-name="Default" office:value-type="float" office:value="412" calcext:value-type="float">
            <text:p>41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13" calcext:value-type="float">
            <text:p>413</text:p>
          </table:table-cell>
          <table:table-cell table:style-name="Default" office:value-type="float" office:value="412" calcext:value-type="float">
            <text:p>412</text:p>
          </table:table-cell>
          <table:table-cell table:formula="of:=IF(COUNT([.B3:.U3])=0;&quot;---&quot;;AVERAGE([.B3:.U3]))" office:value-type="float" office:value="412.55" calcext:value-type="float">
            <text:p>412.55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1" calcext:value-type="float">
            <text:p>51</text:p>
          </table:table-cell>
          <table:table-cell table:formula="of:=IF(COUNT([.B4:.U4])=0;&quot;---&quot;;AVERAGE([.B4:.U4]))" office:value-type="float" office:value="50.95" calcext:value-type="float">
            <text:p>50.95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4"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1" calcext:value-type="float">
            <text:p>51</text:p>
          </table:table-cell>
          <table:table-cell table:formula="of:=IF(COUNT([.B5:.U5])=0;&quot;---&quot;;AVERAGE([.B5:.U5]))" office:value-type="float" office:value="49.4" calcext:value-type="float">
            <text:p>49.40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formula="of:=IF(COUNT([.B6:.U6])=0;&quot;---&quot;;AVERAGE([.B6:.U6]))"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5875.5" calcext:value-type="float">
            <text:p>5875.5</text:p>
          </table:table-cell>
          <table:table-cell office:value-type="float" office:value="5837.5" calcext:value-type="float">
            <text:p>5837.5</text:p>
          </table:table-cell>
          <table:table-cell office:value-type="float" office:value="5890" calcext:value-type="float">
            <text:p>5890</text:p>
          </table:table-cell>
          <table:table-cell office:value-type="float" office:value="5756" calcext:value-type="float">
            <text:p>5756</text:p>
          </table:table-cell>
          <table:table-cell office:value-type="float" office:value="5883.5" calcext:value-type="float">
            <text:p>5883.5</text:p>
          </table:table-cell>
          <table:table-cell office:value-type="float" office:value="5935.5" calcext:value-type="float">
            <text:p>5935.5</text:p>
          </table:table-cell>
          <table:table-cell office:value-type="float" office:value="5840" calcext:value-type="float">
            <text:p>5840</text:p>
          </table:table-cell>
          <table:table-cell office:value-type="float" office:value="5748" calcext:value-type="float">
            <text:p>5748</text:p>
          </table:table-cell>
          <table:table-cell office:value-type="float" office:value="5797" calcext:value-type="float">
            <text:p>5797</text:p>
          </table:table-cell>
          <table:table-cell office:value-type="float" office:value="5773" calcext:value-type="float">
            <text:p>5773</text:p>
          </table:table-cell>
          <table:table-cell table:number-columns-repeated="10"/>
          <table:table-cell table:formula="of:=IF(COUNT([.B7:.U7])=0;&quot;---&quot;;AVERAGE([.B7:.U7]))" office:value-type="float" office:value="5833.6" calcext:value-type="float">
            <text:p>5833.6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5830" calcext:value-type="float">
            <text:p>5830</text:p>
          </table:table-cell>
          <table:table-cell office:value-type="float" office:value="5868.5" calcext:value-type="float">
            <text:p>5868.5</text:p>
          </table:table-cell>
          <table:table-cell office:value-type="float" office:value="5938" calcext:value-type="float">
            <text:p>5938</text:p>
          </table:table-cell>
          <table:table-cell office:value-type="float" office:value="5897.5" calcext:value-type="float">
            <text:p>5897.5</text:p>
          </table:table-cell>
          <table:table-cell office:value-type="float" office:value="5855.5" calcext:value-type="float">
            <text:p>5855.5</text:p>
          </table:table-cell>
          <table:table-cell office:value-type="float" office:value="5979.5" calcext:value-type="float">
            <text:p>5979.5</text:p>
          </table:table-cell>
          <table:table-cell office:value-type="float" office:value="5825" calcext:value-type="float">
            <text:p>5825</text:p>
          </table:table-cell>
          <table:table-cell office:value-type="float" office:value="5910" calcext:value-type="float">
            <text:p>5910</text:p>
          </table:table-cell>
          <table:table-cell office:value-type="float" office:value="5850.5" calcext:value-type="float">
            <text:p>5850.5</text:p>
          </table:table-cell>
          <table:table-cell office:value-type="float" office:value="5842.5" calcext:value-type="float">
            <text:p>5842.5</text:p>
          </table:table-cell>
          <table:table-cell table:number-columns-repeated="10"/>
          <table:table-cell table:formula="of:=IF(COUNT([.B8:.U8])=0;&quot;---&quot;;AVERAGE([.B8:.U8]))" office:value-type="float" office:value="5879.7" calcext:value-type="float">
            <text:p>5879.7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3"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3.5" calcext:value-type="float">
            <text:p>353.5</text:p>
          </table:table-cell>
          <table:table-cell office:value-type="float" office:value="354" calcext:value-type="float">
            <text:p>354</text:p>
          </table:table-cell>
          <table:table-cell office:value-type="float" office:value="353.5" calcext:value-type="float">
            <text:p>353.5</text:p>
          </table:table-cell>
          <table:table-cell table:number-columns-repeated="10"/>
          <table:table-cell table:formula="of:=IF(COUNT([.B9:.U9])=0;&quot;---&quot;;AVERAGE([.B9:.U9]))" office:value-type="float" office:value="353.4" calcext:value-type="float">
            <text:p>353.4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3133.5" calcext:value-type="float">
            <text:p>3133.5</text:p>
          </table:table-cell>
          <table:table-cell office:value-type="float" office:value="3216.5" calcext:value-type="float">
            <text:p>3216.5</text:p>
          </table:table-cell>
          <table:table-cell office:value-type="float" office:value="3119" calcext:value-type="float">
            <text:p>3119</text:p>
          </table:table-cell>
          <table:table-cell office:value-type="float" office:value="3145.5" calcext:value-type="float">
            <text:p>3145.5</text:p>
          </table:table-cell>
          <table:table-cell office:value-type="float" office:value="3132" calcext:value-type="float">
            <text:p>3132</text:p>
          </table:table-cell>
          <table:table-cell office:value-type="float" office:value="3113" calcext:value-type="float">
            <text:p>3113</text:p>
          </table:table-cell>
          <table:table-cell office:value-type="float" office:value="3139.5" calcext:value-type="float">
            <text:p>3139.5</text:p>
          </table:table-cell>
          <table:table-cell office:value-type="float" office:value="3220.5" calcext:value-type="float">
            <text:p>3220.5</text:p>
          </table:table-cell>
          <table:table-cell office:value-type="float" office:value="3146.5" calcext:value-type="float">
            <text:p>3146.5</text:p>
          </table:table-cell>
          <table:table-cell office:value-type="float" office:value="3216" calcext:value-type="float">
            <text:p>3216</text:p>
          </table:table-cell>
          <table:table-cell table:number-columns-repeated="10"/>
          <table:table-cell table:formula="of:=IF(COUNT([.B10:.U10])=0;&quot;---&quot;;AVERAGE([.B10:.U10]))" office:value-type="float" office:value="3158.2" calcext:value-type="float">
            <text:p>3158.2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1:.U11])=0;&quot;---&quot;;AVERAGE([.B11:.U11]))" office:value-type="string" office:string-value="---" calcext:value-type="string">
            <text:p>---</text:p>
          </table:table-cell>
          <table:table-cell office:value-type="string" calcext:value-type="string">
            <text:p><text:span text:style-name="T3">USING ORIGINAL UNOP VERSION (</text:span>clenqueuendrangekernel failed with code -54)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140" calcext:value-type="float">
            <text:p>3140</text:p>
          </table:table-cell>
          <table:table-cell office:value-type="float" office:value="3174.5" calcext:value-type="float">
            <text:p>3174.5</text:p>
          </table:table-cell>
          <table:table-cell office:value-type="float" office:value="3178.5" calcext:value-type="float">
            <text:p>3178.5</text:p>
          </table:table-cell>
          <table:table-cell office:value-type="float" office:value="3244.5" calcext:value-type="float">
            <text:p>3244.5</text:p>
          </table:table-cell>
          <table:table-cell office:value-type="float" office:value="3181.5" calcext:value-type="float">
            <text:p>3181.5</text:p>
          </table:table-cell>
          <table:table-cell office:value-type="float" office:value="3173.5" calcext:value-type="float">
            <text:p>3173.5</text:p>
          </table:table-cell>
          <table:table-cell office:value-type="float" office:value="3180" calcext:value-type="float">
            <text:p>3180</text:p>
          </table:table-cell>
          <table:table-cell office:value-type="float" office:value="3204" calcext:value-type="float">
            <text:p>3204</text:p>
          </table:table-cell>
          <table:table-cell office:value-type="float" office:value="3176" calcext:value-type="float">
            <text:p>3176</text:p>
          </table:table-cell>
          <table:table-cell office:value-type="float" office:value="3175" calcext:value-type="float">
            <text:p>3175</text:p>
          </table:table-cell>
          <table:table-cell table:number-columns-repeated="10"/>
          <table:table-cell table:formula="of:=IF(COUNT([.B12:.U12])=0;&quot;---&quot;;AVERAGE([.B12:.U12]))" office:value-type="float" office:value="3182.75" calcext:value-type="float">
            <text:p>3182.75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5" calcext:value-type="float">
            <text:p>56.5</text:p>
          </table:table-cell>
          <table:table-cell table:number-columns-repeated="10"/>
          <table:table-cell table:formula="of:=IF(COUNT([.B13:.U13])=0;&quot;---&quot;;AVERAGE([.B13:.U13]))" office:value-type="float" office:value="56.3" calcext:value-type="float">
            <text:p>56.3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.5" calcext:value-type="float">
            <text:p>113.5</text:p>
          </table:table-cell>
          <table:table-cell office:value-type="float" office:value="111.5" calcext:value-type="float">
            <text:p>111.5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table:formula="of:=IF(COUNT([.B14:.U14])=0;&quot;---&quot;;AVERAGE([.B14:.U14]))" office:value-type="float" office:value="113.1" calcext:value-type="float">
            <text:p>113.1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3.5" calcext:value-type="float">
            <text:p>453.5</text:p>
          </table:table-cell>
          <table:table-cell office:value-type="float" office:value="454" calcext:value-type="float">
            <text:p>454</text:p>
          </table:table-cell>
          <table:table-cell office:value-type="float" office:value="450.5" calcext:value-type="float">
            <text:p>450.5</text:p>
          </table:table-cell>
          <table:table-cell office:value-type="float" office:value="453" calcext:value-type="float">
            <text:p>453</text:p>
          </table:table-cell>
          <table:table-cell office:value-type="float" office:value="452.5" calcext:value-type="float">
            <text:p>452.5</text:p>
          </table:table-cell>
          <table:table-cell office:value-type="float" office:value="450.5" calcext:value-type="float">
            <text:p>450.5</text:p>
          </table:table-cell>
          <table:table-cell office:value-type="float" office:value="454.5" calcext:value-type="float">
            <text:p>454.5</text:p>
          </table:table-cell>
          <table:table-cell office:value-type="float" office:value="452" calcext:value-type="float">
            <text:p>452</text:p>
          </table:table-cell>
          <table:table-cell table:number-columns-repeated="10"/>
          <table:table-cell table:formula="of:=IF(COUNT([.B15:.U15])=0;&quot;---&quot;;AVERAGE([.B15:.U15]))" office:value-type="float" office:value="452.75" calcext:value-type="float">
            <text:p>452.75</text:p>
          </table:table-cell>
          <table:table-cell office:value-type="string" calcext:value-type="string">
            <text:p>USING ORIGINAL UNOP VERSION</text:p>
          </table:table-cell>
        </table:table-row>
      </table:table>
      <table:table table:name="gtx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42" calcext:value-type="float">
            <text:p>142</text:p>
          </table:table-cell>
          <table:table-cell table:formula="of:=IF(COUNT([.B2:.U2])=0;&quot;---&quot;;AVERAGE([.B2:.U2]))" office:value-type="float" office:value="139.8" calcext:value-type="float">
            <text:p>139.80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2" table:style-name="Default" office:value-type="float" office:value="97" calcext:value-type="float">
            <text:p>97</text:p>
          </table:table-cell>
          <table:table-cell table:style-name="Default" office:value-type="float" office:value="100" calcext:value-type="float">
            <text:p>100</text:p>
          </table:table-cell>
          <table:table-cell table:formula="of:=IF(COUNT([.B3:.U3])=0;&quot;---&quot;;AVERAGE([.B3:.U3]))" office:value-type="float" office:value="100.85" calcext:value-type="float">
            <text:p>100.85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4"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" calcext:value-type="float">
            <text:p>35</text:p>
          </table:table-cell>
          <table:table-cell table:formula="of:=IF(COUNT([.B4:.U4])=0;&quot;---&quot;;AVERAGE([.B4:.U4]))"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" calcext:value-type="float">
            <text:p>37</text:p>
          </table:table-cell>
          <table:table-cell table:formula="of:=IF(COUNT([.B5:.U5])=0;&quot;---&quot;;AVERAGE([.B5:.U5]))" office:value-type="float" office:value="38.35" calcext:value-type="float">
            <text:p>38.35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formula="of:=IF(COUNT([.B6:.U6])=0;&quot;---&quot;;AVERAGE([.B6:.U6]))"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012" calcext:value-type="float">
            <text:p>4012</text:p>
          </table:table-cell>
          <table:table-cell office:value-type="float" office:value="3996" calcext:value-type="float">
            <text:p>3996</text:p>
          </table:table-cell>
          <table:table-cell office:value-type="float" office:value="3927" calcext:value-type="float">
            <text:p>3927</text:p>
          </table:table-cell>
          <table:table-cell office:value-type="float" office:value="3943.5" calcext:value-type="float">
            <text:p>3943.5</text:p>
          </table:table-cell>
          <table:table-cell office:value-type="float" office:value="3947" calcext:value-type="float">
            <text:p>3947</text:p>
          </table:table-cell>
          <table:table-cell office:value-type="float" office:value="4038" calcext:value-type="float">
            <text:p>4038</text:p>
          </table:table-cell>
          <table:table-cell office:value-type="float" office:value="4078.5" calcext:value-type="float">
            <text:p>4078.5</text:p>
          </table:table-cell>
          <table:table-cell office:value-type="float" office:value="3982.5" calcext:value-type="float">
            <text:p>3982.5</text:p>
          </table:table-cell>
          <table:table-cell office:value-type="float" office:value="3983" calcext:value-type="float">
            <text:p>3983</text:p>
          </table:table-cell>
          <table:table-cell office:value-type="float" office:value="3981" calcext:value-type="float">
            <text:p>3981</text:p>
          </table:table-cell>
          <table:table-cell table:number-columns-repeated="10"/>
          <table:table-cell table:formula="of:=IF(COUNT([.B7:.U7])=0;&quot;---&quot;;AVERAGE([.B7:.U7]))" office:value-type="float" office:value="3988.85" calcext:value-type="float">
            <text:p>3988.85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914.5" calcext:value-type="float">
            <text:p>3914.5</text:p>
          </table:table-cell>
          <table:table-cell office:value-type="float" office:value="3865" calcext:value-type="float">
            <text:p>3865</text:p>
          </table:table-cell>
          <table:table-cell office:value-type="float" office:value="3908" calcext:value-type="float">
            <text:p>3908</text:p>
          </table:table-cell>
          <table:table-cell office:value-type="float" office:value="3931" calcext:value-type="float">
            <text:p>3931</text:p>
          </table:table-cell>
          <table:table-cell office:value-type="float" office:value="3940" calcext:value-type="float">
            <text:p>3940</text:p>
          </table:table-cell>
          <table:table-cell office:value-type="float" office:value="3842" calcext:value-type="float">
            <text:p>3842</text:p>
          </table:table-cell>
          <table:table-cell office:value-type="float" office:value="3840.5" calcext:value-type="float">
            <text:p>3840.5</text:p>
          </table:table-cell>
          <table:table-cell office:value-type="float" office:value="3947" calcext:value-type="float">
            <text:p>3947</text:p>
          </table:table-cell>
          <table:table-cell office:value-type="float" office:value="3895.5" calcext:value-type="float">
            <text:p>3895.5</text:p>
          </table:table-cell>
          <table:table-cell office:value-type="float" office:value="3909.5" calcext:value-type="float">
            <text:p>3909.5</text:p>
          </table:table-cell>
          <table:table-cell table:number-columns-repeated="10"/>
          <table:table-cell table:formula="of:=IF(COUNT([.B8:.U8])=0;&quot;---&quot;;AVERAGE([.B8:.U8]))" office:value-type="float" office:value="3899.3" calcext:value-type="float">
            <text:p>3899.3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10"/>
          <table:table-cell table:formula="of:=IF(COUNT([.B9:.U9])=0;&quot;---&quot;;AVERAGE([.B9:.U9]))" office:value-type="float" office:value="86.35" calcext:value-type="float">
            <text:p>86.35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554.5" calcext:value-type="float">
            <text:p>554.5</text:p>
          </table:table-cell>
          <table:table-cell office:value-type="float" office:value="560.5" calcext:value-type="float">
            <text:p>560.5</text:p>
          </table:table-cell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office:value-type="float" office:value="556.5" calcext:value-type="float">
            <text:p>556.5</text:p>
          </table:table-cell>
          <table:table-cell office:value-type="float" office:value="553.5" calcext:value-type="float">
            <text:p>553.5</text:p>
          </table:table-cell>
          <table:table-cell office:value-type="float" office:value="552" calcext:value-type="float">
            <text:p>552</text:p>
          </table:table-cell>
          <table:table-cell office:value-type="float" office:value="552.5" calcext:value-type="float">
            <text:p>552.5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table:number-columns-repeated="10"/>
          <table:table-cell table:formula="of:=IF(COUNT([.B10:.U10])=0;&quot;---&quot;;AVERAGE([.B10:.U10]))" office:value-type="float" office:value="555.95" calcext:value-type="float">
            <text:p>555.95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1:.U11])=0;&quot;---&quot;;AVERAGE([.B11:.U11]))" office:value-type="string" office:string-value="---" calcext:value-type="string">
            <text:p>---</text:p>
          </table:table-cell>
          <table:table-cell office:value-type="string" calcext:value-type="string">
            <text:p><text:span text:style-name="T3">USING ORIGINAL UNOP VERSION (</text:span>clenqueuendrangekernel failed with code -54)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780" calcext:value-type="float">
            <text:p>780</text:p>
          </table:table-cell>
          <table:table-cell office:value-type="float" office:value="772.5" calcext:value-type="float">
            <text:p>772.5</text:p>
          </table:table-cell>
          <table:table-cell office:value-type="float" office:value="774" calcext:value-type="float">
            <text:p>774</text:p>
          </table:table-cell>
          <table:table-cell office:value-type="float" office:value="772.5" calcext:value-type="float">
            <text:p>772.5</text:p>
          </table:table-cell>
          <table:table-cell office:value-type="float" office:value="782" calcext:value-type="float">
            <text:p>782</text:p>
          </table:table-cell>
          <table:table-cell office:value-type="float" office:value="771.5" calcext:value-type="float">
            <text:p>771.5</text:p>
          </table:table-cell>
          <table:table-cell office:value-type="float" office:value="773.5" calcext:value-type="float">
            <text:p>773.5</text:p>
          </table:table-cell>
          <table:table-cell office:value-type="float" office:value="771" calcext:value-type="float">
            <text:p>771</text:p>
          </table:table-cell>
          <table:table-cell office:value-type="float" office:value="771.5" calcext:value-type="float">
            <text:p>771.5</text:p>
          </table:table-cell>
          <table:table-cell office:value-type="float" office:value="770.5" calcext:value-type="float">
            <text:p>770.5</text:p>
          </table:table-cell>
          <table:table-cell table:number-columns-repeated="10"/>
          <table:table-cell table:formula="of:=IF(COUNT([.B12:.U12])=0;&quot;---&quot;;AVERAGE([.B12:.U12]))" office:value-type="float" office:value="773.9" calcext:value-type="float">
            <text:p>773.9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IF(COUNT([.B13:.U13])=0;&quot;---&quot;;AVERAGE([.B13:.U13]))" office:value-type="float" office:value="54.5" calcext:value-type="float">
            <text:p>54.5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60.5" calcext:value-type="float">
            <text:p>60.5</text:p>
          </table:table-cell>
          <table:table-cell office:value-type="float" office:value="65.5" calcext:value-type="float">
            <text:p>65.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5" calcext:value-type="float">
            <text:p>58.5</text:p>
          </table:table-cell>
          <table:table-cell table:number-columns-repeated="10"/>
          <table:table-cell table:formula="of:=IF(COUNT([.B14:.U14])=0;&quot;---&quot;;AVERAGE([.B14:.U14]))" office:value-type="float" office:value="59" calcext:value-type="float">
            <text:p>59.0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6" calcext:value-type="float">
            <text:p>106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formula="of:=IF(COUNT([.B15:.U15])=0;&quot;---&quot;;AVERAGE([.B15:.U15]))" office:value-type="float" office:value="106.9" calcext:value-type="float">
            <text:p>106.90</text:p>
          </table:table-cell>
          <table:table-cell office:value-type="string" calcext:value-type="string">
            <text:p>USING ORIGINAL UNOP VERSION</text:p>
          </table:table-cell>
        </table:table-row>
      </table:table>
      <table:table table:name="perf comparison" table:style-name="ta1">
        <table:table-column table:style-name="co1" table:default-cell-style-name="ce8"/>
        <table:table-column table:style-name="co3" table:number-columns-repeated="12" table:default-cell-style-name="ce9"/>
        <table:table-column table:style-name="co3" table:default-cell-style-name="ce17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formula="of:=[$sv.V2]" office:value-type="float" office:value="850.9" calcext:value-type="float">
            <text:p>850.90</text:p>
          </table:table-cell>
          <table:table-cell table:formula="of:=[$a10.V2]" office:value-type="float" office:value="622.4" calcext:value-type="float">
            <text:p>622.40</text:p>
          </table:table-cell>
          <table:table-cell table:formula="of:=[$quadro.V2]" office:value-type="float" office:value="515.65" calcext:value-type="float">
            <text:p>515.65</text:p>
          </table:table-cell>
          <table:table-cell table:formula="of:=[$gtx.V2]" office:value-type="float" office:value="139.8" calcext:value-type="float">
            <text:p>139.80</text:p>
          </table:table-cell>
          <table:table-cell table:formula="of:=IF(OR([.B2]=&quot;---&quot;;[.D2]=&quot;---&quot;);&quot;---&quot;;1-([.B2]/([.D2]+[.B2])))" office:value-type="float" office:value="0.377337089751564" calcext:value-type="float">
            <text:p>0.38</text:p>
          </table:table-cell>
          <table:table-cell table:formula="of:=IF(OR([.B2]=&quot;---&quot;;[.D2]=&quot;---&quot;);&quot;---&quot;;1-([.D2]/([.D2]+[.B2])))" office:value-type="float" office:value="0.622662910248436" calcext:value-type="float">
            <text:p>0.62</text:p>
          </table:table-cell>
          <table:table-cell table:formula="of:=IF(OR([.B2]=&quot;---&quot;;[.E2]=&quot;---&quot;);&quot;---&quot;;1-([.B2]/([.E2]+[.B2])))" office:value-type="float" office:value="0.141112344806702" calcext:value-type="float">
            <text:p>0.14</text:p>
          </table:table-cell>
          <table:table-cell table:formula="of:=IF(OR([.B2]=&quot;---&quot;;[.E2]=&quot;---&quot;);&quot;---&quot;;1-([.E2]/([.E2]+[.B2])))" office:value-type="float" office:value="0.858887655193298" calcext:value-type="float">
            <text:p>0.86</text:p>
          </table:table-cell>
          <table:table-cell table:formula="of:=IF(OR([.C2]=&quot;---&quot;;[.D2]=&quot;---&quot;);&quot;---&quot;;1-([.C2]/([.D2]+[.C2])))" office:value-type="float" office:value="0.453099600193313" calcext:value-type="float">
            <text:p>0.45</text:p>
          </table:table-cell>
          <table:table-cell table:formula="of:=IF(OR([.C2]=&quot;---&quot;;[.D2]=&quot;---&quot;);&quot;---&quot;;1-([.D2]/([.D2]+[.C2])))" office:value-type="float" office:value="0.546900399806687" calcext:value-type="float">
            <text:p>0.55</text:p>
          </table:table-cell>
          <table:table-cell table:formula="of:=IF(OR([.C2]=&quot;---&quot;;[.E2]=&quot;---&quot;);&quot;---&quot;;1-([.C2]/([.E2]+[.C2])))" office:value-type="float" office:value="0.183416426134873" calcext:value-type="float">
            <text:p>0.18</text:p>
          </table:table-cell>
          <table:table-cell table:formula="of:=IF(OR([.C2]=&quot;---&quot;;[.E2]=&quot;---&quot;);&quot;---&quot;;1-([.E2]/([.E2]+[.C2])))" office:value-type="float" office:value="0.816583573865127" calcext:value-type="float">
            <text:p>0.82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formula="of:=[$sv.V3]" office:value-type="float" office:value="584.55" calcext:value-type="float">
            <text:p>584.55</text:p>
          </table:table-cell>
          <table:table-cell table:formula="of:=[$a10.V3]" office:value-type="float" office:value="813.9" calcext:value-type="float">
            <text:p>813.90</text:p>
          </table:table-cell>
          <table:table-cell table:formula="of:=[$quadro.V3]" office:value-type="float" office:value="412.55" calcext:value-type="float">
            <text:p>412.55</text:p>
          </table:table-cell>
          <table:table-cell table:formula="of:=[$gtx.V3]" office:value-type="float" office:value="100.85" calcext:value-type="float">
            <text:p>100.85</text:p>
          </table:table-cell>
          <table:table-cell table:formula="of:=IF(OR([.B3]=&quot;---&quot;;[.D3]=&quot;---&quot;);&quot;---&quot;;1-([.B3]/([.D3]+[.B3])))" office:value-type="float" office:value="0.413749874636446" calcext:value-type="float">
            <text:p>0.41</text:p>
          </table:table-cell>
          <table:table-cell table:formula="of:=IF(OR([.B3]=&quot;---&quot;;[.D3]=&quot;---&quot;);&quot;---&quot;;1-([.D3]/([.D3]+[.B3])))" office:value-type="float" office:value="0.586250125363554" calcext:value-type="float">
            <text:p>0.59</text:p>
          </table:table-cell>
          <table:table-cell table:formula="of:=IF(OR([.B3]=&quot;---&quot;;[.E3]=&quot;---&quot;);&quot;---&quot;;1-([.B3]/([.E3]+[.B3])))" office:value-type="float" office:value="0.147140355996498" calcext:value-type="float">
            <text:p>0.15</text:p>
          </table:table-cell>
          <table:table-cell table:formula="of:=IF(OR([.B3]=&quot;---&quot;;[.E3]=&quot;---&quot;);&quot;---&quot;;1-([.E3]/([.E3]+[.B3])))" office:value-type="float" office:value="0.852859644003502" calcext:value-type="float">
            <text:p>0.85</text:p>
          </table:table-cell>
          <table:table-cell table:formula="of:=IF(OR([.C3]=&quot;---&quot;;[.D3]=&quot;---&quot;);&quot;---&quot;;1-([.C3]/([.D3]+[.C3])))" office:value-type="float" office:value="0.33637734926006" calcext:value-type="float">
            <text:p>0.34</text:p>
          </table:table-cell>
          <table:table-cell table:formula="of:=IF(OR([.C3]=&quot;---&quot;;[.D3]=&quot;---&quot;);&quot;---&quot;;1-([.D3]/([.D3]+[.C3])))" office:value-type="float" office:value="0.663622650739941" calcext:value-type="float">
            <text:p>0.66</text:p>
          </table:table-cell>
          <table:table-cell table:formula="of:=IF(OR([.C3]=&quot;---&quot;;[.E3]=&quot;---&quot;);&quot;---&quot;;1-([.C3]/([.E3]+[.C3])))" office:value-type="float" office:value="0.110248701831101" calcext:value-type="float">
            <text:p>0.11</text:p>
          </table:table-cell>
          <table:table-cell table:formula="of:=IF(OR([.C3]=&quot;---&quot;;[.E3]=&quot;---&quot;);&quot;---&quot;;1-([.E3]/([.E3]+[.C3])))" office:value-type="float" office:value="0.889751298168899" calcext:value-type="float">
            <text:p>0.89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formula="of:=[$sv.V4]" office:value-type="float" office:value="1714.6" calcext:value-type="float">
            <text:p>1714.60</text:p>
          </table:table-cell>
          <table:table-cell table:formula="of:=[$a10.V4]" office:value-type="float" office:value="2284.15" calcext:value-type="float">
            <text:p>2284.15</text:p>
          </table:table-cell>
          <table:table-cell table:formula="of:=[$quadro.V4]" office:value-type="float" office:value="50.95" calcext:value-type="float">
            <text:p>50.95</text:p>
          </table:table-cell>
          <table:table-cell table:formula="of:=[$gtx.V4]" office:value-type="float" office:value="35.25" calcext:value-type="float">
            <text:p>35.25</text:p>
          </table:table-cell>
          <table:table-cell table:formula="of:=IF(OR([.B4]=&quot;---&quot;;[.D4]=&quot;---&quot;);&quot;---&quot;;1-([.B4]/([.D4]+[.B4])))" office:value-type="float" office:value="0.0288578629888704" calcext:value-type="float">
            <text:p>0.03</text:p>
          </table:table-cell>
          <table:table-cell table:formula="of:=IF(OR([.B4]=&quot;---&quot;;[.D4]=&quot;---&quot;);&quot;---&quot;;1-([.D4]/([.D4]+[.B4])))" office:value-type="float" office:value="0.97114213701113" calcext:value-type="float">
            <text:p>0.97</text:p>
          </table:table-cell>
          <table:table-cell table:formula="of:=IF(OR([.B4]=&quot;---&quot;;[.E4]=&quot;---&quot;);&quot;---&quot;;1-([.B4]/([.E4]+[.B4])))" office:value-type="float" office:value="0.0201445838214704" calcext:value-type="float">
            <text:p>0.02</text:p>
          </table:table-cell>
          <table:table-cell table:formula="of:=IF(OR([.B4]=&quot;---&quot;;[.E4]=&quot;---&quot;);&quot;---&quot;;1-([.E4]/([.E4]+[.B4])))" office:value-type="float" office:value="0.97985541617853" calcext:value-type="float">
            <text:p>0.98</text:p>
          </table:table-cell>
          <table:table-cell table:formula="of:=IF(OR([.C4]=&quot;---&quot;;[.D4]=&quot;---&quot;);&quot;---&quot;;1-([.C4]/([.D4]+[.C4])))" office:value-type="float" office:value="0.0218191940387992" calcext:value-type="float">
            <text:p>0.02</text:p>
          </table:table-cell>
          <table:table-cell table:formula="of:=IF(OR([.C4]=&quot;---&quot;;[.D4]=&quot;---&quot;);&quot;---&quot;;1-([.D4]/([.D4]+[.C4])))" office:value-type="float" office:value="0.978180805961201" calcext:value-type="float">
            <text:p>0.98</text:p>
          </table:table-cell>
          <table:table-cell table:formula="of:=IF(OR([.C4]=&quot;---&quot;;[.E4]=&quot;---&quot;);&quot;---&quot;;1-([.C4]/([.E4]+[.C4])))" office:value-type="float" office:value="0.0151978960075881" calcext:value-type="float">
            <text:p>0.02</text:p>
          </table:table-cell>
          <table:table-cell table:formula="of:=IF(OR([.C4]=&quot;---&quot;;[.E4]=&quot;---&quot;);&quot;---&quot;;1-([.E4]/([.E4]+[.C4])))" office:value-type="float" office:value="0.984802103992412" calcext:value-type="float">
            <text:p>0.98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formula="of:=[$sv.V5]" office:value-type="float" office:value="960.5" calcext:value-type="float">
            <text:p>960.50</text:p>
          </table:table-cell>
          <table:table-cell table:formula="of:=[$a10.V5]" office:value-type="float" office:value="1024.9" calcext:value-type="float">
            <text:p>1024.90</text:p>
          </table:table-cell>
          <table:table-cell table:formula="of:=[$quadro.V5]" office:value-type="float" office:value="49.4" calcext:value-type="float">
            <text:p>49.40</text:p>
          </table:table-cell>
          <table:table-cell table:formula="of:=[$gtx.V5]" office:value-type="float" office:value="38.35" calcext:value-type="float">
            <text:p>38.35</text:p>
          </table:table-cell>
          <table:table-cell table:formula="of:=IF(OR([.B5]=&quot;---&quot;;[.D5]=&quot;---&quot;);&quot;---&quot;;1-([.B5]/([.D5]+[.B5])))" office:value-type="float" office:value="0.048915734231112" calcext:value-type="float">
            <text:p>0.05</text:p>
          </table:table-cell>
          <table:table-cell table:formula="of:=IF(OR([.B5]=&quot;---&quot;;[.D5]=&quot;---&quot;);&quot;---&quot;;1-([.D5]/([.D5]+[.B5])))" office:value-type="float" office:value="0.951084265768888" calcext:value-type="float">
            <text:p>0.95</text:p>
          </table:table-cell>
          <table:table-cell table:formula="of:=IF(OR([.B5]=&quot;---&quot;;[.E5]=&quot;---&quot;);&quot;---&quot;;1-([.B5]/([.E5]+[.B5])))" office:value-type="float" office:value="0.0383941532762677" calcext:value-type="float">
            <text:p>0.04</text:p>
          </table:table-cell>
          <table:table-cell table:formula="of:=IF(OR([.B5]=&quot;---&quot;;[.E5]=&quot;---&quot;);&quot;---&quot;;1-([.E5]/([.E5]+[.B5])))" office:value-type="float" office:value="0.961605846723732" calcext:value-type="float">
            <text:p>0.96</text:p>
          </table:table-cell>
          <table:table-cell table:formula="of:=IF(OR([.C5]=&quot;---&quot;;[.D5]=&quot;---&quot;);&quot;---&quot;;1-([.C5]/([.D5]+[.C5])))" office:value-type="float" office:value="0.0459834310713954" calcext:value-type="float">
            <text:p>0.05</text:p>
          </table:table-cell>
          <table:table-cell table:formula="of:=IF(OR([.C5]=&quot;---&quot;;[.D5]=&quot;---&quot;);&quot;---&quot;;1-([.D5]/([.D5]+[.C5])))" office:value-type="float" office:value="0.954016568928605" calcext:value-type="float">
            <text:p>0.95</text:p>
          </table:table-cell>
          <table:table-cell table:formula="of:=IF(OR([.C5]=&quot;---&quot;;[.E5]=&quot;---&quot;);&quot;---&quot;;1-([.C5]/([.E5]+[.C5])))" office:value-type="float" office:value="0.0360686574182929" calcext:value-type="float">
            <text:p>0.04</text:p>
          </table:table-cell>
          <table:table-cell table:formula="of:=IF(OR([.C5]=&quot;---&quot;;[.E5]=&quot;---&quot;);&quot;---&quot;;1-([.E5]/([.E5]+[.C5])))" office:value-type="float" office:value="0.963931342581707" calcext:value-type="float">
            <text:p>0.96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GPU" calcext:value-type="string">
            <text:p>GPU</text:p>
          </table:table-cell>
          <table:table-cell table:formula="of:=IF(OR([.C5]=&quot;---&quot;;[.E5]=&quot;---&quot;);&quot;---&quot;;IF([.C5]&lt;[.E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formula="of:=[$sv.V6]" office:value-type="float" office:value="963.45" calcext:value-type="float">
            <text:p>963.45</text:p>
          </table:table-cell>
          <table:table-cell table:formula="of:=[$a10.V6]" office:value-type="float" office:value="1948.15" calcext:value-type="float">
            <text:p>1948.15</text:p>
          </table:table-cell>
          <table:table-cell table:formula="of:=[$quadro.V6]" office:value-type="float" office:value="47.75" calcext:value-type="float">
            <text:p>47.75</text:p>
          </table:table-cell>
          <table:table-cell table:formula="of:=[$gtx.V6]" office:value-type="float" office:value="35" calcext:value-type="float">
            <text:p>35.00</text:p>
          </table:table-cell>
          <table:table-cell table:formula="of:=IF(OR([.B6]=&quot;---&quot;;[.D6]=&quot;---&quot;);&quot;---&quot;;1-([.B6]/([.D6]+[.B6])))" office:value-type="float" office:value="0.0472211234177216" calcext:value-type="float">
            <text:p>0.05</text:p>
          </table:table-cell>
          <table:table-cell table:formula="of:=IF(OR([.B6]=&quot;---&quot;;[.D6]=&quot;---&quot;);&quot;---&quot;;1-([.D6]/([.D6]+[.B6])))" office:value-type="float" office:value="0.952778876582278" calcext:value-type="float">
            <text:p>0.95</text:p>
          </table:table-cell>
          <table:table-cell table:formula="of:=IF(OR([.B6]=&quot;---&quot;;[.E6]=&quot;---&quot;);&quot;---&quot;;1-([.B6]/([.E6]+[.B6])))" office:value-type="float" office:value="0.0350543342180379" calcext:value-type="float">
            <text:p>0.04</text:p>
          </table:table-cell>
          <table:table-cell table:formula="of:=IF(OR([.B6]=&quot;---&quot;;[.E6]=&quot;---&quot;);&quot;---&quot;;1-([.E6]/([.E6]+[.B6])))" office:value-type="float" office:value="0.964945665781962" calcext:value-type="float">
            <text:p>0.96</text:p>
          </table:table-cell>
          <table:table-cell table:formula="of:=IF(OR([.C6]=&quot;---&quot;;[.D6]=&quot;---&quot;);&quot;---&quot;;1-([.C6]/([.D6]+[.C6])))" office:value-type="float" office:value="0.0239240442907961" calcext:value-type="float">
            <text:p>0.02</text:p>
          </table:table-cell>
          <table:table-cell table:formula="of:=IF(OR([.C6]=&quot;---&quot;;[.D6]=&quot;---&quot;);&quot;---&quot;;1-([.D6]/([.D6]+[.C6])))" office:value-type="float" office:value="0.976075955709204" calcext:value-type="float">
            <text:p>0.98</text:p>
          </table:table-cell>
          <table:table-cell table:formula="of:=IF(OR([.C6]=&quot;---&quot;;[.E6]=&quot;---&quot;);&quot;---&quot;;1-([.C6]/([.E6]+[.C6])))" office:value-type="float" office:value="0.0176486902150619" calcext:value-type="float">
            <text:p>0.02</text:p>
          </table:table-cell>
          <table:table-cell table:formula="of:=IF(OR([.C6]=&quot;---&quot;;[.E6]=&quot;---&quot;);&quot;---&quot;;1-([.E6]/([.E6]+[.C6])))" office:value-type="float" office:value="0.982351309784938" calcext:value-type="float">
            <text:p>0.98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GPU" calcext:value-type="string">
            <text:p>GPU</text:p>
          </table:table-cell>
          <table:table-cell table:formula="of:=IF(OR([.C6]=&quot;---&quot;;[.E6]=&quot;---&quot;);&quot;---&quot;;IF([.C6]&lt;[.E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[$sv.V7]" office:value-type="float" office:value="20131.5" calcext:value-type="float">
            <text:p>20131.50</text:p>
          </table:table-cell>
          <table:table-cell table:formula="of:=[$a10.V7]" office:value-type="float" office:value="56828.55" calcext:value-type="float">
            <text:p>56828.55</text:p>
          </table:table-cell>
          <table:table-cell table:formula="of:=[$quadro.V7]" office:value-type="float" office:value="5833.6" calcext:value-type="float">
            <text:p>5833.60</text:p>
          </table:table-cell>
          <table:table-cell table:formula="of:=[$gtx.V7]" office:value-type="float" office:value="3988.85" calcext:value-type="float">
            <text:p>3988.85</text:p>
          </table:table-cell>
          <table:table-cell table:formula="of:=IF(OR([.B7]=&quot;---&quot;;[.D7]=&quot;---&quot;);&quot;---&quot;;1-([.B7]/([.D7]+[.B7])))" office:value-type="float" office:value="0.224670808123211" calcext:value-type="float">
            <text:p>0.22</text:p>
          </table:table-cell>
          <table:table-cell table:formula="of:=IF(OR([.B7]=&quot;---&quot;;[.D7]=&quot;---&quot;);&quot;---&quot;;1-([.D7]/([.D7]+[.B7])))" office:value-type="float" office:value="0.775329191876788" calcext:value-type="float">
            <text:p>0.78</text:p>
          </table:table-cell>
          <table:table-cell table:formula="of:=IF(OR([.B7]=&quot;---&quot;;[.E7]=&quot;---&quot;);&quot;---&quot;;1-([.B7]/([.E7]+[.B7])))" office:value-type="float" office:value="0.165372807608513" calcext:value-type="float">
            <text:p>0.17</text:p>
          </table:table-cell>
          <table:table-cell table:formula="of:=IF(OR([.B7]=&quot;---&quot;;[.E7]=&quot;---&quot;);&quot;---&quot;;1-([.E7]/([.E7]+[.B7])))" office:value-type="float" office:value="0.834627192391487" calcext:value-type="float">
            <text:p>0.83</text:p>
          </table:table-cell>
          <table:table-cell table:formula="of:=IF(OR([.C7]=&quot;---&quot;;[.D7]=&quot;---&quot;);&quot;---&quot;;1-([.C7]/([.D7]+[.C7])))" office:value-type="float" office:value="0.0930960715519655" calcext:value-type="float">
            <text:p>0.09</text:p>
          </table:table-cell>
          <table:table-cell table:formula="of:=IF(OR([.C7]=&quot;---&quot;;[.D7]=&quot;---&quot;);&quot;---&quot;;1-([.D7]/([.D7]+[.C7])))" office:value-type="float" office:value="0.906903928448034" calcext:value-type="float">
            <text:p>0.91</text:p>
          </table:table-cell>
          <table:table-cell table:formula="of:=IF(OR([.C7]=&quot;---&quot;;[.E7]=&quot;---&quot;);&quot;---&quot;;1-([.C7]/([.E7]+[.C7])))" office:value-type="float" office:value="0.0655873154722169" calcext:value-type="float">
            <text:p>0.07</text:p>
          </table:table-cell>
          <table:table-cell table:formula="of:=IF(OR([.C7]=&quot;---&quot;;[.E7]=&quot;---&quot;);&quot;---&quot;;1-([.E7]/([.E7]+[.C7])))" office:value-type="float" office:value="0.934412684527783" calcext:value-type="float">
            <text:p>0.93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GPU" calcext:value-type="string">
            <text:p>GPU</text:p>
          </table:table-cell>
          <table:table-cell table:formula="of:=IF(OR([.C7]=&quot;---&quot;;[.E7]=&quot;---&quot;);&quot;---&quot;;IF([.C7]&lt;[.E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[$sv.V8]" office:value-type="float" office:value="19166.3" calcext:value-type="float">
            <text:p>19166.30</text:p>
          </table:table-cell>
          <table:table-cell table:formula="of:=[$a10.V8]" office:value-type="float" office:value="55895.15" calcext:value-type="float">
            <text:p>55895.15</text:p>
          </table:table-cell>
          <table:table-cell table:formula="of:=[$quadro.V8]" office:value-type="float" office:value="5879.7" calcext:value-type="float">
            <text:p>5879.70</text:p>
          </table:table-cell>
          <table:table-cell table:formula="of:=[$gtx.V8]" office:value-type="float" office:value="3899.3" calcext:value-type="float">
            <text:p>3899.30</text:p>
          </table:table-cell>
          <table:table-cell table:formula="of:=IF(OR([.B8]=&quot;---&quot;;[.D8]=&quot;---&quot;);&quot;---&quot;;1-([.B8]/([.D8]+[.B8])))" office:value-type="float" office:value="0.234756048870079" calcext:value-type="float">
            <text:p>0.23</text:p>
          </table:table-cell>
          <table:table-cell table:formula="of:=IF(OR([.B8]=&quot;---&quot;;[.D8]=&quot;---&quot;);&quot;---&quot;;1-([.D8]/([.D8]+[.B8])))" office:value-type="float" office:value="0.765243951129921" calcext:value-type="float">
            <text:p>0.77</text:p>
          </table:table-cell>
          <table:table-cell table:formula="of:=IF(OR([.B8]=&quot;---&quot;;[.E8]=&quot;---&quot;);&quot;---&quot;;1-([.B8]/([.E8]+[.B8])))" office:value-type="float" office:value="0.169052615149834" calcext:value-type="float">
            <text:p>0.17</text:p>
          </table:table-cell>
          <table:table-cell table:formula="of:=IF(OR([.B8]=&quot;---&quot;;[.E8]=&quot;---&quot;);&quot;---&quot;;1-([.E8]/([.E8]+[.B8])))" office:value-type="float" office:value="0.830947384850166" calcext:value-type="float">
            <text:p>0.83</text:p>
          </table:table-cell>
          <table:table-cell table:formula="of:=IF(OR([.C8]=&quot;---&quot;;[.D8]=&quot;---&quot;);&quot;---&quot;;1-([.C8]/([.D8]+[.C8])))" office:value-type="float" office:value="0.0951795107555906" calcext:value-type="float">
            <text:p>0.10</text:p>
          </table:table-cell>
          <table:table-cell table:formula="of:=IF(OR([.C8]=&quot;---&quot;;[.D8]=&quot;---&quot;);&quot;---&quot;;1-([.D8]/([.D8]+[.C8])))" office:value-type="float" office:value="0.904820489244409" calcext:value-type="float">
            <text:p>0.90</text:p>
          </table:table-cell>
          <table:table-cell table:formula="of:=IF(OR([.C8]=&quot;---&quot;;[.E8]=&quot;---&quot;);&quot;---&quot;;1-([.C8]/([.E8]+[.C8])))" office:value-type="float" office:value="0.0652117378786827" calcext:value-type="float">
            <text:p>0.07</text:p>
          </table:table-cell>
          <table:table-cell table:formula="of:=IF(OR([.C8]=&quot;---&quot;;[.E8]=&quot;---&quot;);&quot;---&quot;;1-([.E8]/([.E8]+[.C8])))" office:value-type="float" office:value="0.934788262121317" calcext:value-type="float">
            <text:p>0.93</text:p>
          </table:table-cell>
          <table:table-cell table:formula="of:=IF(OR([.B8]=&quot;---&quot;;[.D8]=&quot;---&quot;);&quot;---&quot;;IF([.B8]&lt;[.D8]; &quot;FPGA&quot;; &quot;GPU&quot;))" office:value-type="string" office:string-value="GPU" calcext:value-type="string">
            <text:p>GPU</text:p>
          </table:table-cell>
          <table:table-cell table:formula="of:=IF(OR([.B8]=&quot;---&quot;;[.E8]=&quot;---&quot;);&quot;---&quot;;IF([.B8]&lt;[.E8]; &quot;FPGA&quot;; &quot;GPU&quot;))" office:value-type="string" office:string-value="GPU" calcext:value-type="string">
            <text:p>GPU</text:p>
          </table:table-cell>
          <table:table-cell table:formula="of:=IF(OR([.C8]=&quot;---&quot;;[.D8]=&quot;---&quot;);&quot;---&quot;;IF([.C8]&lt;[.D8]; &quot;FPGA&quot;; &quot;GPU&quot;))" office:value-type="string" office:string-value="GPU" calcext:value-type="string">
            <text:p>GPU</text:p>
          </table:table-cell>
          <table:table-cell table:formula="of:=IF(OR([.C8]=&quot;---&quot;;[.E8]=&quot;---&quot;);&quot;---&quot;;IF([.C8]&lt;[.E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[$sv.V9]" office:value-type="float" office:value="514.7" calcext:value-type="float">
            <text:p>514.70</text:p>
          </table:table-cell>
          <table:table-cell table:formula="of:=[$a10.V9]" office:value-type="float" office:value="633.7" calcext:value-type="float">
            <text:p>633.70</text:p>
          </table:table-cell>
          <table:table-cell table:formula="of:=[$quadro.V9]" office:value-type="float" office:value="353.4" calcext:value-type="float">
            <text:p>353.40</text:p>
          </table:table-cell>
          <table:table-cell table:formula="of:=[$gtx.V9]" office:value-type="float" office:value="86.35" calcext:value-type="float">
            <text:p>86.35</text:p>
          </table:table-cell>
          <table:table-cell table:formula="of:=IF(OR([.B9]=&quot;---&quot;;[.D9]=&quot;---&quot;);&quot;---&quot;;1-([.B9]/([.D9]+[.B9])))" office:value-type="float" office:value="0.407095956687018" calcext:value-type="float">
            <text:p>0.41</text:p>
          </table:table-cell>
          <table:table-cell table:formula="of:=IF(OR([.B9]=&quot;---&quot;;[.D9]=&quot;---&quot;);&quot;---&quot;;1-([.D9]/([.D9]+[.B9])))" office:value-type="float" office:value="0.592904043312982" calcext:value-type="float">
            <text:p>0.59</text:p>
          </table:table-cell>
          <table:table-cell table:formula="of:=IF(OR([.B9]=&quot;---&quot;;[.E9]=&quot;---&quot;);&quot;---&quot;;1-([.B9]/([.E9]+[.B9])))" office:value-type="float" office:value="0.143665252474836" calcext:value-type="float">
            <text:p>0.14</text:p>
          </table:table-cell>
          <table:table-cell table:formula="of:=IF(OR([.B9]=&quot;---&quot;;[.E9]=&quot;---&quot;);&quot;---&quot;;1-([.E9]/([.E9]+[.B9])))" office:value-type="float" office:value="0.856334747525164" calcext:value-type="float">
            <text:p>0.86</text:p>
          </table:table-cell>
          <table:table-cell table:formula="of:=IF(OR([.C9]=&quot;---&quot;;[.D9]=&quot;---&quot;);&quot;---&quot;;1-([.C9]/([.D9]+[.C9])))" office:value-type="float" office:value="0.358018437848242" calcext:value-type="float">
            <text:p>0.36</text:p>
          </table:table-cell>
          <table:table-cell table:formula="of:=IF(OR([.C9]=&quot;---&quot;;[.D9]=&quot;---&quot;);&quot;---&quot;;1-([.D9]/([.D9]+[.C9])))" office:value-type="float" office:value="0.641981562151758" calcext:value-type="float">
            <text:p>0.64</text:p>
          </table:table-cell>
          <table:table-cell table:formula="of:=IF(OR([.C9]=&quot;---&quot;;[.E9]=&quot;---&quot;);&quot;---&quot;;1-([.C9]/([.E9]+[.C9])))" office:value-type="float" office:value="0.119922227623082" calcext:value-type="float">
            <text:p>0.12</text:p>
          </table:table-cell>
          <table:table-cell table:formula="of:=IF(OR([.C9]=&quot;---&quot;;[.E9]=&quot;---&quot;);&quot;---&quot;;1-([.E9]/([.E9]+[.C9])))" office:value-type="float" office:value="0.880077772376918" calcext:value-type="float">
            <text:p>0.88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[$sv.V10]" office:value-type="float" office:value="65673.8" calcext:value-type="float">
            <text:p>65673.80</text:p>
          </table:table-cell>
          <table:table-cell table:formula="of:=[$a10.V10]" office:value-type="string" office:string-value="---" calcext:value-type="string">
            <text:p>---</text:p>
          </table:table-cell>
          <table:table-cell table:formula="of:=[$quadro.V10]" office:value-type="float" office:value="3158.2" calcext:value-type="float">
            <text:p>3158.20</text:p>
          </table:table-cell>
          <table:table-cell table:formula="of:=[$gtx.V10]" office:value-type="float" office:value="555.95" calcext:value-type="float">
            <text:p>555.95</text:p>
          </table:table-cell>
          <table:table-cell table:formula="of:=IF(OR([.B10]=&quot;---&quot;;[.D10]=&quot;---&quot;);&quot;---&quot;;1-([.B10]/([.D10]+[.B10])))" office:value-type="float" office:value="0.0458827289632728" calcext:value-type="float">
            <text:p>0.05</text:p>
          </table:table-cell>
          <table:table-cell table:formula="of:=IF(OR([.B10]=&quot;---&quot;;[.D10]=&quot;---&quot;);&quot;---&quot;;1-([.D10]/([.D10]+[.B10])))" office:value-type="float" office:value="0.954117271036727" calcext:value-type="float">
            <text:p>0.95</text:p>
          </table:table-cell>
          <table:table-cell table:formula="of:=IF(OR([.B10]=&quot;---&quot;;[.E10]=&quot;---&quot;);&quot;---&quot;;1-([.B10]/([.E10]+[.B10])))" office:value-type="float" office:value="0.00839426390708098" calcext:value-type="float">
            <text:p>0.01</text:p>
          </table:table-cell>
          <table:table-cell table:formula="of:=IF(OR([.B10]=&quot;---&quot;;[.E10]=&quot;---&quot;);&quot;---&quot;;1-([.E10]/([.E10]+[.B10])))" office:value-type="float" office:value="0.991605736092919" calcext:value-type="float">
            <text:p>0.99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[$sv.V11]" office:value-type="float" office:value="774.85" calcext:value-type="float">
            <text:p>774.85</text:p>
          </table:table-cell>
          <table:table-cell table:formula="of:=[$a10.V11]" office:value-type="float" office:value="437.45" calcext:value-type="float">
            <text:p>437.45</text:p>
          </table:table-cell>
          <table:table-cell table:formula="of:=[$quadro.V11]" office:value-type="string" office:string-value="---" calcext:value-type="string">
            <text:p>---</text:p>
          </table:table-cell>
          <table:table-cell table:formula="of:=[$gtx.V11]" office:value-type="string" office:string-value="---" calcext:value-type="string">
            <text:p>---</text:p>
          </table:table-cell>
          <table:table-cell table:formula="of:=IF(OR([.B11]=&quot;---&quot;;[.D11]=&quot;---&quot;);&quot;---&quot;;1-([.B11]/([.D11]+[.B11])))" office:value-type="string" office:string-value="---" calcext:value-type="string">
            <text:p>---</text:p>
          </table:table-cell>
          <table:table-cell table:formula="of:=IF(OR([.B11]=&quot;---&quot;;[.D11]=&quot;---&quot;);&quot;---&quot;;1-([.D11]/([.D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B11]/([.E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E11]/([.E11]+[.B11])))" office:value-type="string" office:string-value="---" calcext:value-type="string">
            <text:p>---</text:p>
          </table:table-cell>
          <table:table-cell table:formula="of:=IF(OR([.C11]=&quot;---&quot;;[.D11]=&quot;---&quot;);&quot;---&quot;;1-([.C11]/([.D11]+[.C11])))" office:value-type="string" office:string-value="---" calcext:value-type="string">
            <text:p>---</text:p>
          </table:table-cell>
          <table:table-cell table:formula="of:=IF(OR([.C11]=&quot;---&quot;;[.D11]=&quot;---&quot;);&quot;---&quot;;1-([.D11]/([.D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C11]/([.E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E11]/([.E11]+[.C11])))" office:value-type="string" office:string-value="---" calcext:value-type="string">
            <text:p>---</text:p>
          </table:table-cell>
          <table:table-cell table:formula="of:=IF(OR([.B11]=&quot;---&quot;;[.D11]=&quot;---&quot;);&quot;---&quot;;IF([.B11]&lt;[.D11]; &quot;FPGA&quot;; &quot;GPU&quot;))" office:value-type="string" office:string-value="---" calcext:value-type="string">
            <text:p>---</text:p>
          </table:table-cell>
          <table:table-cell table:formula="of:=IF(OR([.B11]=&quot;---&quot;;[.E11]=&quot;---&quot;);&quot;---&quot;;IF([.B11]&lt;[.E11]; &quot;FPGA&quot;; &quot;GPU&quot;))" office:value-type="string" office:string-value="---" calcext:value-type="string">
            <text:p>---</text:p>
          </table:table-cell>
          <table:table-cell table:formula="of:=IF(OR([.C11]=&quot;---&quot;;[.D11]=&quot;---&quot;);&quot;---&quot;;IF([.C11]&lt;[.D11]; &quot;FPGA&quot;; &quot;GPU&quot;))" office:value-type="string" office:string-value="---" calcext:value-type="string">
            <text:p>---</text:p>
          </table:table-cell>
          <table:table-cell table:formula="of:=IF(OR([.C11]=&quot;---&quot;;[.E11]=&quot;---&quot;);&quot;---&quot;;IF([.C11]&lt;[.E11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[$sv.V12]" office:value-type="float" office:value="14642.15" calcext:value-type="float">
            <text:p>14642.15</text:p>
          </table:table-cell>
          <table:table-cell table:formula="of:=[$a10.V12]" office:value-type="float" office:value="69392.85" calcext:value-type="float">
            <text:p>69392.85</text:p>
          </table:table-cell>
          <table:table-cell table:formula="of:=[$quadro.V12]" office:value-type="float" office:value="3182.75" calcext:value-type="float">
            <text:p>3182.75</text:p>
          </table:table-cell>
          <table:table-cell table:formula="of:=[$gtx.V12]" office:value-type="float" office:value="773.9" calcext:value-type="float">
            <text:p>773.90</text:p>
          </table:table-cell>
          <table:table-cell table:formula="of:=IF(OR([.B12]=&quot;---&quot;;[.D12]=&quot;---&quot;);&quot;---&quot;;1-([.B12]/([.D12]+[.B12])))" office:value-type="float" office:value="0.178556401438437" calcext:value-type="float">
            <text:p>0.18</text:p>
          </table:table-cell>
          <table:table-cell table:formula="of:=IF(OR([.B12]=&quot;---&quot;;[.D12]=&quot;---&quot;);&quot;---&quot;;1-([.D12]/([.D12]+[.B12])))" office:value-type="float" office:value="0.821443598561563" calcext:value-type="float">
            <text:p>0.82</text:p>
          </table:table-cell>
          <table:table-cell table:formula="of:=IF(OR([.B12]=&quot;---&quot;;[.E12]=&quot;---&quot;);&quot;---&quot;;1-([.B12]/([.E12]+[.B12])))" office:value-type="float" office:value="0.0502009269559971" calcext:value-type="float">
            <text:p>0.05</text:p>
          </table:table-cell>
          <table:table-cell table:formula="of:=IF(OR([.B12]=&quot;---&quot;;[.E12]=&quot;---&quot;);&quot;---&quot;;1-([.E12]/([.E12]+[.B12])))" office:value-type="float" office:value="0.949799073044003" calcext:value-type="float">
            <text:p>0.95</text:p>
          </table:table-cell>
          <table:table-cell table:formula="of:=IF(OR([.C12]=&quot;---&quot;;[.D12]=&quot;---&quot;);&quot;---&quot;;1-([.C12]/([.D12]+[.C12])))" office:value-type="float" office:value="0.0438542705812973" calcext:value-type="float">
            <text:p>0.04</text:p>
          </table:table-cell>
          <table:table-cell table:formula="of:=IF(OR([.C12]=&quot;---&quot;;[.D12]=&quot;---&quot;);&quot;---&quot;;1-([.D12]/([.D12]+[.C12])))" office:value-type="float" office:value="0.956145729418703" calcext:value-type="float">
            <text:p>0.96</text:p>
          </table:table-cell>
          <table:table-cell table:formula="of:=IF(OR([.C12]=&quot;---&quot;;[.E12]=&quot;---&quot;);&quot;---&quot;;1-([.C12]/([.E12]+[.C12])))" office:value-type="float" office:value="0.011029440582612" calcext:value-type="float">
            <text:p>0.01</text:p>
          </table:table-cell>
          <table:table-cell table:formula="of:=IF(OR([.C12]=&quot;---&quot;;[.E12]=&quot;---&quot;);&quot;---&quot;;1-([.E12]/([.E12]+[.C12])))" office:value-type="float" office:value="0.988970559417388" calcext:value-type="float">
            <text:p>0.99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GPU" calcext:value-type="string">
            <text:p>GPU</text:p>
          </table:table-cell>
          <table:table-cell table:formula="of:=IF(OR([.C12]=&quot;---&quot;;[.E12]=&quot;---&quot;);&quot;---&quot;;IF([.C12]&lt;[.E1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[$sv.V13]" office:value-type="float" office:value="911.25" calcext:value-type="float">
            <text:p>911.25</text:p>
          </table:table-cell>
          <table:table-cell table:formula="of:=[$a10.V13]" office:value-type="float" office:value="1030.55" calcext:value-type="float">
            <text:p>1030.55</text:p>
          </table:table-cell>
          <table:table-cell table:formula="of:=[$quadro.V13]" office:value-type="float" office:value="56.3" calcext:value-type="float">
            <text:p>56.30</text:p>
          </table:table-cell>
          <table:table-cell table:formula="of:=[$gtx.V13]" office:value-type="float" office:value="54.5" calcext:value-type="float">
            <text:p>54.50</text:p>
          </table:table-cell>
          <table:table-cell table:formula="of:=IF(OR([.B13]=&quot;---&quot;;[.D13]=&quot;---&quot;);&quot;---&quot;;1-([.B13]/([.D13]+[.B13])))" office:value-type="float" office:value="0.0581882073277866" calcext:value-type="float">
            <text:p>0.06</text:p>
          </table:table-cell>
          <table:table-cell table:formula="of:=IF(OR([.B13]=&quot;---&quot;;[.D13]=&quot;---&quot;);&quot;---&quot;;1-([.D13]/([.D13]+[.B13])))" office:value-type="float" office:value="0.941811792672213" calcext:value-type="float">
            <text:p>0.94</text:p>
          </table:table-cell>
          <table:table-cell table:formula="of:=IF(OR([.B13]=&quot;---&quot;;[.E13]=&quot;---&quot;);&quot;---&quot;;1-([.B13]/([.E13]+[.B13])))" office:value-type="float" office:value="0.0564328242298732" calcext:value-type="float">
            <text:p>0.06</text:p>
          </table:table-cell>
          <table:table-cell table:formula="of:=IF(OR([.B13]=&quot;---&quot;;[.E13]=&quot;---&quot;);&quot;---&quot;;1-([.E13]/([.E13]+[.B13])))" office:value-type="float" office:value="0.943567175770127" calcext:value-type="float">
            <text:p>0.94</text:p>
          </table:table-cell>
          <table:table-cell table:formula="of:=IF(OR([.C13]=&quot;---&quot;;[.D13]=&quot;---&quot;);&quot;---&quot;;1-([.C13]/([.D13]+[.C13])))" office:value-type="float" office:value="0.0518010765054975" calcext:value-type="float">
            <text:p>0.05</text:p>
          </table:table-cell>
          <table:table-cell table:formula="of:=IF(OR([.C13]=&quot;---&quot;;[.D13]=&quot;---&quot;);&quot;---&quot;;1-([.D13]/([.D13]+[.C13])))" office:value-type="float" office:value="0.948198923494502" calcext:value-type="float">
            <text:p>0.95</text:p>
          </table:table-cell>
          <table:table-cell table:formula="of:=IF(OR([.C13]=&quot;---&quot;;[.E13]=&quot;---&quot;);&quot;---&quot;;1-([.C13]/([.E13]+[.C13])))" office:value-type="float" office:value="0.0502281000875535" calcext:value-type="float">
            <text:p>0.05</text:p>
          </table:table-cell>
          <table:table-cell table:formula="of:=IF(OR([.C13]=&quot;---&quot;;[.E13]=&quot;---&quot;);&quot;---&quot;;1-([.E13]/([.E13]+[.C13])))" office:value-type="float" office:value="0.949771899912446" calcext:value-type="float">
            <text:p>0.95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GPU" calcext:value-type="string">
            <text:p>GPU</text:p>
          </table:table-cell>
          <table:table-cell table:formula="of:=IF(OR([.C13]=&quot;---&quot;;[.E13]=&quot;---&quot;);&quot;---&quot;;IF([.C13]&lt;[.E1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[$sv.V14]" office:value-type="float" office:value="1672.25" calcext:value-type="float">
            <text:p>1672.25</text:p>
          </table:table-cell>
          <table:table-cell table:formula="of:=[$a10.V14]" office:value-type="float" office:value="3465.75" calcext:value-type="float">
            <text:p>3465.75</text:p>
          </table:table-cell>
          <table:table-cell table:formula="of:=[$quadro.V14]" office:value-type="float" office:value="113.1" calcext:value-type="float">
            <text:p>113.10</text:p>
          </table:table-cell>
          <table:table-cell table:formula="of:=[$gtx.V14]" office:value-type="float" office:value="59" calcext:value-type="float">
            <text:p>59.00</text:p>
          </table:table-cell>
          <table:table-cell table:formula="of:=IF(OR([.B14]=&quot;---&quot;;[.D14]=&quot;---&quot;);&quot;---&quot;;1-([.B14]/([.D14]+[.B14])))" office:value-type="float" office:value="0.0633489231803287" calcext:value-type="float">
            <text:p>0.06</text:p>
          </table:table-cell>
          <table:table-cell table:formula="of:=IF(OR([.B14]=&quot;---&quot;;[.D14]=&quot;---&quot;);&quot;---&quot;;1-([.D14]/([.D14]+[.B14])))" office:value-type="float" office:value="0.936651076819671" calcext:value-type="float">
            <text:p>0.94</text:p>
          </table:table-cell>
          <table:table-cell table:formula="of:=IF(OR([.B14]=&quot;---&quot;;[.E14]=&quot;---&quot;);&quot;---&quot;;1-([.B14]/([.E14]+[.B14])))" office:value-type="float" office:value="0.0340794223826715" calcext:value-type="float">
            <text:p>0.03</text:p>
          </table:table-cell>
          <table:table-cell table:formula="of:=IF(OR([.B14]=&quot;---&quot;;[.E14]=&quot;---&quot;);&quot;---&quot;;1-([.E14]/([.E14]+[.B14])))" office:value-type="float" office:value="0.965920577617328" calcext:value-type="float">
            <text:p>0.97</text:p>
          </table:table-cell>
          <table:table-cell table:formula="of:=IF(OR([.C14]=&quot;---&quot;;[.D14]=&quot;---&quot;);&quot;---&quot;;1-([.C14]/([.D14]+[.C14])))" office:value-type="float" office:value="0.031602330357517" calcext:value-type="float">
            <text:p>0.03</text:p>
          </table:table-cell>
          <table:table-cell table:formula="of:=IF(OR([.C14]=&quot;---&quot;;[.D14]=&quot;---&quot;);&quot;---&quot;;1-([.D14]/([.D14]+[.C14])))" office:value-type="float" office:value="0.968397669642483" calcext:value-type="float">
            <text:p>0.97</text:p>
          </table:table-cell>
          <table:table-cell table:formula="of:=IF(OR([.C14]=&quot;---&quot;;[.E14]=&quot;---&quot;);&quot;---&quot;;1-([.C14]/([.E14]+[.C14])))" office:value-type="float" office:value="0.0167387757997021" calcext:value-type="float">
            <text:p>0.02</text:p>
          </table:table-cell>
          <table:table-cell table:formula="of:=IF(OR([.C14]=&quot;---&quot;;[.E14]=&quot;---&quot;);&quot;---&quot;;1-([.E14]/([.E14]+[.C14])))" office:value-type="float" office:value="0.983261224200298" calcext:value-type="float">
            <text:p>0.98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GPU" calcext:value-type="string">
            <text:p>GPU</text:p>
          </table:table-cell>
          <table:table-cell table:formula="of:=IF(OR([.C14]=&quot;---&quot;;[.E14]=&quot;---&quot;);&quot;---&quot;;IF([.C14]&lt;[.E1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[$sv.V15]" office:value-type="string" office:string-value="---" calcext:value-type="string">
            <text:p>---</text:p>
          </table:table-cell>
          <table:table-cell table:formula="of:=[$a10.V15]" office:value-type="float" office:value="1793.15" calcext:value-type="float">
            <text:p>1793.15</text:p>
          </table:table-cell>
          <table:table-cell table:formula="of:=[$quadro.V15]" office:value-type="float" office:value="452.75" calcext:value-type="float">
            <text:p>452.75</text:p>
          </table:table-cell>
          <table:table-cell table:formula="of:=[$gtx.V15]" office:value-type="float" office:value="106.9" calcext:value-type="float">
            <text:p>106.90</text:p>
          </table:table-cell>
          <table:table-cell table:formula="of:=IF(OR([.B15]=&quot;---&quot;;[.D15]=&quot;---&quot;);&quot;---&quot;;1-([.B15]/([.D15]+[.B15])))" office:value-type="string" office:string-value="---" calcext:value-type="string">
            <text:p>---</text:p>
          </table:table-cell>
          <table:table-cell table:formula="of:=IF(OR([.B15]=&quot;---&quot;;[.D15]=&quot;---&quot;);&quot;---&quot;;1-([.D15]/([.D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B15]/([.E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E15]/([.E15]+[.B15])))" office:value-type="string" office:string-value="---" calcext:value-type="string">
            <text:p>---</text:p>
          </table:table-cell>
          <table:table-cell table:formula="of:=IF(OR([.C15]=&quot;---&quot;;[.D15]=&quot;---&quot;);&quot;---&quot;;1-([.C15]/([.D15]+[.C15])))" office:value-type="float" office:value="0.201589563204061" calcext:value-type="float">
            <text:p>0.20</text:p>
          </table:table-cell>
          <table:table-cell table:formula="of:=IF(OR([.C15]=&quot;---&quot;;[.D15]=&quot;---&quot;);&quot;---&quot;;1-([.D15]/([.D15]+[.C15])))" office:value-type="float" office:value="0.798410436795939" calcext:value-type="float">
            <text:p>0.80</text:p>
          </table:table-cell>
          <table:table-cell table:formula="of:=IF(OR([.C15]=&quot;---&quot;;[.E15]=&quot;---&quot;);&quot;---&quot;;1-([.C15]/([.E15]+[.C15])))" office:value-type="float" office:value="0.056261677324281" calcext:value-type="float">
            <text:p>0.06</text:p>
          </table:table-cell>
          <table:table-cell table:formula="of:=IF(OR([.C15]=&quot;---&quot;;[.E15]=&quot;---&quot;);&quot;---&quot;;1-([.E15]/([.E15]+[.C15])))" office:value-type="float" office:value="0.943738322675719" calcext:value-type="float">
            <text:p>0.94</text:p>
          </table:table-cell>
          <table:table-cell table:formula="of:=IF(OR([.B15]=&quot;---&quot;;[.D15]=&quot;---&quot;);&quot;---&quot;;IF([.B15]&lt;[.D15]; &quot;FPGA&quot;; &quot;GPU&quot;))" office:value-type="string" office:string-value="---" calcext:value-type="string">
            <text:p>---</text:p>
          </table:table-cell>
          <table:table-cell table:formula="of:=IF(OR([.B15]=&quot;---&quot;;[.E15]=&quot;---&quot;);&quot;---&quot;;IF([.B15]&lt;[.E15]; &quot;FPGA&quot;; &quot;GPU&quot;))" office:value-type="string" office:string-value="---" calcext:value-type="string">
            <text:p>---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7" office:value-type="string" calcext:value-type="string">
            <text:p>Avg. Dist</text:p>
          </table:table-cell>
          <table:table-cell table:style-name="ce16" table:number-columns-repeated="4"/>
          <table:table-cell table:formula="of:=AVERAGE([.F2:.F15])" office:value-type="float" office:value="0.177381729967987" calcext:value-type="float">
            <text:p>0.18</text:p>
          </table:table-cell>
          <table:table-cell table:formula="of:=AVERAGE([.G2:.G15])" office:value-type="float" office:value="0.822618270032013" calcext:value-type="float">
            <text:p>0.82</text:p>
          </table:table-cell>
          <table:table-cell table:formula="of:=AVERAGE([.H2:.H15])" office:value-type="float" office:value="0.0840869904023152" calcext:value-type="float">
            <text:p>0.08</text:p>
          </table:table-cell>
          <table:table-cell table:formula="of:=AVERAGE([.I2:.I15])" office:value-type="float" office:value="0.915913009597685" calcext:value-type="float">
            <text:p>0.92</text:p>
          </table:table-cell>
          <table:table-cell table:formula="of:=AVERAGE([.J2:.J15])" office:value-type="float" office:value="0.146362073304878" calcext:value-type="float">
            <text:p>0.15</text:p>
          </table:table-cell>
          <table:table-cell table:formula="of:=AVERAGE([.K2:.K15])" office:value-type="float" office:value="0.853637926695122" calcext:value-type="float">
            <text:p>0.85</text:p>
          </table:table-cell>
          <table:table-cell table:formula="of:=AVERAGE([.L2:.L15])" office:value-type="float" office:value="0.0622966371979206" calcext:value-type="float">
            <text:p>0.06</text:p>
          </table:table-cell>
          <table:table-cell table:formula="of:=AVERAGE([.M2:.M15])" office:value-type="float" office:value="0.937703362802079" calcext:value-type="float">
            <text:p>0.94</text:p>
          </table:table-cell>
          <table:table-cell table:style-name="ce16" table:number-columns-repeated="4"/>
        </table:table-row>
        <table:table-row table:style-name="ro1">
          <table:table-cell table:style-name="ce7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15];&quot;FPGA&quot;)" office:value-type="float" office:value="0" calcext:value-type="float">
            <text:p>0</text:p>
          </table:table-cell>
          <table:table-cell table:style-name="ce18" table:formula="of:=COUNTIF([.O2:.O15];&quot;FPGA&quot;)" office:value-type="float" office:value="0" calcext:value-type="float">
            <text:p>0</text:p>
          </table:table-cell>
          <table:table-cell table:style-name="ce18" table:formula="of:=COUNTIF([.P2:.P15];&quot;FPGA&quot;)" office:value-type="float" office:value="0" calcext:value-type="float">
            <text:p>0</text:p>
          </table:table-cell>
          <table:table-cell table:style-name="ce18" table:formula="of:=COUNTIF([.Q2:.Q15];&quot;FPGA&quot;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15];&quot;GPU&quot;)" office:value-type="float" office:value="12" calcext:value-type="float">
            <text:p>12</text:p>
          </table:table-cell>
          <table:table-cell table:style-name="ce18" table:formula="of:=COUNTIF([.O2:.O15];&quot;GPU&quot;)" office:value-type="float" office:value="12" calcext:value-type="float">
            <text:p>12</text:p>
          </table:table-cell>
          <table:table-cell table:style-name="ce18" table:formula="of:=COUNTIF([.P2:.P15];&quot;GPU&quot;)" office:value-type="float" office:value="12" calcext:value-type="float">
            <text:p>12</text:p>
          </table:table-cell>
          <table:table-cell table:style-name="ce18" table:formula="of:=COUNTIF([.Q2:.Q15];&quot;GPU&quot;)" office:value-type="float" office:value="12" calcext:value-type="float">
            <text:p>12</text:p>
          </table:table-cell>
        </table:table-row>
      </table:table>
      <table:table table:name="power comparison" table:style-name="ta1">
        <table:table-column table:style-name="co1" table:default-cell-style-name="ce8"/>
        <table:table-column table:style-name="co3" table:number-columns-repeated="12" table:default-cell-style-name="ce9"/>
        <table:table-column table:style-name="co3" table:default-cell-style-name="ce17"/>
        <table:table-column table:style-name="co3" table:number-columns-repeated="8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1</text:p>
          </table:table-cell>
          <table:table-cell table:formula="of:=IF([$sv.V2]=&quot;---&quot;;&quot;---&quot;;[$sv.V2]*[.$V12])" office:value-type="float" office:value="21272.5" calcext:value-type="float">
            <text:p>21272.50</text:p>
          </table:table-cell>
          <table:table-cell table:formula="of:=IF([$a10.V2]=&quot;---&quot;;&quot;---&quot;;[$a10.V2]*[.$V13])" office:value-type="float" office:value="18672" calcext:value-type="float">
            <text:p>18672.00</text:p>
          </table:table-cell>
          <table:table-cell table:formula="of:=IF([$quadro.V2]=&quot;---&quot;;&quot;---&quot;;[$quadro.V2]*[.$V14])" office:value-type="float" office:value="21141.65" calcext:value-type="float">
            <text:p>21141.65</text:p>
          </table:table-cell>
          <table:table-cell table:formula="of:=IF([$gtx.V2]=&quot;---&quot;;&quot;---&quot;;[$gtx.V2]*[.$V15])" office:value-type="float" office:value="23067" calcext:value-type="float">
            <text:p>23067.00</text:p>
          </table:table-cell>
          <table:table-cell table:formula="of:=IF(OR([.B2]=&quot;---&quot;;[.D2]=&quot;---&quot;);&quot;---&quot;;1-([.B2]/([.D2]+[.B2])))" office:value-type="float" office:value="0.4984574723294" calcext:value-type="float">
            <text:p>0.50</text:p>
          </table:table-cell>
          <table:table-cell table:formula="of:=IF(OR([.B2]=&quot;---&quot;;[.D2]=&quot;---&quot;);&quot;---&quot;;1-([.D2]/([.D2]+[.B2])))" office:value-type="float" office:value="0.5015425276706" calcext:value-type="float">
            <text:p>0.50</text:p>
          </table:table-cell>
          <table:table-cell table:formula="of:=IF(OR([.B2]=&quot;---&quot;;[.E2]=&quot;---&quot;);&quot;---&quot;;1-([.B2]/([.E2]+[.B2])))" office:value-type="float" office:value="0.520235907035488" calcext:value-type="float">
            <text:p>0.52</text:p>
          </table:table-cell>
          <table:table-cell table:formula="of:=IF(OR([.B2]=&quot;---&quot;;[.E2]=&quot;---&quot;);&quot;---&quot;;1-([.E2]/([.E2]+[.B2])))" office:value-type="float" office:value="0.479764092964513" calcext:value-type="float">
            <text:p>0.48</text:p>
          </table:table-cell>
          <table:table-cell table:formula="of:=IF(OR([.C2]=&quot;---&quot;;[.D2]=&quot;---&quot;);&quot;---&quot;;1-([.C2]/([.D2]+[.C2])))" office:value-type="float" office:value="0.531015116674809" calcext:value-type="float">
            <text:p>0.53</text:p>
          </table:table-cell>
          <table:table-cell table:formula="of:=IF(OR([.C2]=&quot;---&quot;;[.D2]=&quot;---&quot;);&quot;---&quot;;1-([.D2]/([.D2]+[.C2])))" office:value-type="float" office:value="0.468984883325191" calcext:value-type="float">
            <text:p>0.47</text:p>
          </table:table-cell>
          <table:table-cell table:formula="of:=IF(OR([.C2]=&quot;---&quot;;[.E2]=&quot;---&quot;);&quot;---&quot;;1-([.C2]/([.E2]+[.C2])))" office:value-type="float" office:value="0.552648602026881" calcext:value-type="float">
            <text:p>0.55</text:p>
          </table:table-cell>
          <table:table-cell table:formula="of:=IF(OR([.C2]=&quot;---&quot;;[.E2]=&quot;---&quot;);&quot;---&quot;;1-([.E2]/([.E2]+[.C2])))" office:value-type="float" office:value="0.447351397973119" calcext:value-type="float">
            <text:p>0.45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FPGA" calcext:value-type="string">
            <text:p>FPGA</text:p>
          </table:table-cell>
          <table:table-cell table:formula="of:=IF(OR([.C2]=&quot;---&quot;;[.D2]=&quot;---&quot;);&quot;---&quot;;IF([.C2]&lt;[.D2]; &quot;FPGA&quot;; &quot;GPU&quot;))" office:value-type="string" office:string-value="FPGA" calcext:value-type="string">
            <text:p>FPGA</text:p>
          </table:table-cell>
          <table:table-cell table:formula="of:=IF(OR([.C2]=&quot;---&quot;;[.E2]=&quot;---&quot;);&quot;---&quot;;IF([.C2]&lt;[.E2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2</text:p>
          </table:table-cell>
          <table:table-cell table:formula="of:=IF([$sv.V3]=&quot;---&quot;;&quot;---&quot;;[$sv.V3]*[.$V12])" office:value-type="float" office:value="14613.75" calcext:value-type="float">
            <text:p>14613.75</text:p>
          </table:table-cell>
          <table:table-cell table:formula="of:=IF([$a10.V3]=&quot;---&quot;;&quot;---&quot;;[$a10.V3]*[.$V13])" office:value-type="float" office:value="24417" calcext:value-type="float">
            <text:p>24417.00</text:p>
          </table:table-cell>
          <table:table-cell table:formula="of:=IF([$quadro.V3]=&quot;---&quot;;&quot;---&quot;;[$quadro.V3]*[.$V14])" office:value-type="float" office:value="16914.55" calcext:value-type="float">
            <text:p>16914.55</text:p>
          </table:table-cell>
          <table:table-cell table:formula="of:=IF([$gtx.V3]=&quot;---&quot;;&quot;---&quot;;[$gtx.V3]*[.$V15])" office:value-type="float" office:value="16640.25" calcext:value-type="float">
            <text:p>16640.25</text:p>
          </table:table-cell>
          <table:table-cell table:formula="of:=IF(OR([.B3]=&quot;---&quot;;[.D3]=&quot;---&quot;);&quot;---&quot;;1-([.B3]/([.D3]+[.B3])))" office:value-type="float" office:value="0.536487853769471" calcext:value-type="float">
            <text:p>0.54</text:p>
          </table:table-cell>
          <table:table-cell table:formula="of:=IF(OR([.B3]=&quot;---&quot;;[.D3]=&quot;---&quot;);&quot;---&quot;;1-([.D3]/([.D3]+[.B3])))" office:value-type="float" office:value="0.463512146230529" calcext:value-type="float">
            <text:p>0.46</text:p>
          </table:table-cell>
          <table:table-cell table:formula="of:=IF(OR([.B3]=&quot;---&quot;;[.E3]=&quot;---&quot;);&quot;---&quot;;1-([.B3]/([.E3]+[.B3])))" office:value-type="float" office:value="0.532419850259167" calcext:value-type="float">
            <text:p>0.53</text:p>
          </table:table-cell>
          <table:table-cell table:formula="of:=IF(OR([.B3]=&quot;---&quot;;[.E3]=&quot;---&quot;);&quot;---&quot;;1-([.E3]/([.E3]+[.B3])))" office:value-type="float" office:value="0.467580149740833" calcext:value-type="float">
            <text:p>0.47</text:p>
          </table:table-cell>
          <table:table-cell table:formula="of:=IF(OR([.C3]=&quot;---&quot;;[.D3]=&quot;---&quot;);&quot;---&quot;;1-([.C3]/([.D3]+[.C3])))" office:value-type="float" office:value="0.409240640624414" calcext:value-type="float">
            <text:p>0.41</text:p>
          </table:table-cell>
          <table:table-cell table:formula="of:=IF(OR([.C3]=&quot;---&quot;;[.D3]=&quot;---&quot;);&quot;---&quot;;1-([.D3]/([.D3]+[.C3])))" office:value-type="float" office:value="0.590759359375586" calcext:value-type="float">
            <text:p>0.59</text:p>
          </table:table-cell>
          <table:table-cell table:formula="of:=IF(OR([.C3]=&quot;---&quot;;[.E3]=&quot;---&quot;);&quot;---&quot;;1-([.C3]/([.E3]+[.C3])))" office:value-type="float" office:value="0.405293827521327" calcext:value-type="float">
            <text:p>0.41</text:p>
          </table:table-cell>
          <table:table-cell table:formula="of:=IF(OR([.C3]=&quot;---&quot;;[.E3]=&quot;---&quot;);&quot;---&quot;;1-([.E3]/([.E3]+[.C3])))" office:value-type="float" office:value="0.594706172478673" calcext:value-type="float">
            <text:p>0.59</text:p>
          </table:table-cell>
          <table:table-cell table:formula="of:=IF(OR([.B3]=&quot;---&quot;;[.D3]=&quot;---&quot;);&quot;---&quot;;IF([.B3]&lt;[.D3]; &quot;FPGA&quot;; &quot;GPU&quot;))" office:value-type="string" office:string-value="FPGA" calcext:value-type="string">
            <text:p>FPGA</text:p>
          </table:table-cell>
          <table:table-cell table:formula="of:=IF(OR([.B3]=&quot;---&quot;;[.E3]=&quot;---&quot;);&quot;---&quot;;IF([.B3]&lt;[.E3]; &quot;FPGA&quot;; &quot;GPU&quot;))" office:value-type="string" office:string-value="FPGA" calcext:value-type="string">
            <text:p>FPGA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onic1</text:p>
          </table:table-cell>
          <table:table-cell table:formula="of:=IF([$sv.V4]=&quot;---&quot;;&quot;---&quot;;[$sv.V4]*[.$V12])" office:value-type="float" office:value="42865" calcext:value-type="float">
            <text:p>42865.00</text:p>
          </table:table-cell>
          <table:table-cell table:formula="of:=IF([$a10.V4]=&quot;---&quot;;&quot;---&quot;;[$a10.V4]*[.$V13])" office:value-type="float" office:value="68524.5" calcext:value-type="float">
            <text:p>68524.50</text:p>
          </table:table-cell>
          <table:table-cell table:formula="of:=IF([$quadro.V4]=&quot;---&quot;;&quot;---&quot;;[$quadro.V4]*[.$V14])" office:value-type="float" office:value="2088.95" calcext:value-type="float">
            <text:p>2088.95</text:p>
          </table:table-cell>
          <table:table-cell table:formula="of:=IF([$gtx.V4]=&quot;---&quot;;&quot;---&quot;;[$gtx.V4]*[.$V15])" office:value-type="float" office:value="5816.25" calcext:value-type="float">
            <text:p>5816.25</text:p>
          </table:table-cell>
          <table:table-cell table:formula="of:=IF(OR([.B4]=&quot;---&quot;;[.D4]=&quot;---&quot;);&quot;---&quot;;1-([.B4]/([.D4]+[.B4])))" office:value-type="float" office:value="0.0464686640439828" calcext:value-type="float">
            <text:p>0.05</text:p>
          </table:table-cell>
          <table:table-cell table:formula="of:=IF(OR([.B4]=&quot;---&quot;;[.D4]=&quot;---&quot;);&quot;---&quot;;1-([.D4]/([.D4]+[.B4])))" office:value-type="float" office:value="0.953531335956017" calcext:value-type="float">
            <text:p>0.95</text:p>
          </table:table-cell>
          <table:table-cell table:formula="of:=IF(OR([.B4]=&quot;---&quot;;[.E4]=&quot;---&quot;);&quot;---&quot;;1-([.B4]/([.E4]+[.B4])))" office:value-type="float" office:value="0.119476184362563" calcext:value-type="float">
            <text:p>0.12</text:p>
          </table:table-cell>
          <table:table-cell table:formula="of:=IF(OR([.B4]=&quot;---&quot;;[.E4]=&quot;---&quot;);&quot;---&quot;;1-([.E4]/([.E4]+[.B4])))" office:value-type="float" office:value="0.880523815637437" calcext:value-type="float">
            <text:p>0.88</text:p>
          </table:table-cell>
          <table:table-cell table:formula="of:=IF(OR([.C4]=&quot;---&quot;;[.D4]=&quot;---&quot;);&quot;---&quot;;1-([.C4]/([.D4]+[.C4])))" office:value-type="float" office:value="0.0295828910781161" calcext:value-type="float">
            <text:p>0.03</text:p>
          </table:table-cell>
          <table:table-cell table:formula="of:=IF(OR([.C4]=&quot;---&quot;;[.D4]=&quot;---&quot;);&quot;---&quot;;1-([.D4]/([.D4]+[.C4])))" office:value-type="float" office:value="0.970417108921884" calcext:value-type="float">
            <text:p>0.97</text:p>
          </table:table-cell>
          <table:table-cell table:formula="of:=IF(OR([.C4]=&quot;---&quot;;[.E4]=&quot;---&quot;);&quot;---&quot;;1-([.C4]/([.E4]+[.C4])))" office:value-type="float" office:value="0.078237709466208" calcext:value-type="float">
            <text:p>0.08</text:p>
          </table:table-cell>
          <table:table-cell table:formula="of:=IF(OR([.C4]=&quot;---&quot;;[.E4]=&quot;---&quot;);&quot;---&quot;;1-([.E4]/([.E4]+[.C4])))" office:value-type="float" office:value="0.921762290533792" calcext:value-type="float">
            <text:p>0.92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onic2</text:p>
          </table:table-cell>
          <table:table-cell table:formula="of:=IF([$sv.V5]=&quot;---&quot;;&quot;---&quot;;[$sv.V5]*[.$V12])" office:value-type="float" office:value="24012.5" calcext:value-type="float">
            <text:p>24012.50</text:p>
          </table:table-cell>
          <table:table-cell table:formula="of:=IF([$a10.V5]=&quot;---&quot;;&quot;---&quot;;[$a10.V5]*[.$V13])" office:value-type="float" office:value="30747" calcext:value-type="float">
            <text:p>30747.00</text:p>
          </table:table-cell>
          <table:table-cell table:formula="of:=IF([$quadro.V5]=&quot;---&quot;;&quot;---&quot;;[$quadro.V5]*[.$V14])" office:value-type="float" office:value="2025.4" calcext:value-type="float">
            <text:p>2025.40</text:p>
          </table:table-cell>
          <table:table-cell table:formula="of:=IF([$gtx.V5]=&quot;---&quot;;&quot;---&quot;;[$gtx.V5]*[.$V15])" office:value-type="float" office:value="6327.75" calcext:value-type="float">
            <text:p>6327.75</text:p>
          </table:table-cell>
          <table:table-cell table:formula="of:=IF(OR([.B5]=&quot;---&quot;;[.D5]=&quot;---&quot;);&quot;---&quot;;1-([.B5]/([.D5]+[.B5])))" office:value-type="float" office:value="0.0777866110554231" calcext:value-type="float">
            <text:p>0.08</text:p>
          </table:table-cell>
          <table:table-cell table:formula="of:=IF(OR([.B5]=&quot;---&quot;;[.D5]=&quot;---&quot;);&quot;---&quot;;1-([.D5]/([.D5]+[.B5])))" office:value-type="float" office:value="0.922213388944577" calcext:value-type="float">
            <text:p>0.92</text:p>
          </table:table-cell>
          <table:table-cell table:formula="of:=IF(OR([.B5]=&quot;---&quot;;[.E5]=&quot;---&quot;);&quot;---&quot;;1-([.B5]/([.E5]+[.B5])))" office:value-type="float" office:value="0.208559586687651" calcext:value-type="float">
            <text:p>0.21</text:p>
          </table:table-cell>
          <table:table-cell table:formula="of:=IF(OR([.B5]=&quot;---&quot;;[.E5]=&quot;---&quot;);&quot;---&quot;;1-([.E5]/([.E5]+[.B5])))" office:value-type="float" office:value="0.791440413312349" calcext:value-type="float">
            <text:p>0.79</text:p>
          </table:table-cell>
          <table:table-cell table:formula="of:=IF(OR([.C5]=&quot;---&quot;;[.D5]=&quot;---&quot;);&quot;---&quot;;1-([.C5]/([.D5]+[.C5])))" office:value-type="float" office:value="0.0618020041254226" calcext:value-type="float">
            <text:p>0.06</text:p>
          </table:table-cell>
          <table:table-cell table:formula="of:=IF(OR([.C5]=&quot;---&quot;;[.D5]=&quot;---&quot;);&quot;---&quot;;1-([.D5]/([.D5]+[.C5])))" office:value-type="float" office:value="0.938197995874577" calcext:value-type="float">
            <text:p>0.94</text:p>
          </table:table-cell>
          <table:table-cell table:formula="of:=IF(OR([.C5]=&quot;---&quot;;[.E5]=&quot;---&quot;);&quot;---&quot;;1-([.C5]/([.E5]+[.C5])))" office:value-type="float" office:value="0.170675459713147" calcext:value-type="float">
            <text:p>0.17</text:p>
          </table:table-cell>
          <table:table-cell table:formula="of:=IF(OR([.C5]=&quot;---&quot;;[.E5]=&quot;---&quot;);&quot;---&quot;;1-([.E5]/([.E5]+[.C5])))" office:value-type="float" office:value="0.829324540286853" calcext:value-type="float">
            <text:p>0.83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GPU" calcext:value-type="string">
            <text:p>GPU</text:p>
          </table:table-cell>
          <table:table-cell table:formula="of:=IF(OR([.C5]=&quot;---&quot;;[.E5]=&quot;---&quot;);&quot;---&quot;;IF([.C5]&lt;[.E5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onic3</text:p>
          </table:table-cell>
          <table:table-cell table:formula="of:=IF([$sv.V6]=&quot;---&quot;;&quot;---&quot;;[$sv.V6]*[.$V12])" office:value-type="float" office:value="24086.25" calcext:value-type="float">
            <text:p>24086.25</text:p>
          </table:table-cell>
          <table:table-cell table:formula="of:=IF([$a10.V6]=&quot;---&quot;;&quot;---&quot;;[$a10.V6]*[.$V13])" office:value-type="float" office:value="58444.5" calcext:value-type="float">
            <text:p>58444.50</text:p>
          </table:table-cell>
          <table:table-cell table:formula="of:=IF([$quadro.V6]=&quot;---&quot;;&quot;---&quot;;[$quadro.V6]*[.$V14])" office:value-type="float" office:value="1957.75" calcext:value-type="float">
            <text:p>1957.75</text:p>
          </table:table-cell>
          <table:table-cell table:formula="of:=IF([$gtx.V6]=&quot;---&quot;;&quot;---&quot;;[$gtx.V6]*[.$V15])" office:value-type="float" office:value="5775" calcext:value-type="float">
            <text:p>5775.00</text:p>
          </table:table-cell>
          <table:table-cell table:formula="of:=IF(OR([.B6]=&quot;---&quot;;[.D6]=&quot;---&quot;);&quot;---&quot;;1-([.B6]/([.D6]+[.B6])))" office:value-type="float" office:value="0.0751708646905237" calcext:value-type="float">
            <text:p>0.08</text:p>
          </table:table-cell>
          <table:table-cell table:formula="of:=IF(OR([.B6]=&quot;---&quot;;[.D6]=&quot;---&quot;);&quot;---&quot;;1-([.D6]/([.D6]+[.B6])))" office:value-type="float" office:value="0.924829135309476" calcext:value-type="float">
            <text:p>0.92</text:p>
          </table:table-cell>
          <table:table-cell table:formula="of:=IF(OR([.B6]=&quot;---&quot;;[.E6]=&quot;---&quot;);&quot;---&quot;;1-([.B6]/([.E6]+[.B6])))" office:value-type="float" office:value="0.193394449328143" calcext:value-type="float">
            <text:p>0.19</text:p>
          </table:table-cell>
          <table:table-cell table:formula="of:=IF(OR([.B6]=&quot;---&quot;;[.E6]=&quot;---&quot;);&quot;---&quot;;1-([.E6]/([.E6]+[.B6])))" office:value-type="float" office:value="0.806605550671857" calcext:value-type="float">
            <text:p>0.81</text:p>
          </table:table-cell>
          <table:table-cell table:formula="of:=IF(OR([.C6]=&quot;---&quot;;[.D6]=&quot;---&quot;);&quot;---&quot;;1-([.C6]/([.D6]+[.C6])))" office:value-type="float" office:value="0.0324118720743018" calcext:value-type="float">
            <text:p>0.03</text:p>
          </table:table-cell>
          <table:table-cell table:formula="of:=IF(OR([.C6]=&quot;---&quot;;[.D6]=&quot;---&quot;);&quot;---&quot;;1-([.D6]/([.D6]+[.C6])))" office:value-type="float" office:value="0.967588127925698" calcext:value-type="float">
            <text:p>0.97</text:p>
          </table:table-cell>
          <table:table-cell table:formula="of:=IF(OR([.C6]=&quot;---&quot;;[.E6]=&quot;---&quot;);&quot;---&quot;;1-([.C6]/([.E6]+[.C6])))" office:value-type="float" office:value="0.0899259570691146" calcext:value-type="float">
            <text:p>0.09</text:p>
          </table:table-cell>
          <table:table-cell table:formula="of:=IF(OR([.C6]=&quot;---&quot;;[.E6]=&quot;---&quot;);&quot;---&quot;;1-([.E6]/([.E6]+[.C6])))" office:value-type="float" office:value="0.910074042930885" calcext:value-type="float">
            <text:p>0.91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GPU" calcext:value-type="string">
            <text:p>GPU</text:p>
          </table:table-cell>
          <table:table-cell table:formula="of:=IF(OR([.C6]=&quot;---&quot;;[.E6]=&quot;---&quot;);&quot;---&quot;;IF([.C6]&lt;[.E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1</text:p>
          </table:table-cell>
          <table:table-cell table:formula="of:=IF([$sv.V7]=&quot;---&quot;;&quot;---&quot;;[$sv.V7]*[.$V12])" office:value-type="float" office:value="503287.5" calcext:value-type="float">
            <text:p>503287.50</text:p>
          </table:table-cell>
          <table:table-cell table:formula="of:=IF([$a10.V7]=&quot;---&quot;;&quot;---&quot;;[$a10.V7]*[.$V13])" office:value-type="float" office:value="1704856.5" calcext:value-type="float">
            <text:p>1704856.50</text:p>
          </table:table-cell>
          <table:table-cell table:formula="of:=IF([$quadro.V7]=&quot;---&quot;;&quot;---&quot;;[$quadro.V7]*[.$V14])" office:value-type="float" office:value="239177.6" calcext:value-type="float">
            <text:p>239177.60</text:p>
          </table:table-cell>
          <table:table-cell table:formula="of:=IF([$gtx.V7]=&quot;---&quot;;&quot;---&quot;;[$gtx.V7]*[.$V15])" office:value-type="float" office:value="658160.25" calcext:value-type="float">
            <text:p>658160.25</text:p>
          </table:table-cell>
          <table:table-cell table:formula="of:=IF(OR([.B7]=&quot;---&quot;;[.D7]=&quot;---&quot;);&quot;---&quot;;1-([.B7]/([.D7]+[.B7])))" office:value-type="float" office:value="0.322139855462567" calcext:value-type="float">
            <text:p>0.32</text:p>
          </table:table-cell>
          <table:table-cell table:formula="of:=IF(OR([.B7]=&quot;---&quot;;[.D7]=&quot;---&quot;);&quot;---&quot;;1-([.D7]/([.D7]+[.B7])))" office:value-type="float" office:value="0.677860144537434" calcext:value-type="float">
            <text:p>0.68</text:p>
          </table:table-cell>
          <table:table-cell table:formula="of:=IF(OR([.B7]=&quot;---&quot;;[.E7]=&quot;---&quot;);&quot;---&quot;;1-([.B7]/([.E7]+[.B7])))" office:value-type="float" office:value="0.566672284655078" calcext:value-type="float">
            <text:p>0.57</text:p>
          </table:table-cell>
          <table:table-cell table:formula="of:=IF(OR([.B7]=&quot;---&quot;;[.E7]=&quot;---&quot;);&quot;---&quot;;1-([.E7]/([.E7]+[.B7])))" office:value-type="float" office:value="0.433327715344922" calcext:value-type="float">
            <text:p>0.43</text:p>
          </table:table-cell>
          <table:table-cell table:formula="of:=IF(OR([.C7]=&quot;---&quot;;[.D7]=&quot;---&quot;);&quot;---&quot;;1-([.C7]/([.D7]+[.C7])))" office:value-type="float" office:value="0.123031586740171" calcext:value-type="float">
            <text:p>0.12</text:p>
          </table:table-cell>
          <table:table-cell table:formula="of:=IF(OR([.C7]=&quot;---&quot;;[.D7]=&quot;---&quot;);&quot;---&quot;;1-([.D7]/([.D7]+[.C7])))" office:value-type="float" office:value="0.876968413259829" calcext:value-type="float">
            <text:p>0.88</text:p>
          </table:table-cell>
          <table:table-cell table:formula="of:=IF(OR([.C7]=&quot;---&quot;;[.E7]=&quot;---&quot;);&quot;---&quot;;1-([.C7]/([.E7]+[.C7])))" office:value-type="float" office:value="0.278525427295426" calcext:value-type="float">
            <text:p>0.28</text:p>
          </table:table-cell>
          <table:table-cell table:formula="of:=IF(OR([.C7]=&quot;---&quot;;[.E7]=&quot;---&quot;);&quot;---&quot;;1-([.E7]/([.E7]+[.C7])))" office:value-type="float" office:value="0.721474572704573" calcext:value-type="float">
            <text:p>0.72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FPGA" calcext:value-type="string">
            <text:p>FPGA</text:p>
          </table:table-cell>
          <table:table-cell table:formula="of:=IF(OR([.C7]=&quot;---&quot;;[.D7]=&quot;---&quot;);&quot;---&quot;;IF([.C7]&lt;[.D7]; &quot;FPGA&quot;; &quot;GPU&quot;))" office:value-type="string" office:string-value="GPU" calcext:value-type="string">
            <text:p>GPU</text:p>
          </table:table-cell>
          <table:table-cell table:formula="of:=IF(OR([.C7]=&quot;---&quot;;[.E7]=&quot;---&quot;);&quot;---&quot;;IF([.C7]&lt;[.E7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2</text:p>
          </table:table-cell>
          <table:table-cell table:formula="of:=IF([$sv.V8]=&quot;---&quot;;&quot;---&quot;;[$sv.V8]*[.$V12])" office:value-type="float" office:value="479157.5" calcext:value-type="float">
            <text:p>479157.50</text:p>
          </table:table-cell>
          <table:table-cell table:formula="of:=IF([$a10.V8]=&quot;---&quot;;&quot;---&quot;;[$a10.V8]*[.$V13])" office:value-type="float" office:value="1676854.5" calcext:value-type="float">
            <text:p>1676854.50</text:p>
          </table:table-cell>
          <table:table-cell table:formula="of:=IF([$quadro.V8]=&quot;---&quot;;&quot;---&quot;;[$quadro.V8]*[.$V14])" office:value-type="float" office:value="241067.7" calcext:value-type="float">
            <text:p>241067.70</text:p>
          </table:table-cell>
          <table:table-cell table:formula="of:=IF([$gtx.V8]=&quot;---&quot;;&quot;---&quot;;[$gtx.V8]*[.$V15])" office:value-type="float" office:value="643384.5" calcext:value-type="float">
            <text:p>643384.50</text:p>
          </table:table-cell>
          <table:table-cell table:formula="of:=IF(OR([.B8]=&quot;---&quot;;[.D8]=&quot;---&quot;);&quot;---&quot;;1-([.B8]/([.D8]+[.B8])))" office:value-type="float" office:value="0.334711559662172" calcext:value-type="float">
            <text:p>0.33</text:p>
          </table:table-cell>
          <table:table-cell table:formula="of:=IF(OR([.B8]=&quot;---&quot;;[.D8]=&quot;---&quot;);&quot;---&quot;;1-([.D8]/([.D8]+[.B8])))" office:value-type="float" office:value="0.665288440337828" calcext:value-type="float">
            <text:p>0.67</text:p>
          </table:table-cell>
          <table:table-cell table:formula="of:=IF(OR([.B8]=&quot;---&quot;;[.E8]=&quot;---&quot;);&quot;---&quot;;1-([.B8]/([.E8]+[.B8])))" office:value-type="float" office:value="0.573149601529386" calcext:value-type="float">
            <text:p>0.57</text:p>
          </table:table-cell>
          <table:table-cell table:formula="of:=IF(OR([.B8]=&quot;---&quot;;[.E8]=&quot;---&quot;);&quot;---&quot;;1-([.E8]/([.E8]+[.B8])))" office:value-type="float" office:value="0.426850398470614" calcext:value-type="float">
            <text:p>0.43</text:p>
          </table:table-cell>
          <table:table-cell table:formula="of:=IF(OR([.C8]=&quot;---&quot;;[.D8]=&quot;---&quot;);&quot;---&quot;;1-([.C8]/([.D8]+[.C8])))" office:value-type="float" office:value="0.125692116186986" calcext:value-type="float">
            <text:p>0.13</text:p>
          </table:table-cell>
          <table:table-cell table:formula="of:=IF(OR([.C8]=&quot;---&quot;;[.D8]=&quot;---&quot;);&quot;---&quot;;1-([.D8]/([.D8]+[.C8])))" office:value-type="float" office:value="0.874307883813014" calcext:value-type="float">
            <text:p>0.87</text:p>
          </table:table-cell>
          <table:table-cell table:formula="of:=IF(OR([.C8]=&quot;---&quot;;[.E8]=&quot;---&quot;);&quot;---&quot;;1-([.C8]/([.E8]+[.C8])))" office:value-type="float" office:value="0.277292339280566" calcext:value-type="float">
            <text:p>0.28</text:p>
          </table:table-cell>
          <table:table-cell table:formula="of:=IF(OR([.C8]=&quot;---&quot;;[.E8]=&quot;---&quot;);&quot;---&quot;;1-([.E8]/([.E8]+[.C8])))" office:value-type="float" office:value="0.722707660719435" calcext:value-type="float">
            <text:p>0.72</text:p>
          </table:table-cell>
          <table:table-cell table:formula="of:=IF(OR([.B8]=&quot;---&quot;;[.D8]=&quot;---&quot;);&quot;---&quot;;IF([.B8]&lt;[.D8]; &quot;FPGA&quot;; &quot;GPU&quot;))" office:value-type="string" office:string-value="GPU" calcext:value-type="string">
            <text:p>GPU</text:p>
          </table:table-cell>
          <table:table-cell table:formula="of:=IF(OR([.B8]=&quot;---&quot;;[.E8]=&quot;---&quot;);&quot;---&quot;;IF([.B8]&lt;[.E8]; &quot;FPGA&quot;; &quot;GPU&quot;))" office:value-type="string" office:string-value="FPGA" calcext:value-type="string">
            <text:p>FPGA</text:p>
          </table:table-cell>
          <table:table-cell table:formula="of:=IF(OR([.C8]=&quot;---&quot;;[.D8]=&quot;---&quot;);&quot;---&quot;;IF([.C8]&lt;[.D8]; &quot;FPGA&quot;; &quot;GPU&quot;))" office:value-type="string" office:string-value="GPU" calcext:value-type="string">
            <text:p>GPU</text:p>
          </table:table-cell>
          <table:table-cell table:formula="of:=IF(OR([.C8]=&quot;---&quot;;[.E8]=&quot;---&quot;);&quot;---&quot;;IF([.C8]&lt;[.E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</text:p>
          </table:table-cell>
          <table:table-cell table:formula="of:=IF([$sv.V9]=&quot;---&quot;;&quot;---&quot;;[$sv.V9]*[.$V12])" office:value-type="float" office:value="12867.5" calcext:value-type="float">
            <text:p>12867.50</text:p>
          </table:table-cell>
          <table:table-cell table:formula="of:=IF([$a10.V9]=&quot;---&quot;;&quot;---&quot;;[$a10.V9]*[.$V13])" office:value-type="float" office:value="19011" calcext:value-type="float">
            <text:p>19011.00</text:p>
          </table:table-cell>
          <table:table-cell table:formula="of:=IF([$quadro.V9]=&quot;---&quot;;&quot;---&quot;;[$quadro.V9]*[.$V14])" office:value-type="float" office:value="14489.4" calcext:value-type="float">
            <text:p>14489.40</text:p>
          </table:table-cell>
          <table:table-cell table:formula="of:=IF([$gtx.V9]=&quot;---&quot;;&quot;---&quot;;[$gtx.V9]*[.$V15])" office:value-type="float" office:value="14247.75" calcext:value-type="float">
            <text:p>14247.75</text:p>
          </table:table-cell>
          <table:table-cell table:formula="of:=IF(OR([.B9]=&quot;---&quot;;[.D9]=&quot;---&quot;);&quot;---&quot;;1-([.B9]/([.D9]+[.B9])))" office:value-type="float" office:value="0.52964334409235" calcext:value-type="float">
            <text:p>0.53</text:p>
          </table:table-cell>
          <table:table-cell table:formula="of:=IF(OR([.B9]=&quot;---&quot;;[.D9]=&quot;---&quot;);&quot;---&quot;;1-([.D9]/([.D9]+[.B9])))" office:value-type="float" office:value="0.47035665590765" calcext:value-type="float">
            <text:p>0.47</text:p>
          </table:table-cell>
          <table:table-cell table:formula="of:=IF(OR([.B9]=&quot;---&quot;;[.E9]=&quot;---&quot;);&quot;---&quot;;1-([.B9]/([.E9]+[.B9])))" office:value-type="float" office:value="0.525451544794903" calcext:value-type="float">
            <text:p>0.53</text:p>
          </table:table-cell>
          <table:table-cell table:formula="of:=IF(OR([.B9]=&quot;---&quot;;[.E9]=&quot;---&quot;);&quot;---&quot;;1-([.E9]/([.E9]+[.B9])))" office:value-type="float" office:value="0.474548455205097" calcext:value-type="float">
            <text:p>0.47</text:p>
          </table:table-cell>
          <table:table-cell table:formula="of:=IF(OR([.C9]=&quot;---&quot;;[.D9]=&quot;---&quot;);&quot;---&quot;;1-([.C9]/([.D9]+[.C9])))" office:value-type="float" office:value="0.432514238635957" calcext:value-type="float">
            <text:p>0.43</text:p>
          </table:table-cell>
          <table:table-cell table:formula="of:=IF(OR([.C9]=&quot;---&quot;;[.D9]=&quot;---&quot;);&quot;---&quot;;1-([.D9]/([.D9]+[.C9])))" office:value-type="float" office:value="0.567485761364043" calcext:value-type="float">
            <text:p>0.57</text:p>
          </table:table-cell>
          <table:table-cell table:formula="of:=IF(OR([.C9]=&quot;---&quot;;[.E9]=&quot;---&quot;);&quot;---&quot;;1-([.C9]/([.E9]+[.C9])))" office:value-type="float" office:value="0.428391024918255" calcext:value-type="float">
            <text:p>0.43</text:p>
          </table:table-cell>
          <table:table-cell table:formula="of:=IF(OR([.C9]=&quot;---&quot;;[.E9]=&quot;---&quot;);&quot;---&quot;;1-([.E9]/([.E9]+[.C9])))" office:value-type="float" office:value="0.571608975081745" calcext:value-type="float">
            <text:p>0.57</text:p>
          </table:table-cell>
          <table:table-cell table:formula="of:=IF(OR([.B9]=&quot;---&quot;;[.D9]=&quot;---&quot;);&quot;---&quot;;IF([.B9]&lt;[.D9]; &quot;FPGA&quot;; &quot;GPU&quot;))" office:value-type="string" office:string-value="FPGA" calcext:value-type="string">
            <text:p>FPGA</text:p>
          </table:table-cell>
          <table:table-cell table:formula="of:=IF(OR([.B9]=&quot;---&quot;;[.E9]=&quot;---&quot;);&quot;---&quot;;IF([.B9]&lt;[.E9]; &quot;FPGA&quot;; &quot;GPU&quot;))" office:value-type="string" office:string-value="FPGA" calcext:value-type="string">
            <text:p>FPGA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[$sv.V10]=&quot;---&quot;;&quot;---&quot;;[$sv.V10]*[.$V12])" office:value-type="float" office:value="1641845" calcext:value-type="float">
            <text:p>1641845.00</text:p>
          </table:table-cell>
          <table:table-cell table:formula="of:=IF([$a10.V10]=&quot;---&quot;;&quot;---&quot;;[$a10.V10]*[.$V13])" office:value-type="string" office:string-value="---" calcext:value-type="string">
            <text:p>---</text:p>
          </table:table-cell>
          <table:table-cell table:formula="of:=IF([$quadro.V10]=&quot;---&quot;;&quot;---&quot;;[$quadro.V10]*[.$V14])" office:value-type="float" office:value="129486.2" calcext:value-type="float">
            <text:p>129486.20</text:p>
          </table:table-cell>
          <table:table-cell table:formula="of:=IF([$gtx.V10]=&quot;---&quot;;&quot;---&quot;;[$gtx.V10]*[.$V15])" office:value-type="float" office:value="91731.75" calcext:value-type="float">
            <text:p>91731.75</text:p>
          </table:table-cell>
          <table:table-cell table:formula="of:=IF(OR([.B10]=&quot;---&quot;;[.D10]=&quot;---&quot;);&quot;---&quot;;1-([.B10]/([.D10]+[.B10])))" office:value-type="float" office:value="0.0731010665876601" calcext:value-type="float">
            <text:p>0.07</text:p>
          </table:table-cell>
          <table:table-cell table:formula="of:=IF(OR([.B10]=&quot;---&quot;;[.D10]=&quot;---&quot;);&quot;---&quot;;1-([.D10]/([.D10]+[.B10])))" office:value-type="float" office:value="0.92689893341234" calcext:value-type="float">
            <text:p>0.93</text:p>
          </table:table-cell>
          <table:table-cell table:formula="of:=IF(OR([.B10]=&quot;---&quot;;[.E10]=&quot;---&quot;);&quot;---&quot;;1-([.B10]/([.E10]+[.B10])))" office:value-type="float" office:value="0.0529147325031903" calcext:value-type="float">
            <text:p>0.05</text:p>
          </table:table-cell>
          <table:table-cell table:formula="of:=IF(OR([.B10]=&quot;---&quot;;[.E10]=&quot;---&quot;);&quot;---&quot;;1-([.E10]/([.E10]+[.B10])))" office:value-type="float" office:value="0.94708526749681" calcext:value-type="float">
            <text:p>0.95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[$sv.V11]=&quot;---&quot;;&quot;---&quot;;[$sv.V11]*[.$V12])" office:value-type="float" office:value="19371.25" calcext:value-type="float">
            <text:p>19371.25</text:p>
          </table:table-cell>
          <table:table-cell table:formula="of:=IF([$a10.V11]=&quot;---&quot;;&quot;---&quot;;[$a10.V11]*[.$V13])" office:value-type="float" office:value="13123.5" calcext:value-type="float">
            <text:p>13123.50</text:p>
          </table:table-cell>
          <table:table-cell table:formula="of:=IF([$quadro.V11]=&quot;---&quot;;&quot;---&quot;;[$quadro.V11]*[.$V14])" office:value-type="string" office:string-value="---" calcext:value-type="string">
            <text:p>---</text:p>
          </table:table-cell>
          <table:table-cell table:formula="of:=IF([$gtx.V11]=&quot;---&quot;;&quot;---&quot;;[$gtx.V11]*[.$V15])" office:value-type="string" office:string-value="---" calcext:value-type="string">
            <text:p>---</text:p>
          </table:table-cell>
          <table:table-cell table:formula="of:=IF(OR([.B11]=&quot;---&quot;;[.D11]=&quot;---&quot;);&quot;---&quot;;1-([.B11]/([.D11]+[.B11])))" office:value-type="string" office:string-value="---" calcext:value-type="string">
            <text:p>---</text:p>
          </table:table-cell>
          <table:table-cell table:formula="of:=IF(OR([.B11]=&quot;---&quot;;[.D11]=&quot;---&quot;);&quot;---&quot;;1-([.D11]/([.D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B11]/([.E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E11]/([.E11]+[.B11])))" office:value-type="string" office:string-value="---" calcext:value-type="string">
            <text:p>---</text:p>
          </table:table-cell>
          <table:table-cell table:formula="of:=IF(OR([.C11]=&quot;---&quot;;[.D11]=&quot;---&quot;);&quot;---&quot;;1-([.C11]/([.D11]+[.C11])))" office:value-type="string" office:string-value="---" calcext:value-type="string">
            <text:p>---</text:p>
          </table:table-cell>
          <table:table-cell table:formula="of:=IF(OR([.C11]=&quot;---&quot;;[.D11]=&quot;---&quot;);&quot;---&quot;;1-([.D11]/([.D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C11]/([.E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E11]/([.E11]+[.C11])))" office:value-type="string" office:string-value="---" calcext:value-type="string">
            <text:p>---</text:p>
          </table:table-cell>
          <table:table-cell table:formula="of:=IF(OR([.B11]=&quot;---&quot;;[.D11]=&quot;---&quot;);&quot;---&quot;;IF([.B11]&lt;[.D11]; &quot;FPGA&quot;; &quot;GPU&quot;))" office:value-type="string" office:string-value="---" calcext:value-type="string">
            <text:p>---</text:p>
          </table:table-cell>
          <table:table-cell table:formula="of:=IF(OR([.B11]=&quot;---&quot;;[.E11]=&quot;---&quot;);&quot;---&quot;;IF([.B11]&lt;[.E11]; &quot;FPGA&quot;; &quot;GPU&quot;))" office:value-type="string" office:string-value="---" calcext:value-type="string">
            <text:p>---</text:p>
          </table:table-cell>
          <table:table-cell table:formula="of:=IF(OR([.C11]=&quot;---&quot;;[.D11]=&quot;---&quot;);&quot;---&quot;;IF([.C11]&lt;[.D11]; &quot;FPGA&quot;; &quot;GPU&quot;))" office:value-type="string" office:string-value="---" calcext:value-type="string">
            <text:p>---</text:p>
          </table:table-cell>
          <table:table-cell table:formula="of:=IF(OR([.C11]=&quot;---&quot;;[.E11]=&quot;---&quot;);&quot;---&quot;;IF([.C11]&lt;[.E11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7" office:value-type="string" calcext:value-type="string">
            <text:p>Platform</text:p>
          </table:table-cell>
          <table:table-cell table:style-name="ce7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IF([$sv.V12]=&quot;---&quot;;&quot;---&quot;;[$sv.V12]*[.$V12])" office:value-type="float" office:value="366053.75" calcext:value-type="float">
            <text:p>366053.75</text:p>
          </table:table-cell>
          <table:table-cell table:formula="of:=IF([$a10.V12]=&quot;---&quot;;&quot;---&quot;;[$a10.V12]*[.$V13])" office:value-type="float" office:value="2081785.5" calcext:value-type="float">
            <text:p>2081785.50</text:p>
          </table:table-cell>
          <table:table-cell table:formula="of:=IF([$quadro.V12]=&quot;---&quot;;&quot;---&quot;;[$quadro.V12]*[.$V14])" office:value-type="float" office:value="130492.75" calcext:value-type="float">
            <text:p>130492.75</text:p>
          </table:table-cell>
          <table:table-cell table:formula="of:=IF([$gtx.V12]=&quot;---&quot;;&quot;---&quot;;[$gtx.V12]*[.$V15])" office:value-type="float" office:value="127693.5" calcext:value-type="float">
            <text:p>127693.50</text:p>
          </table:table-cell>
          <table:table-cell table:formula="of:=IF(OR([.B12]=&quot;---&quot;;[.D12]=&quot;---&quot;);&quot;---&quot;;1-([.B12]/([.D12]+[.B12])))" office:value-type="float" office:value="0.262800664187543" calcext:value-type="float">
            <text:p>0.26</text:p>
          </table:table-cell>
          <table:table-cell table:formula="of:=IF(OR([.B12]=&quot;---&quot;;[.D12]=&quot;---&quot;);&quot;---&quot;;1-([.D12]/([.D12]+[.B12])))" office:value-type="float" office:value="0.737199335812457" calcext:value-type="float">
            <text:p>0.74</text:p>
          </table:table-cell>
          <table:table-cell table:formula="of:=IF(OR([.B12]=&quot;---&quot;;[.E12]=&quot;---&quot;);&quot;---&quot;;1-([.B12]/([.E12]+[.B12])))" office:value-type="float" office:value="0.258621187257245" calcext:value-type="float">
            <text:p>0.26</text:p>
          </table:table-cell>
          <table:table-cell table:formula="of:=IF(OR([.B12]=&quot;---&quot;;[.E12]=&quot;---&quot;);&quot;---&quot;;1-([.E12]/([.E12]+[.B12])))" office:value-type="float" office:value="0.741378812742755" calcext:value-type="float">
            <text:p>0.74</text:p>
          </table:table-cell>
          <table:table-cell table:formula="of:=IF(OR([.C12]=&quot;---&quot;;[.D12]=&quot;---&quot;);&quot;---&quot;;1-([.C12]/([.D12]+[.C12])))" office:value-type="float" office:value="0.0589856859099889" calcext:value-type="float">
            <text:p>0.06</text:p>
          </table:table-cell>
          <table:table-cell table:formula="of:=IF(OR([.C12]=&quot;---&quot;;[.D12]=&quot;---&quot;);&quot;---&quot;;1-([.D12]/([.D12]+[.C12])))" office:value-type="float" office:value="0.941014314090011" calcext:value-type="float">
            <text:p>0.94</text:p>
          </table:table-cell>
          <table:table-cell table:formula="of:=IF(OR([.C12]=&quot;---&quot;;[.E12]=&quot;---&quot;);&quot;---&quot;;1-([.C12]/([.E12]+[.C12])))" office:value-type="float" office:value="0.0577934888722634" calcext:value-type="float">
            <text:p>0.06</text:p>
          </table:table-cell>
          <table:table-cell table:formula="of:=IF(OR([.C12]=&quot;---&quot;;[.E12]=&quot;---&quot;);&quot;---&quot;;1-([.E12]/([.E12]+[.C12])))" office:value-type="float" office:value="0.942206511127736" calcext:value-type="float">
            <text:p>0.94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GPU" calcext:value-type="string">
            <text:p>GPU</text:p>
          </table:table-cell>
          <table:table-cell table:formula="of:=IF(OR([.C12]=&quot;---&quot;;[.E12]=&quot;---&quot;);&quot;---&quot;;IF([.C12]&lt;[.E12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s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[$sv.V13]=&quot;---&quot;;&quot;---&quot;;[$sv.V13]*[.$V12])" office:value-type="float" office:value="22781.25" calcext:value-type="float">
            <text:p>22781.25</text:p>
          </table:table-cell>
          <table:table-cell table:formula="of:=IF([$a10.V13]=&quot;---&quot;;&quot;---&quot;;[$a10.V13]*[.$V13])" office:value-type="float" office:value="30916.5" calcext:value-type="float">
            <text:p>30916.50</text:p>
          </table:table-cell>
          <table:table-cell table:formula="of:=IF([$quadro.V13]=&quot;---&quot;;&quot;---&quot;;[$quadro.V13]*[.$V14])" office:value-type="float" office:value="2308.3" calcext:value-type="float">
            <text:p>2308.30</text:p>
          </table:table-cell>
          <table:table-cell table:formula="of:=IF([$gtx.V13]=&quot;---&quot;;&quot;---&quot;;[$gtx.V13]*[.$V15])" office:value-type="float" office:value="8992.5" calcext:value-type="float">
            <text:p>8992.50</text:p>
          </table:table-cell>
          <table:table-cell table:formula="of:=IF(OR([.B13]=&quot;---&quot;;[.D13]=&quot;---&quot;);&quot;---&quot;;1-([.B13]/([.D13]+[.B13])))" office:value-type="float" office:value="0.0920024472340077" calcext:value-type="float">
            <text:p>0.09</text:p>
          </table:table-cell>
          <table:table-cell table:formula="of:=IF(OR([.B13]=&quot;---&quot;;[.D13]=&quot;---&quot;);&quot;---&quot;;1-([.D13]/([.D13]+[.B13])))" office:value-type="float" office:value="0.907997552765992" calcext:value-type="float">
            <text:p>0.91</text:p>
          </table:table-cell>
          <table:table-cell table:formula="of:=IF(OR([.B13]=&quot;---&quot;;[.E13]=&quot;---&quot;);&quot;---&quot;;1-([.B13]/([.E13]+[.B13])))" office:value-type="float" office:value="0.283016641095244" calcext:value-type="float">
            <text:p>0.28</text:p>
          </table:table-cell>
          <table:table-cell table:formula="of:=IF(OR([.B13]=&quot;---&quot;;[.E13]=&quot;---&quot;);&quot;---&quot;;1-([.E13]/([.E13]+[.B13])))" office:value-type="float" office:value="0.716983358904756" calcext:value-type="float">
            <text:p>0.72</text:p>
          </table:table-cell>
          <table:table-cell table:formula="of:=IF(OR([.C13]=&quot;---&quot;;[.D13]=&quot;---&quot;);&quot;---&quot;;1-([.C13]/([.D13]+[.C13])))" office:value-type="float" office:value="0.0694752112879536" calcext:value-type="float">
            <text:p>0.07</text:p>
          </table:table-cell>
          <table:table-cell table:formula="of:=IF(OR([.C13]=&quot;---&quot;;[.D13]=&quot;---&quot;);&quot;---&quot;;1-([.D13]/([.D13]+[.C13])))" office:value-type="float" office:value="0.930524788712046" calcext:value-type="float">
            <text:p>0.93</text:p>
          </table:table-cell>
          <table:table-cell table:formula="of:=IF(OR([.C13]=&quot;---&quot;;[.E13]=&quot;---&quot;);&quot;---&quot;;1-([.C13]/([.E13]+[.C13])))" office:value-type="float" office:value="0.225325114635796" calcext:value-type="float">
            <text:p>0.23</text:p>
          </table:table-cell>
          <table:table-cell table:formula="of:=IF(OR([.C13]=&quot;---&quot;;[.E13]=&quot;---&quot;);&quot;---&quot;;1-([.E13]/([.E13]+[.C13])))" office:value-type="float" office:value="0.774674885364204" calcext:value-type="float">
            <text:p>0.77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GPU" calcext:value-type="string">
            <text:p>GPU</text:p>
          </table:table-cell>
          <table:table-cell table:formula="of:=IF(OR([.C13]=&quot;---&quot;;[.E13]=&quot;---&quot;);&quot;---&quot;;IF([.C13]&lt;[.E13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a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[$sv.V14]=&quot;---&quot;;&quot;---&quot;;[$sv.V14]*[.$V12])" office:value-type="float" office:value="41806.25" calcext:value-type="float">
            <text:p>41806.25</text:p>
          </table:table-cell>
          <table:table-cell table:formula="of:=IF([$a10.V14]=&quot;---&quot;;&quot;---&quot;;[$a10.V14]*[.$V13])" office:value-type="float" office:value="103972.5" calcext:value-type="float">
            <text:p>103972.50</text:p>
          </table:table-cell>
          <table:table-cell table:formula="of:=IF([$quadro.V14]=&quot;---&quot;;&quot;---&quot;;[$quadro.V14]*[.$V14])" office:value-type="float" office:value="4637.1" calcext:value-type="float">
            <text:p>4637.10</text:p>
          </table:table-cell>
          <table:table-cell table:formula="of:=IF([$gtx.V14]=&quot;---&quot;;&quot;---&quot;;[$gtx.V14]*[.$V15])" office:value-type="float" office:value="9735" calcext:value-type="float">
            <text:p>9735.00</text:p>
          </table:table-cell>
          <table:table-cell table:formula="of:=IF(OR([.B14]=&quot;---&quot;;[.D14]=&quot;---&quot;);&quot;---&quot;;1-([.B14]/([.D14]+[.B14])))" office:value-type="float" office:value="0.099844218817118" calcext:value-type="float">
            <text:p>0.10</text:p>
          </table:table-cell>
          <table:table-cell table:formula="of:=IF(OR([.B14]=&quot;---&quot;;[.D14]=&quot;---&quot;);&quot;---&quot;;1-([.D14]/([.D14]+[.B14])))" office:value-type="float" office:value="0.900155781182882" calcext:value-type="float">
            <text:p>0.90</text:p>
          </table:table-cell>
          <table:table-cell table:formula="of:=IF(OR([.B14]=&quot;---&quot;;[.E14]=&quot;---&quot;);&quot;---&quot;;1-([.B14]/([.E14]+[.B14])))" office:value-type="float" office:value="0.188877840564596" calcext:value-type="float">
            <text:p>0.19</text:p>
          </table:table-cell>
          <table:table-cell table:formula="of:=IF(OR([.B14]=&quot;---&quot;;[.E14]=&quot;---&quot;);&quot;---&quot;;1-([.E14]/([.E14]+[.B14])))" office:value-type="float" office:value="0.811122159435404" calcext:value-type="float">
            <text:p>0.81</text:p>
          </table:table-cell>
          <table:table-cell table:formula="of:=IF(OR([.C14]=&quot;---&quot;;[.D14]=&quot;---&quot;);&quot;---&quot;;1-([.C14]/([.D14]+[.C14])))" office:value-type="float" office:value="0.042695120873293" calcext:value-type="float">
            <text:p>0.04</text:p>
          </table:table-cell>
          <table:table-cell table:formula="of:=IF(OR([.C14]=&quot;---&quot;;[.D14]=&quot;---&quot;);&quot;---&quot;;1-([.D14]/([.D14]+[.C14])))" office:value-type="float" office:value="0.957304879126707" calcext:value-type="float">
            <text:p>0.96</text:p>
          </table:table-cell>
          <table:table-cell table:formula="of:=IF(OR([.C14]=&quot;---&quot;;[.E14]=&quot;---&quot;);&quot;---&quot;;1-([.C14]/([.E14]+[.C14])))" office:value-type="float" office:value="0.0856144053822307" calcext:value-type="float">
            <text:p>0.09</text:p>
          </table:table-cell>
          <table:table-cell table:formula="of:=IF(OR([.C14]=&quot;---&quot;;[.E14]=&quot;---&quot;);&quot;---&quot;;1-([.E14]/([.E14]+[.C14])))" office:value-type="float" office:value="0.914385594617769" calcext:value-type="float">
            <text:p>0.91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GPU" calcext:value-type="string">
            <text:p>GPU</text:p>
          </table:table-cell>
          <table:table-cell table:formula="of:=IF(OR([.C14]=&quot;---&quot;;[.E14]=&quot;---&quot;);&quot;---&quot;;IF([.C14]&lt;[.E14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quad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[$sv.V15]=&quot;---&quot;;&quot;---&quot;;[$sv.V15]*[.$V12])" office:value-type="string" office:string-value="---" calcext:value-type="string">
            <text:p>---</text:p>
          </table:table-cell>
          <table:table-cell table:formula="of:=IF([$a10.V15]=&quot;---&quot;;&quot;---&quot;;[$a10.V15]*[.$V13])" office:value-type="float" office:value="53794.5" calcext:value-type="float">
            <text:p>53794.50</text:p>
          </table:table-cell>
          <table:table-cell table:formula="of:=IF([$quadro.V15]=&quot;---&quot;;&quot;---&quot;;[$quadro.V15]*[.$V14])" office:value-type="float" office:value="18562.75" calcext:value-type="float">
            <text:p>18562.75</text:p>
          </table:table-cell>
          <table:table-cell table:formula="of:=IF([$gtx.V15]=&quot;---&quot;;&quot;---&quot;;[$gtx.V15]*[.$V15])" office:value-type="float" office:value="17638.5" calcext:value-type="float">
            <text:p>17638.50</text:p>
          </table:table-cell>
          <table:table-cell table:formula="of:=IF(OR([.B15]=&quot;---&quot;;[.D15]=&quot;---&quot;);&quot;---&quot;;1-([.B15]/([.D15]+[.B15])))" office:value-type="string" office:string-value="---" calcext:value-type="string">
            <text:p>---</text:p>
          </table:table-cell>
          <table:table-cell table:formula="of:=IF(OR([.B15]=&quot;---&quot;;[.D15]=&quot;---&quot;);&quot;---&quot;;1-([.D15]/([.D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B15]/([.E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E15]/([.E15]+[.B15])))" office:value-type="string" office:string-value="---" calcext:value-type="string">
            <text:p>---</text:p>
          </table:table-cell>
          <table:table-cell table:formula="of:=IF(OR([.C15]=&quot;---&quot;;[.D15]=&quot;---&quot;);&quot;---&quot;;1-([.C15]/([.D15]+[.C15])))" office:value-type="float" office:value="0.25654305546438" calcext:value-type="float">
            <text:p>0.26</text:p>
          </table:table-cell>
          <table:table-cell table:formula="of:=IF(OR([.C15]=&quot;---&quot;;[.D15]=&quot;---&quot;);&quot;---&quot;;1-([.D15]/([.D15]+[.C15])))" office:value-type="float" office:value="0.74345694453562" calcext:value-type="float">
            <text:p>0.74</text:p>
          </table:table-cell>
          <table:table-cell table:formula="of:=IF(OR([.C15]=&quot;---&quot;;[.E15]=&quot;---&quot;);&quot;---&quot;;1-([.C15]/([.E15]+[.C15])))" office:value-type="float" office:value="0.246923690731175" calcext:value-type="float">
            <text:p>0.25</text:p>
          </table:table-cell>
          <table:table-cell table:formula="of:=IF(OR([.C15]=&quot;---&quot;;[.E15]=&quot;---&quot;);&quot;---&quot;;1-([.E15]/([.E15]+[.C15])))" office:value-type="float" office:value="0.753076309268825" calcext:value-type="float">
            <text:p>0.75</text:p>
          </table:table-cell>
          <table:table-cell table:formula="of:=IF(OR([.B15]=&quot;---&quot;;[.D15]=&quot;---&quot;);&quot;---&quot;;IF([.B15]&lt;[.D15]; &quot;FPGA&quot;; &quot;GPU&quot;))" office:value-type="string" office:string-value="---" calcext:value-type="string">
            <text:p>---</text:p>
          </table:table-cell>
          <table:table-cell table:formula="of:=IF(OR([.B15]=&quot;---&quot;;[.E15]=&quot;---&quot;);&quot;---&quot;;IF([.B15]&lt;[.E15]; &quot;FPGA&quot;; &quot;GPU&quot;))" office:value-type="string" office:string-value="---" calcext:value-type="string">
            <text:p>---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gtx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7" office:value-type="string" calcext:value-type="string">
            <text:p>Avg. Dist</text:p>
          </table:table-cell>
          <table:table-cell table:style-name="ce16" table:number-columns-repeated="4"/>
          <table:table-cell table:formula="of:=AVERAGE([.F2:.F15])" office:value-type="float" office:value="0.245717885161018" calcext:value-type="float">
            <text:p>0.25</text:p>
          </table:table-cell>
          <table:table-cell table:formula="of:=AVERAGE([.G2:.G15])" office:value-type="float" office:value="0.754282114838982" calcext:value-type="float">
            <text:p>0.75</text:p>
          </table:table-cell>
          <table:table-cell table:formula="of:=AVERAGE([.H2:.H15])" office:value-type="float" office:value="0.335232484172721" calcext:value-type="float">
            <text:p>0.34</text:p>
          </table:table-cell>
          <table:table-cell table:formula="of:=AVERAGE([.I2:.I15])" office:value-type="float" office:value="0.664767515827279" calcext:value-type="float">
            <text:p>0.66</text:p>
          </table:table-cell>
          <table:table-cell table:formula="of:=AVERAGE([.J2:.J15])" office:value-type="float" office:value="0.181082461639649" calcext:value-type="float">
            <text:p>0.18</text:p>
          </table:table-cell>
          <table:table-cell table:formula="of:=AVERAGE([.K2:.K15])" office:value-type="float" office:value="0.818917538360351" calcext:value-type="float">
            <text:p>0.82</text:p>
          </table:table-cell>
          <table:table-cell table:formula="of:=AVERAGE([.L2:.L15])" office:value-type="float" office:value="0.241387253909366" calcext:value-type="float">
            <text:p>0.24</text:p>
          </table:table-cell>
          <table:table-cell table:formula="of:=AVERAGE([.M2:.M15])" office:value-type="float" office:value="0.758612746090634" calcext:value-type="float">
            <text:p>0.76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table:style-name="ce7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15];&quot;FPGA&quot;)" office:value-type="float" office:value="2" calcext:value-type="float">
            <text:p>2</text:p>
          </table:table-cell>
          <table:table-cell table:style-name="ce18" table:formula="of:=COUNTIF([.O2:.O15];&quot;FPGA&quot;)" office:value-type="float" office:value="5" calcext:value-type="float">
            <text:p>5</text:p>
          </table:table-cell>
          <table:table-cell table:style-name="ce18" table:formula="of:=COUNTIF([.P2:.P15];&quot;FPGA&quot;)" office:value-type="float" office:value="1" calcext:value-type="float">
            <text:p>1</text:p>
          </table:table-cell>
          <table:table-cell table:style-name="ce18" table:formula="of:=COUNTIF([.Q2:.Q15];&quot;FPGA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15];&quot;GPU&quot;)" office:value-type="float" office:value="10" calcext:value-type="float">
            <text:p>10</text:p>
          </table:table-cell>
          <table:table-cell table:style-name="ce18" table:formula="of:=COUNTIF([.O2:.O15];&quot;GPU&quot;)" office:value-type="float" office:value="7" calcext:value-type="float">
            <text:p>7</text:p>
          </table:table-cell>
          <table:table-cell table:style-name="ce18" table:formula="of:=COUNTIF([.P2:.P15];&quot;GPU&quot;)" office:value-type="float" office:value="11" calcext:value-type="float">
            <text:p>11</text:p>
          </table:table-cell>
          <table:table-cell table:style-name="ce18" table:formula="of:=COUNTIF([.Q2:.Q15];&quot;GPU&quot;)" office:value-type="float" office:value="11" calcext:value-type="float">
            <text:p>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8:53:35.718600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04:57.971953450</meta:creation-date>
    <dc:date>2018-11-17T18:55:05.922689498</dc:date>
    <meta:editing-duration>PT5H10M20S</meta:editing-duration>
    <meta:editing-cycles>50</meta:editing-cycles>
    <meta:generator>LibreOffice/6.1.0.3$Linux_X86_64 LibreOffice_project/10$Build-3</meta:generator>
    <meta:document-statistic meta:table-count="6" meta:cell-count="1720" meta:object-count="0"/>
  </office:meta>
</office:document-meta>
</file>